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34199" calcext:value-type="float">
            <text:p>0.334199</text:p>
          </table:table-cell>
          <table:table-cell office:value-type="float" office:value="-0.117273" calcext:value-type="float">
            <text:p>-0.117273</text:p>
          </table:table-cell>
          <table:table-cell office:value-type="float" office:value="-0.0862588" calcext:value-type="float">
            <text:p>-0.0862588</text:p>
          </table:table-cell>
          <table:table-cell office:value-type="float" office:value="0.243009" calcext:value-type="float">
            <text:p>0.243009</text:p>
          </table:table-cell>
          <table:table-cell office:value-type="float" office:value="0.258344" calcext:value-type="float">
            <text:p>0.258344</text:p>
          </table:table-cell>
          <table:table-cell office:value-type="float" office:value="-0.333286" calcext:value-type="float">
            <text:p>-0.333286</text:p>
          </table:table-cell>
          <table:table-cell office:value-type="float" office:value="0.529544" calcext:value-type="float">
            <text:p>0.529544</text:p>
          </table:table-cell>
          <table:table-cell office:value-type="float" office:value="0.26416" calcext:value-type="float">
            <text:p>0.26416</text:p>
          </table:table-cell>
          <table:table-cell office:value-type="float" office:value="0.308729" calcext:value-type="float">
            <text:p>0.308729</text:p>
          </table:table-cell>
          <table:table-cell office:value-type="float" office:value="0.402687" calcext:value-type="float">
            <text:p>0.402687</text:p>
          </table:table-cell>
          <table:table-cell office:value-type="float" office:value="0.398104" calcext:value-type="float">
            <text:p>0.398104</text:p>
          </table:table-cell>
          <table:table-cell office:value-type="float" office:value="-0.999926" calcext:value-type="float">
            <text:p>-0.999926</text:p>
          </table:table-cell>
          <table:table-cell office:value-type="float" office:value="0.643474" calcext:value-type="float">
            <text:p>0.643474</text:p>
          </table:table-cell>
          <table:table-cell office:value-type="float" office:value="0.324282" calcext:value-type="float">
            <text:p>0.324282</text:p>
          </table:table-cell>
          <table:table-cell office:value-type="float" office:value="0.570301" calcext:value-type="float">
            <text:p>0.570301</text:p>
          </table:table-cell>
          <table:table-cell office:value-type="float" office:value="-0.280224" calcext:value-type="float">
            <text:p>-0.280224</text:p>
          </table:table-cell>
          <table:table-cell office:value-type="float" office:value="-0.377939" calcext:value-type="float">
            <text:p>-0.377939</text:p>
          </table:table-cell>
          <table:table-cell office:value-type="float" office:value="-0.290644" calcext:value-type="float">
            <text:p>-0.290644</text:p>
          </table:table-cell>
          <table:table-cell office:value-type="float" office:value="0.205116" calcext:value-type="float">
            <text:p>0.205116</text:p>
          </table:table-cell>
          <table:table-cell office:value-type="float" office:value="0.0643812" calcext:value-type="float">
            <text:p>0.0643812</text:p>
          </table:table-cell>
          <table:table-cell office:value-type="float" office:value="-0.364108" calcext:value-type="float">
            <text:p>-0.364108</text:p>
          </table:table-cell>
          <table:table-cell office:value-type="float" office:value="-0.644009" calcext:value-type="float">
            <text:p>-0.644009</text:p>
          </table:table-cell>
          <table:table-cell office:value-type="float" office:value="0.201665" calcext:value-type="float">
            <text:p>0.201665</text:p>
          </table:table-cell>
          <table:table-cell office:value-type="float" office:value="-0.477087" calcext:value-type="float">
            <text:p>-0.477087</text:p>
          </table:table-cell>
          <table:table-cell office:value-type="float" office:value="-0.0835885" calcext:value-type="float">
            <text:p>-0.0835885</text:p>
          </table:table-cell>
          <table:table-cell office:value-type="float" office:value="0.29738" calcext:value-type="float">
            <text:p>0.29738</text:p>
          </table:table-cell>
          <table:table-cell office:value-type="float" office:value="0.253787" calcext:value-type="float">
            <text:p>0.253787</text:p>
          </table:table-cell>
          <table:table-cell office:value-type="float" office:value="0.392655" calcext:value-type="float">
            <text:p>0.392655</text:p>
          </table:table-cell>
          <table:table-cell office:value-type="float" office:value="-0.442277" calcext:value-type="float">
            <text:p>-0.442277</text:p>
          </table:table-cell>
          <table:table-cell office:value-type="float" office:value="-0.512879" calcext:value-type="float">
            <text:p>-0.512879</text:p>
          </table:table-cell>
          <table:table-cell office:value-type="float" office:value="0.0834302" calcext:value-type="float">
            <text:p>0.0834302</text:p>
          </table:table-cell>
          <table:table-cell office:value-type="float" office:value="-0.00543368" calcext:value-type="float">
            <text:p>-0.00543368</text:p>
          </table:table-cell>
          <table:table-cell office:value-type="float" office:value="0.136788" calcext:value-type="float">
            <text:p>0.136788</text:p>
          </table:table-cell>
          <table:table-cell office:value-type="float" office:value="0.15431" calcext:value-type="float">
            <text:p>0.15431</text:p>
          </table:table-cell>
          <table:table-cell office:value-type="float" office:value="-0.156442" calcext:value-type="float">
            <text:p>-0.156442</text:p>
          </table:table-cell>
          <table:table-cell office:value-type="float" office:value="-0.358074" calcext:value-type="float">
            <text:p>-0.358074</text:p>
          </table:table-cell>
          <table:table-cell office:value-type="float" office:value="-0.513229" calcext:value-type="float">
            <text:p>-0.513229</text:p>
          </table:table-cell>
          <table:table-cell office:value-type="float" office:value="-0.3891" calcext:value-type="float">
            <text:p>-0.3891</text:p>
          </table:table-cell>
          <table:table-cell office:value-type="float" office:value="0.313052" calcext:value-type="float">
            <text:p>0.313052</text:p>
          </table:table-cell>
          <table:table-cell office:value-type="float" office:value="-0.522892" calcext:value-type="float">
            <text:p>-0.522892</text:p>
          </table:table-cell>
          <table:table-cell office:value-type="float" office:value="-0.200806" calcext:value-type="float">
            <text:p>-0.200806</text:p>
          </table:table-cell>
        </table:table-row>
        <table:table-row table:style-name="ro1">
          <table:table-cell office:value-type="float" office:value="0.334199" calcext:value-type="float">
            <text:p>0.334199</text:p>
          </table:table-cell>
          <table:table-cell office:value-type="float" office:value="1" calcext:value-type="float">
            <text:p>1</text:p>
          </table:table-cell>
          <table:table-cell office:value-type="float" office:value="0.432603" calcext:value-type="float">
            <text:p>0.432603</text:p>
          </table:table-cell>
          <table:table-cell office:value-type="float" office:value="-0.568872" calcext:value-type="float">
            <text:p>-0.568872</text:p>
          </table:table-cell>
          <table:table-cell office:value-type="float" office:value="0.536876" calcext:value-type="float">
            <text:p>0.536876</text:p>
          </table:table-cell>
          <table:table-cell office:value-type="float" office:value="0.663857" calcext:value-type="float">
            <text:p>0.663857</text:p>
          </table:table-cell>
          <table:table-cell office:value-type="float" office:value="-0.655796" calcext:value-type="float">
            <text:p>-0.655796</text:p>
          </table:table-cell>
          <table:table-cell office:value-type="float" office:value="-0.0656981" calcext:value-type="float">
            <text:p>-0.0656981</text:p>
          </table:table-cell>
          <table:table-cell office:value-type="float" office:value="0.0150439" calcext:value-type="float">
            <text:p>0.0150439</text:p>
          </table:table-cell>
          <table:table-cell office:value-type="float" office:value="0.176068" calcext:value-type="float">
            <text:p>0.176068</text:p>
          </table:table-cell>
          <table:table-cell office:value-type="float" office:value="-0.147323" calcext:value-type="float">
            <text:p>-0.147323</text:p>
          </table:table-cell>
          <table:table-cell office:value-type="float" office:value="0.280946" calcext:value-type="float">
            <text:p>0.280946</text:p>
          </table:table-cell>
          <table:table-cell office:value-type="float" office:value="-0.337152" calcext:value-type="float">
            <text:p>-0.337152</text:p>
          </table:table-cell>
          <table:table-cell office:value-type="float" office:value="0.510637" calcext:value-type="float">
            <text:p>0.510637</text:p>
          </table:table-cell>
          <table:table-cell office:value-type="float" office:value="-0.506161" calcext:value-type="float">
            <text:p>-0.506161</text:p>
          </table:table-cell>
          <table:table-cell office:value-type="float" office:value="0.401358" calcext:value-type="float">
            <text:p>0.401358</text:p>
          </table:table-cell>
          <table:table-cell office:value-type="float" office:value="0.239372" calcext:value-type="float">
            <text:p>0.239372</text:p>
          </table:table-cell>
          <table:table-cell office:value-type="float" office:value="-0.559492" calcext:value-type="float">
            <text:p>-0.559492</text:p>
          </table:table-cell>
          <table:table-cell office:value-type="float" office:value="0.0586815" calcext:value-type="float">
            <text:p>0.0586815</text:p>
          </table:table-cell>
          <table:table-cell office:value-type="float" office:value="0.522709" calcext:value-type="float">
            <text:p>0.522709</text:p>
          </table:table-cell>
          <table:table-cell office:value-type="float" office:value="0.203955" calcext:value-type="float">
            <text:p>0.203955</text:p>
          </table:table-cell>
          <table:table-cell office:value-type="float" office:value="0.126196" calcext:value-type="float">
            <text:p>0.126196</text:p>
          </table:table-cell>
          <table:table-cell office:value-type="float" office:value="-0.29429" calcext:value-type="float">
            <text:p>-0.29429</text:p>
          </table:table-cell>
          <table:table-cell office:value-type="float" office:value="0.0579917" calcext:value-type="float">
            <text:p>0.0579917</text:p>
          </table:table-cell>
          <table:table-cell office:value-type="float" office:value="0.148684" calcext:value-type="float">
            <text:p>0.148684</text:p>
          </table:table-cell>
          <table:table-cell office:value-type="float" office:value="-0.256833" calcext:value-type="float">
            <text:p>-0.256833</text:p>
          </table:table-cell>
          <table:table-cell office:value-type="float" office:value="-0.0734155" calcext:value-type="float">
            <text:p>-0.0734155</text:p>
          </table:table-cell>
          <table:table-cell office:value-type="float" office:value="0.081152" calcext:value-type="float">
            <text:p>0.081152</text:p>
          </table:table-cell>
          <table:table-cell office:value-type="float" office:value="0.460444" calcext:value-type="float">
            <text:p>0.460444</text:p>
          </table:table-cell>
          <table:table-cell office:value-type="float" office:value="-0.445316" calcext:value-type="float">
            <text:p>-0.445316</text:p>
          </table:table-cell>
          <table:table-cell office:value-type="float" office:value="0.290978" calcext:value-type="float">
            <text:p>0.290978</text:p>
          </table:table-cell>
          <table:table-cell office:value-type="float" office:value="-0.00199276" calcext:value-type="float">
            <text:p>-0.00199276</text:p>
          </table:table-cell>
          <table:table-cell office:value-type="float" office:value="-0.5672" calcext:value-type="float">
            <text:p>-0.5672</text:p>
          </table:table-cell>
          <table:table-cell office:value-type="float" office:value="-0.575915" calcext:value-type="float">
            <text:p>-0.575915</text:p>
          </table:table-cell>
          <table:table-cell office:value-type="float" office:value="-0.558024" calcext:value-type="float">
            <text:p>-0.558024</text:p>
          </table:table-cell>
          <table:table-cell office:value-type="float" office:value="-0.75753" calcext:value-type="float">
            <text:p>-0.75753</text:p>
          </table:table-cell>
          <table:table-cell office:value-type="float" office:value="0.00724081" calcext:value-type="float">
            <text:p>0.00724081</text:p>
          </table:table-cell>
          <table:table-cell office:value-type="float" office:value="-0.221133" calcext:value-type="float">
            <text:p>-0.221133</text:p>
          </table:table-cell>
          <table:table-cell office:value-type="float" office:value="0.225503" calcext:value-type="float">
            <text:p>0.225503</text:p>
          </table:table-cell>
          <table:table-cell office:value-type="float" office:value="-0.29419" calcext:value-type="float">
            <text:p>-0.29419</text:p>
          </table:table-cell>
          <table:table-cell office:value-type="float" office:value="-0.409756" calcext:value-type="float">
            <text:p>-0.409756</text:p>
          </table:table-cell>
          <table:table-cell office:value-type="float" office:value="0.543736" calcext:value-type="float">
            <text:p>0.543736</text:p>
          </table:table-cell>
        </table:table-row>
        <table:table-row table:style-name="ro1">
          <table:table-cell office:value-type="float" office:value="-0.117273" calcext:value-type="float">
            <text:p>-0.117273</text:p>
          </table:table-cell>
          <table:table-cell office:value-type="float" office:value="0.432603" calcext:value-type="float">
            <text:p>0.432603</text:p>
          </table:table-cell>
          <table:table-cell office:value-type="float" office:value="1" calcext:value-type="float">
            <text:p>1</text:p>
          </table:table-cell>
          <table:table-cell office:value-type="float" office:value="-0.543265" calcext:value-type="float">
            <text:p>-0.543265</text:p>
          </table:table-cell>
          <table:table-cell office:value-type="float" office:value="0.256857" calcext:value-type="float">
            <text:p>0.256857</text:p>
          </table:table-cell>
          <table:table-cell office:value-type="float" office:value="-0.00330287" calcext:value-type="float">
            <text:p>-0.00330287</text:p>
          </table:table-cell>
          <table:table-cell office:value-type="float" office:value="-0.485376" calcext:value-type="float">
            <text:p>-0.485376</text:p>
          </table:table-cell>
          <table:table-cell office:value-type="float" office:value="-0.17714" calcext:value-type="float">
            <text:p>-0.17714</text:p>
          </table:table-cell>
          <table:table-cell office:value-type="float" office:value="0.482871" calcext:value-type="float">
            <text:p>0.482871</text:p>
          </table:table-cell>
          <table:table-cell office:value-type="float" office:value="-0.123593" calcext:value-type="float">
            <text:p>-0.123593</text:p>
          </table:table-cell>
          <table:table-cell office:value-type="float" office:value="-0.356624" calcext:value-type="float">
            <text:p>-0.356624</text:p>
          </table:table-cell>
          <table:table-cell office:value-type="float" office:value="0.605127" calcext:value-type="float">
            <text:p>0.605127</text:p>
          </table:table-cell>
          <table:table-cell office:value-type="float" office:value="0.120694" calcext:value-type="float">
            <text:p>0.120694</text:p>
          </table:table-cell>
          <table:table-cell office:value-type="float" office:value="0.529909" calcext:value-type="float">
            <text:p>0.529909</text:p>
          </table:table-cell>
          <table:table-cell office:value-type="float" office:value="-0.908303" calcext:value-type="float">
            <text:p>-0.908303</text:p>
          </table:table-cell>
          <table:table-cell office:value-type="float" office:value="0.425911" calcext:value-type="float">
            <text:p>0.425911</text:p>
          </table:table-cell>
          <table:table-cell office:value-type="float" office:value="-0.122136" calcext:value-type="float">
            <text:p>-0.122136</text:p>
          </table:table-cell>
          <table:table-cell office:value-type="float" office:value="0.124183" calcext:value-type="float">
            <text:p>0.124183</text:p>
          </table:table-cell>
          <table:table-cell office:value-type="float" office:value="0.0600513" calcext:value-type="float">
            <text:p>0.0600513</text:p>
          </table:table-cell>
          <table:table-cell office:value-type="float" office:value="0.724317" calcext:value-type="float">
            <text:p>0.724317</text:p>
          </table:table-cell>
          <table:table-cell office:value-type="float" office:value="-0.00777633" calcext:value-type="float">
            <text:p>-0.00777633</text:p>
          </table:table-cell>
          <table:table-cell office:value-type="float" office:value="-0.194717" calcext:value-type="float">
            <text:p>-0.194717</text:p>
          </table:table-cell>
          <table:table-cell office:value-type="float" office:value="-0.285492" calcext:value-type="float">
            <text:p>-0.285492</text:p>
          </table:table-cell>
          <table:table-cell office:value-type="float" office:value="-0.159388" calcext:value-type="float">
            <text:p>-0.159388</text:p>
          </table:table-cell>
          <table:table-cell office:value-type="float" office:value="-0.29158" calcext:value-type="float">
            <text:p>-0.29158</text:p>
          </table:table-cell>
          <table:table-cell office:value-type="float" office:value="-0.465675" calcext:value-type="float">
            <text:p>-0.465675</text:p>
          </table:table-cell>
          <table:table-cell office:value-type="float" office:value="0.259678" calcext:value-type="float">
            <text:p>0.259678</text:p>
          </table:table-cell>
          <table:table-cell office:value-type="float" office:value="0.111227" calcext:value-type="float">
            <text:p>0.111227</text:p>
          </table:table-cell>
          <table:table-cell office:value-type="float" office:value="0.546125" calcext:value-type="float">
            <text:p>0.546125</text:p>
          </table:table-cell>
          <table:table-cell office:value-type="float" office:value="-0.21037" calcext:value-type="float">
            <text:p>-0.21037</text:p>
          </table:table-cell>
          <table:table-cell office:value-type="float" office:value="0.170671" calcext:value-type="float">
            <text:p>0.170671</text:p>
          </table:table-cell>
          <table:table-cell office:value-type="float" office:value="0.0939544" calcext:value-type="float">
            <text:p>0.0939544</text:p>
          </table:table-cell>
          <table:table-cell office:value-type="float" office:value="-0.792053" calcext:value-type="float">
            <text:p>-0.792053</text:p>
          </table:table-cell>
          <table:table-cell office:value-type="float" office:value="-0.480326" calcext:value-type="float">
            <text:p>-0.480326</text:p>
          </table:table-cell>
          <table:table-cell office:value-type="float" office:value="-0.468619" calcext:value-type="float">
            <text:p>-0.468619</text:p>
          </table:table-cell>
          <table:table-cell office:value-type="float" office:value="-0.328336" calcext:value-type="float">
            <text:p>-0.328336</text:p>
          </table:table-cell>
          <table:table-cell office:value-type="float" office:value="0.319978" calcext:value-type="float">
            <text:p>0.319978</text:p>
          </table:table-cell>
          <table:table-cell office:value-type="float" office:value="-0.312011" calcext:value-type="float">
            <text:p>-0.312011</text:p>
          </table:table-cell>
          <table:table-cell office:value-type="float" office:value="-0.175815" calcext:value-type="float">
            <text:p>-0.175815</text:p>
          </table:table-cell>
          <table:table-cell office:value-type="float" office:value="0.0300744" calcext:value-type="float">
            <text:p>0.0300744</text:p>
          </table:table-cell>
          <table:table-cell office:value-type="float" office:value="-0.411172" calcext:value-type="float">
            <text:p>-0.411172</text:p>
          </table:table-cell>
          <table:table-cell office:value-type="float" office:value="0.434428" calcext:value-type="float">
            <text:p>0.434428</text:p>
          </table:table-cell>
        </table:table-row>
        <table:table-row table:style-name="ro1">
          <table:table-cell office:value-type="float" office:value="-0.0862588" calcext:value-type="float">
            <text:p>-0.0862588</text:p>
          </table:table-cell>
          <table:table-cell office:value-type="float" office:value="-0.568872" calcext:value-type="float">
            <text:p>-0.568872</text:p>
          </table:table-cell>
          <table:table-cell office:value-type="float" office:value="-0.543265" calcext:value-type="float">
            <text:p>-0.543265</text:p>
          </table:table-cell>
          <table:table-cell office:value-type="float" office:value="1" calcext:value-type="float">
            <text:p>1</text:p>
          </table:table-cell>
          <table:table-cell office:value-type="float" office:value="-0.610135" calcext:value-type="float">
            <text:p>-0.610135</text:p>
          </table:table-cell>
          <table:table-cell office:value-type="float" office:value="-0.358801" calcext:value-type="float">
            <text:p>-0.358801</text:p>
          </table:table-cell>
          <table:table-cell office:value-type="float" office:value="0.148674" calcext:value-type="float">
            <text:p>0.148674</text:p>
          </table:table-cell>
          <table:table-cell office:value-type="float" office:value="0.093422" calcext:value-type="float">
            <text:p>0.093422</text:p>
          </table:table-cell>
          <table:table-cell office:value-type="float" office:value="-0.0658307" calcext:value-type="float">
            <text:p>-0.0658307</text:p>
          </table:table-cell>
          <table:table-cell office:value-type="float" office:value="-0.26172" calcext:value-type="float">
            <text:p>-0.26172</text:p>
          </table:table-cell>
          <table:table-cell office:value-type="float" office:value="0.250707" calcext:value-type="float">
            <text:p>0.250707</text:p>
          </table:table-cell>
          <table:table-cell office:value-type="float" office:value="-0.215337" calcext:value-type="float">
            <text:p>-0.215337</text:p>
          </table:table-cell>
          <table:table-cell office:value-type="float" office:value="0.0858596" calcext:value-type="float">
            <text:p>0.0858596</text:p>
          </table:table-cell>
          <table:table-cell office:value-type="float" office:value="-0.431133" calcext:value-type="float">
            <text:p>-0.431133</text:p>
          </table:table-cell>
          <table:table-cell office:value-type="float" office:value="0.588985" calcext:value-type="float">
            <text:p>0.588985</text:p>
          </table:table-cell>
          <table:table-cell office:value-type="float" office:value="-0.545241" calcext:value-type="float">
            <text:p>-0.545241</text:p>
          </table:table-cell>
          <table:table-cell office:value-type="float" office:value="-0.258609" calcext:value-type="float">
            <text:p>-0.258609</text:p>
          </table:table-cell>
          <table:table-cell office:value-type="float" office:value="0.234545" calcext:value-type="float">
            <text:p>0.234545</text:p>
          </table:table-cell>
          <table:table-cell office:value-type="float" office:value="0.334527" calcext:value-type="float">
            <text:p>0.334527</text:p>
          </table:table-cell>
          <table:table-cell office:value-type="float" office:value="-0.502392" calcext:value-type="float">
            <text:p>-0.502392</text:p>
          </table:table-cell>
          <table:table-cell office:value-type="float" office:value="0.0359799" calcext:value-type="float">
            <text:p>0.0359799</text:p>
          </table:table-cell>
          <table:table-cell office:value-type="float" office:value="-0.102132" calcext:value-type="float">
            <text:p>-0.102132</text:p>
          </table:table-cell>
          <table:table-cell office:value-type="float" office:value="0.305674" calcext:value-type="float">
            <text:p>0.305674</text:p>
          </table:table-cell>
          <table:table-cell office:value-type="float" office:value="0.170229" calcext:value-type="float">
            <text:p>0.170229</text:p>
          </table:table-cell>
          <table:table-cell office:value-type="float" office:value="-0.0698701" calcext:value-type="float">
            <text:p>-0.0698701</text:p>
          </table:table-cell>
          <table:table-cell office:value-type="float" office:value="0.0271696" calcext:value-type="float">
            <text:p>0.0271696</text:p>
          </table:table-cell>
          <table:table-cell office:value-type="float" office:value="0.203124" calcext:value-type="float">
            <text:p>0.203124</text:p>
          </table:table-cell>
          <table:table-cell office:value-type="float" office:value="0.172338" calcext:value-type="float">
            <text:p>0.172338</text:p>
          </table:table-cell>
          <table:table-cell office:value-type="float" office:value="-0.287012" calcext:value-type="float">
            <text:p>-0.287012</text:p>
          </table:table-cell>
          <table:table-cell office:value-type="float" office:value="0.471557" calcext:value-type="float">
            <text:p>0.471557</text:p>
          </table:table-cell>
          <table:table-cell office:value-type="float" office:value="-0.181515" calcext:value-type="float">
            <text:p>-0.181515</text:p>
          </table:table-cell>
          <table:table-cell office:value-type="float" office:value="-0.0644873" calcext:value-type="float">
            <text:p>-0.0644873</text:p>
          </table:table-cell>
          <table:table-cell office:value-type="float" office:value="0.555797" calcext:value-type="float">
            <text:p>0.555797</text:p>
          </table:table-cell>
          <table:table-cell office:value-type="float" office:value="0.395997" calcext:value-type="float">
            <text:p>0.395997</text:p>
          </table:table-cell>
          <table:table-cell office:value-type="float" office:value="0.357928" calcext:value-type="float">
            <text:p>0.357928</text:p>
          </table:table-cell>
          <table:table-cell office:value-type="float" office:value="0.432808" calcext:value-type="float">
            <text:p>0.432808</text:p>
          </table:table-cell>
          <table:table-cell office:value-type="float" office:value="-0.437819" calcext:value-type="float">
            <text:p>-0.437819</text:p>
          </table:table-cell>
          <table:table-cell office:value-type="float" office:value="-0.056977" calcext:value-type="float">
            <text:p>-0.056977</text:p>
          </table:table-cell>
          <table:table-cell office:value-type="float" office:value="-0.242483" calcext:value-type="float">
            <text:p>-0.242483</text:p>
          </table:table-cell>
          <table:table-cell office:value-type="float" office:value="0.370207" calcext:value-type="float">
            <text:p>0.370207</text:p>
          </table:table-cell>
          <table:table-cell office:value-type="float" office:value="0.331035" calcext:value-type="float">
            <text:p>0.331035</text:p>
          </table:table-cell>
          <table:table-cell office:value-type="float" office:value="-0.499915" calcext:value-type="float">
            <text:p>-0.499915</text:p>
          </table:table-cell>
        </table:table-row>
        <table:table-row table:style-name="ro1">
          <table:table-cell office:value-type="float" office:value="0.243009" calcext:value-type="float">
            <text:p>0.243009</text:p>
          </table:table-cell>
          <table:table-cell office:value-type="float" office:value="0.536876" calcext:value-type="float">
            <text:p>0.536876</text:p>
          </table:table-cell>
          <table:table-cell office:value-type="float" office:value="0.256857" calcext:value-type="float">
            <text:p>0.256857</text:p>
          </table:table-cell>
          <table:table-cell office:value-type="float" office:value="-0.610135" calcext:value-type="float">
            <text:p>-0.610135</text:p>
          </table:table-cell>
          <table:table-cell office:value-type="float" office:value="1" calcext:value-type="float">
            <text:p>1</text:p>
          </table:table-cell>
          <table:table-cell office:value-type="float" office:value="0.328665" calcext:value-type="float">
            <text:p>0.328665</text:p>
          </table:table-cell>
          <table:table-cell office:value-type="float" office:value="-0.332645" calcext:value-type="float">
            <text:p>-0.332645</text:p>
          </table:table-cell>
          <table:table-cell office:value-type="float" office:value="0.0865343" calcext:value-type="float">
            <text:p>0.0865343</text:p>
          </table:table-cell>
          <table:table-cell office:value-type="float" office:value="0.118146" calcext:value-type="float">
            <text:p>0.118146</text:p>
          </table:table-cell>
          <table:table-cell office:value-type="float" office:value="0.485335" calcext:value-type="float">
            <text:p>0.485335</text:p>
          </table:table-cell>
          <table:table-cell office:value-type="float" office:value="-0.145767" calcext:value-type="float">
            <text:p>-0.145767</text:p>
          </table:table-cell>
          <table:table-cell office:value-type="float" office:value="0.125155" calcext:value-type="float">
            <text:p>0.125155</text:p>
          </table:table-cell>
          <table:table-cell office:value-type="float" office:value="-0.240991" calcext:value-type="float">
            <text:p>-0.240991</text:p>
          </table:table-cell>
          <table:table-cell office:value-type="float" office:value="0.486553" calcext:value-type="float">
            <text:p>0.486553</text:p>
          </table:table-cell>
          <table:table-cell office:value-type="float" office:value="-0.311559" calcext:value-type="float">
            <text:p>-0.311559</text:p>
          </table:table-cell>
          <table:table-cell office:value-type="float" office:value="0.523112" calcext:value-type="float">
            <text:p>0.523112</text:p>
          </table:table-cell>
          <table:table-cell office:value-type="float" office:value="0.0307211" calcext:value-type="float">
            <text:p>0.0307211</text:p>
          </table:table-cell>
          <table:table-cell office:value-type="float" office:value="-0.210058" calcext:value-type="float">
            <text:p>-0.210058</text:p>
          </table:table-cell>
          <table:table-cell office:value-type="float" office:value="-0.369167" calcext:value-type="float">
            <text:p>-0.369167</text:p>
          </table:table-cell>
          <table:table-cell office:value-type="float" office:value="0.527488" calcext:value-type="float">
            <text:p>0.527488</text:p>
          </table:table-cell>
          <table:table-cell office:value-type="float" office:value="-0.131338" calcext:value-type="float">
            <text:p>-0.131338</text:p>
          </table:table-cell>
          <table:table-cell office:value-type="float" office:value="-0.216985" calcext:value-type="float">
            <text:p>-0.216985</text:p>
          </table:table-cell>
          <table:table-cell office:value-type="float" office:value="-0.393305" calcext:value-type="float">
            <text:p>-0.393305</text:p>
          </table:table-cell>
          <table:table-cell office:value-type="float" office:value="-0.309754" calcext:value-type="float">
            <text:p>-0.309754</text:p>
          </table:table-cell>
          <table:table-cell office:value-type="float" office:value="0.0999439" calcext:value-type="float">
            <text:p>0.0999439</text:p>
          </table:table-cell>
          <table:table-cell office:value-type="float" office:value="-0.384068" calcext:value-type="float">
            <text:p>-0.384068</text:p>
          </table:table-cell>
          <table:table-cell office:value-type="float" office:value="-0.164938" calcext:value-type="float">
            <text:p>-0.164938</text:p>
          </table:table-cell>
          <table:table-cell office:value-type="float" office:value="-0.279293" calcext:value-type="float">
            <text:p>-0.279293</text:p>
          </table:table-cell>
          <table:table-cell office:value-type="float" office:value="0.372103" calcext:value-type="float">
            <text:p>0.372103</text:p>
          </table:table-cell>
          <table:table-cell office:value-type="float" office:value="-0.453791" calcext:value-type="float">
            <text:p>-0.453791</text:p>
          </table:table-cell>
          <table:table-cell office:value-type="float" office:value="0.198845" calcext:value-type="float">
            <text:p>0.198845</text:p>
          </table:table-cell>
          <table:table-cell office:value-type="float" office:value="0.148235" calcext:value-type="float">
            <text:p>0.148235</text:p>
          </table:table-cell>
          <table:table-cell office:value-type="float" office:value="-0.502359" calcext:value-type="float">
            <text:p>-0.502359</text:p>
          </table:table-cell>
          <table:table-cell office:value-type="float" office:value="-0.105472" calcext:value-type="float">
            <text:p>-0.105472</text:p>
          </table:table-cell>
          <table:table-cell office:value-type="float" office:value="-0.072671" calcext:value-type="float">
            <text:p>-0.072671</text:p>
          </table:table-cell>
          <table:table-cell office:value-type="float" office:value="-0.396098" calcext:value-type="float">
            <text:p>-0.396098</text:p>
          </table:table-cell>
          <table:table-cell office:value-type="float" office:value="-0.0544024" calcext:value-type="float">
            <text:p>-0.0544024</text:p>
          </table:table-cell>
          <table:table-cell office:value-type="float" office:value="0.0577426" calcext:value-type="float">
            <text:p>0.0577426</text:p>
          </table:table-cell>
          <table:table-cell office:value-type="float" office:value="0.390267" calcext:value-type="float">
            <text:p>0.390267</text:p>
          </table:table-cell>
          <table:table-cell office:value-type="float" office:value="-0.180204" calcext:value-type="float">
            <text:p>-0.180204</text:p>
          </table:table-cell>
          <table:table-cell office:value-type="float" office:value="-0.502853" calcext:value-type="float">
            <text:p>-0.502853</text:p>
          </table:table-cell>
          <table:table-cell office:value-type="float" office:value="0.50635" calcext:value-type="float">
            <text:p>0.50635</text:p>
          </table:table-cell>
        </table:table-row>
        <table:table-row table:style-name="ro1">
          <table:table-cell office:value-type="float" office:value="0.258344" calcext:value-type="float">
            <text:p>0.258344</text:p>
          </table:table-cell>
          <table:table-cell office:value-type="float" office:value="0.663857" calcext:value-type="float">
            <text:p>0.663857</text:p>
          </table:table-cell>
          <table:table-cell office:value-type="float" office:value="-0.00330287" calcext:value-type="float">
            <text:p>-0.00330287</text:p>
          </table:table-cell>
          <table:table-cell office:value-type="float" office:value="-0.358801" calcext:value-type="float">
            <text:p>-0.358801</text:p>
          </table:table-cell>
          <table:table-cell office:value-type="float" office:value="0.328665" calcext:value-type="float">
            <text:p>0.328665</text:p>
          </table:table-cell>
          <table:table-cell office:value-type="float" office:value="1" calcext:value-type="float">
            <text:p>1</text:p>
          </table:table-cell>
          <table:table-cell office:value-type="float" office:value="-0.395829" calcext:value-type="float">
            <text:p>-0.395829</text:p>
          </table:table-cell>
          <table:table-cell office:value-type="float" office:value="-0.221667" calcext:value-type="float">
            <text:p>-0.221667</text:p>
          </table:table-cell>
          <table:table-cell office:value-type="float" office:value="-0.53746" calcext:value-type="float">
            <text:p>-0.53746</text:p>
          </table:table-cell>
          <table:table-cell office:value-type="float" office:value="0.064608" calcext:value-type="float">
            <text:p>0.064608</text:p>
          </table:table-cell>
          <table:table-cell office:value-type="float" office:value="-0.0670038" calcext:value-type="float">
            <text:p>-0.0670038</text:p>
          </table:table-cell>
          <table:table-cell office:value-type="float" office:value="-0.127505" calcext:value-type="float">
            <text:p>-0.127505</text:p>
          </table:table-cell>
          <table:table-cell office:value-type="float" office:value="-0.262114" calcext:value-type="float">
            <text:p>-0.262114</text:p>
          </table:table-cell>
          <table:table-cell office:value-type="float" office:value="0.102129" calcext:value-type="float">
            <text:p>0.102129</text:p>
          </table:table-cell>
          <table:table-cell office:value-type="float" office:value="-0.125194" calcext:value-type="float">
            <text:p>-0.125194</text:p>
          </table:table-cell>
          <table:table-cell office:value-type="float" office:value="0.0822037" calcext:value-type="float">
            <text:p>0.0822037</text:p>
          </table:table-cell>
          <table:table-cell office:value-type="float" office:value="0.361312" calcext:value-type="float">
            <text:p>0.361312</text:p>
          </table:table-cell>
          <table:table-cell office:value-type="float" office:value="-0.961548" calcext:value-type="float">
            <text:p>-0.961548</text:p>
          </table:table-cell>
          <table:table-cell office:value-type="float" office:value="0.0332531" calcext:value-type="float">
            <text:p>0.0332531</text:p>
          </table:table-cell>
          <table:table-cell office:value-type="float" office:value="0.0333223" calcext:value-type="float">
            <text:p>0.0333223</text:p>
          </table:table-cell>
          <table:table-cell office:value-type="float" office:value="0.179427" calcext:value-type="float">
            <text:p>0.179427</text:p>
          </table:table-cell>
          <table:table-cell office:value-type="float" office:value="0.407355" calcext:value-type="float">
            <text:p>0.407355</text:p>
          </table:table-cell>
          <table:table-cell office:value-type="float" office:value="-0.00593125" calcext:value-type="float">
            <text:p>-0.00593125</text:p>
          </table:table-cell>
          <table:table-cell office:value-type="float" office:value="0.159169" calcext:value-type="float">
            <text:p>0.159169</text:p>
          </table:table-cell>
          <table:table-cell office:value-type="float" office:value="0.317223" calcext:value-type="float">
            <text:p>0.317223</text:p>
          </table:table-cell>
          <table:table-cell office:value-type="float" office:value="0.153037" calcext:value-type="float">
            <text:p>0.153037</text:p>
          </table:table-cell>
          <table:table-cell office:value-type="float" office:value="-0.152186" calcext:value-type="float">
            <text:p>-0.152186</text:p>
          </table:table-cell>
          <table:table-cell office:value-type="float" office:value="0.0514794" calcext:value-type="float">
            <text:p>0.0514794</text:p>
          </table:table-cell>
          <table:table-cell office:value-type="float" office:value="0.276553" calcext:value-type="float">
            <text:p>0.276553</text:p>
          </table:table-cell>
          <table:table-cell office:value-type="float" office:value="-0.239484" calcext:value-type="float">
            <text:p>-0.239484</text:p>
          </table:table-cell>
          <table:table-cell office:value-type="float" office:value="0.439153" calcext:value-type="float">
            <text:p>0.439153</text:p>
          </table:table-cell>
          <table:table-cell office:value-type="float" office:value="-0.199881" calcext:value-type="float">
            <text:p>-0.199881</text:p>
          </table:table-cell>
          <table:table-cell office:value-type="float" office:value="-0.0817878" calcext:value-type="float">
            <text:p>-0.0817878</text:p>
          </table:table-cell>
          <table:table-cell office:value-type="float" office:value="-0.371431" calcext:value-type="float">
            <text:p>-0.371431</text:p>
          </table:table-cell>
          <table:table-cell office:value-type="float" office:value="-0.360094" calcext:value-type="float">
            <text:p>-0.360094</text:p>
          </table:table-cell>
          <table:table-cell office:value-type="float" office:value="-0.466475" calcext:value-type="float">
            <text:p>-0.466475</text:p>
          </table:table-cell>
          <table:table-cell office:value-type="float" office:value="0.0165375" calcext:value-type="float">
            <text:p>0.0165375</text:p>
          </table:table-cell>
          <table:table-cell office:value-type="float" office:value="-0.117404" calcext:value-type="float">
            <text:p>-0.117404</text:p>
          </table:table-cell>
          <table:table-cell office:value-type="float" office:value="0.304939" calcext:value-type="float">
            <text:p>0.304939</text:p>
          </table:table-cell>
          <table:table-cell office:value-type="float" office:value="-0.46903" calcext:value-type="float">
            <text:p>-0.46903</text:p>
          </table:table-cell>
          <table:table-cell office:value-type="float" office:value="0.0561676" calcext:value-type="float">
            <text:p>0.0561676</text:p>
          </table:table-cell>
          <table:table-cell office:value-type="float" office:value="0.15991" calcext:value-type="float">
            <text:p>0.15991</text:p>
          </table:table-cell>
        </table:table-row>
        <table:table-row table:style-name="ro1">
          <table:table-cell office:value-type="float" office:value="-0.333286" calcext:value-type="float">
            <text:p>-0.333286</text:p>
          </table:table-cell>
          <table:table-cell office:value-type="float" office:value="-0.655796" calcext:value-type="float">
            <text:p>-0.655796</text:p>
          </table:table-cell>
          <table:table-cell office:value-type="float" office:value="-0.485376" calcext:value-type="float">
            <text:p>-0.485376</text:p>
          </table:table-cell>
          <table:table-cell office:value-type="float" office:value="0.148674" calcext:value-type="float">
            <text:p>0.148674</text:p>
          </table:table-cell>
          <table:table-cell office:value-type="float" office:value="-0.332645" calcext:value-type="float">
            <text:p>-0.332645</text:p>
          </table:table-cell>
          <table:table-cell office:value-type="float" office:value="-0.395829" calcext:value-type="float">
            <text:p>-0.395829</text:p>
          </table:table-cell>
          <table:table-cell office:value-type="float" office:value="1" calcext:value-type="float">
            <text:p>1</text:p>
          </table:table-cell>
          <table:table-cell office:value-type="float" office:value="0.0364333" calcext:value-type="float">
            <text:p>0.0364333</text:p>
          </table:table-cell>
          <table:table-cell office:value-type="float" office:value="-0.281968" calcext:value-type="float">
            <text:p>-0.281968</text:p>
          </table:table-cell>
          <table:table-cell office:value-type="float" office:value="0.0309233" calcext:value-type="float">
            <text:p>0.0309233</text:p>
          </table:table-cell>
          <table:table-cell office:value-type="float" office:value="0.133645" calcext:value-type="float">
            <text:p>0.133645</text:p>
          </table:table-cell>
          <table:table-cell office:value-type="float" office:value="-0.451376" calcext:value-type="float">
            <text:p>-0.451376</text:p>
          </table:table-cell>
          <table:table-cell office:value-type="float" office:value="0.332003" calcext:value-type="float">
            <text:p>0.332003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406349" calcext:value-type="float">
            <text:p>0.406349</text:p>
          </table:table-cell>
          <table:table-cell office:value-type="float" office:value="-0.289361" calcext:value-type="float">
            <text:p>-0.289361</text:p>
          </table:table-cell>
          <table:table-cell office:value-type="float" office:value="0.0757781" calcext:value-type="float">
            <text:p>0.0757781</text:p>
          </table:table-cell>
          <table:table-cell office:value-type="float" office:value="0.344598" calcext:value-type="float">
            <text:p>0.344598</text:p>
          </table:table-cell>
          <table:table-cell office:value-type="float" office:value="-0.253498" calcext:value-type="float">
            <text:p>-0.253498</text:p>
          </table:table-cell>
          <table:table-cell office:value-type="float" office:value="-0.568616" calcext:value-type="float">
            <text:p>-0.568616</text:p>
          </table:table-cell>
          <table:table-cell office:value-type="float" office:value="-0.200568" calcext:value-type="float">
            <text:p>-0.200568</text:p>
          </table:table-cell>
          <table:table-cell office:value-type="float" office:value="0.229413" calcext:value-type="float">
            <text:p>0.229413</text:p>
          </table:table-cell>
          <table:table-cell office:value-type="float" office:value="0.264106" calcext:value-type="float">
            <text:p>0.264106</text:p>
          </table:table-cell>
          <table:table-cell office:value-type="float" office:value="-0.0453748" calcext:value-type="float">
            <text:p>-0.0453748</text:p>
          </table:table-cell>
          <table:table-cell office:value-type="float" office:value="0.211986" calcext:value-type="float">
            <text:p>0.211986</text:p>
          </table:table-cell>
          <table:table-cell office:value-type="float" office:value="0.534033" calcext:value-type="float">
            <text:p>0.534033</text:p>
          </table:table-cell>
          <table:table-cell office:value-type="float" office:value="-0.3778" calcext:value-type="float">
            <text:p>-0.3778</text:p>
          </table:table-cell>
          <table:table-cell office:value-type="float" office:value="-0.250371" calcext:value-type="float">
            <text:p>-0.250371</text:p>
          </table:table-cell>
          <table:table-cell office:value-type="float" office:value="-0.649357" calcext:value-type="float">
            <text:p>-0.649357</text:p>
          </table:table-cell>
          <table:table-cell office:value-type="float" office:value="0.229344" calcext:value-type="float">
            <text:p>0.229344</text:p>
          </table:table-cell>
          <table:table-cell office:value-type="float" office:value="-0.177952" calcext:value-type="float">
            <text:p>-0.177952</text:p>
          </table:table-cell>
          <table:table-cell office:value-type="float" office:value="-0.0647196" calcext:value-type="float">
            <text:p>-0.0647196</text:p>
          </table:table-cell>
          <table:table-cell office:value-type="float" office:value="0.532409" calcext:value-type="float">
            <text:p>0.532409</text:p>
          </table:table-cell>
          <table:table-cell office:value-type="float" office:value="0.316526" calcext:value-type="float">
            <text:p>0.316526</text:p>
          </table:table-cell>
          <table:table-cell office:value-type="float" office:value="0.323369" calcext:value-type="float">
            <text:p>0.323369</text:p>
          </table:table-cell>
          <table:table-cell office:value-type="float" office:value="0.411572" calcext:value-type="float">
            <text:p>0.411572</text:p>
          </table:table-cell>
          <table:table-cell office:value-type="float" office:value="0.315833" calcext:value-type="float">
            <text:p>0.315833</text:p>
          </table:table-cell>
          <table:table-cell office:value-type="float" office:value="0.421832" calcext:value-type="float">
            <text:p>0.421832</text:p>
          </table:table-cell>
          <table:table-cell office:value-type="float" office:value="0.0751465" calcext:value-type="float">
            <text:p>0.0751465</text:p>
          </table:table-cell>
          <table:table-cell office:value-type="float" office:value="-0.127397" calcext:value-type="float">
            <text:p>-0.127397</text:p>
          </table:table-cell>
          <table:table-cell office:value-type="float" office:value="0.541578" calcext:value-type="float">
            <text:p>0.541578</text:p>
          </table:table-cell>
          <table:table-cell office:value-type="float" office:value="-0.347107" calcext:value-type="float">
            <text:p>-0.347107</text:p>
          </table:table-cell>
        </table:table-row>
        <table:table-row table:style-name="ro1">
          <table:table-cell office:value-type="float" office:value="0.529544" calcext:value-type="float">
            <text:p>0.529544</text:p>
          </table:table-cell>
          <table:table-cell office:value-type="float" office:value="-0.0656981" calcext:value-type="float">
            <text:p>-0.0656981</text:p>
          </table:table-cell>
          <table:table-cell office:value-type="float" office:value="-0.17714" calcext:value-type="float">
            <text:p>-0.17714</text:p>
          </table:table-cell>
          <table:table-cell office:value-type="float" office:value="0.093422" calcext:value-type="float">
            <text:p>0.093422</text:p>
          </table:table-cell>
          <table:table-cell office:value-type="float" office:value="0.0865343" calcext:value-type="float">
            <text:p>0.0865343</text:p>
          </table:table-cell>
          <table:table-cell office:value-type="float" office:value="-0.221667" calcext:value-type="float">
            <text:p>-0.221667</text:p>
          </table:table-cell>
          <table:table-cell office:value-type="float" office:value="0.0364333" calcext:value-type="float">
            <text:p>0.0364333</text:p>
          </table:table-cell>
          <table:table-cell office:value-type="float" office:value="1" calcext:value-type="float">
            <text:p>1</text:p>
          </table:table-cell>
          <table:table-cell office:value-type="float" office:value="0.469868" calcext:value-type="float">
            <text:p>0.469868</text:p>
          </table:table-cell>
          <table:table-cell office:value-type="float" office:value="0.492142" calcext:value-type="float">
            <text:p>0.492142</text:p>
          </table:table-cell>
          <table:table-cell office:value-type="float" office:value="0.828893" calcext:value-type="float">
            <text:p>0.828893</text:p>
          </table:table-cell>
          <table:table-cell office:value-type="float" office:value="-0.0902405" calcext:value-type="float">
            <text:p>-0.0902405</text:p>
          </table:table-cell>
          <table:table-cell office:value-type="float" office:value="-0.530062" calcext:value-type="float">
            <text:p>-0.530062</text:p>
          </table:table-cell>
          <table:table-cell office:value-type="float" office:value="0.436931" calcext:value-type="float">
            <text:p>0.436931</text:p>
          </table:table-cell>
          <table:table-cell office:value-type="float" office:value="0.356783" calcext:value-type="float">
            <text:p>0.356783</text:p>
          </table:table-cell>
          <table:table-cell office:value-type="float" office:value="0.3857" calcext:value-type="float">
            <text:p>0.3857</text:p>
          </table:table-cell>
          <table:table-cell office:value-type="float" office:value="-0.250313" calcext:value-type="float">
            <text:p>-0.250313</text:p>
          </table:table-cell>
          <table:table-cell office:value-type="float" office:value="0.149304" calcext:value-type="float">
            <text:p>0.149304</text:p>
          </table:table-cell>
          <table:table-cell office:value-type="float" office:value="-0.320169" calcext:value-type="float">
            <text:p>-0.320169</text:p>
          </table:table-cell>
          <table:table-cell office:value-type="float" office:value="-0.00727658" calcext:value-type="float">
            <text:p>-0.00727658</text:p>
          </table:table-cell>
          <table:table-cell office:value-type="float" office:value="0.271572" calcext:value-type="float">
            <text:p>0.271572</text:p>
          </table:table-cell>
          <table:table-cell office:value-type="float" office:value="-0.458075" calcext:value-type="float">
            <text:p>-0.458075</text:p>
          </table:table-cell>
          <table:table-cell office:value-type="float" office:value="-0.49498" calcext:value-type="float">
            <text:p>-0.49498</text:p>
          </table:table-cell>
          <table:table-cell office:value-type="float" office:value="0.00749818" calcext:value-type="float">
            <text:p>0.00749818</text:p>
          </table:table-cell>
          <table:table-cell office:value-type="float" office:value="-0.400449" calcext:value-type="float">
            <text:p>-0.400449</text:p>
          </table:table-cell>
          <table:table-cell office:value-type="float" office:value="-0.154738" calcext:value-type="float">
            <text:p>-0.154738</text:p>
          </table:table-cell>
          <table:table-cell office:value-type="float" office:value="-0.021389" calcext:value-type="float">
            <text:p>-0.021389</text:p>
          </table:table-cell>
          <table:table-cell office:value-type="float" office:value="0.0199473" calcext:value-type="float">
            <text:p>0.0199473</text:p>
          </table:table-cell>
          <table:table-cell office:value-type="float" office:value="-0.188379" calcext:value-type="float">
            <text:p>-0.188379</text:p>
          </table:table-cell>
          <table:table-cell office:value-type="float" office:value="-0.312912" calcext:value-type="float">
            <text:p>-0.312912</text:p>
          </table:table-cell>
          <table:table-cell office:value-type="float" office:value="-0.795654" calcext:value-type="float">
            <text:p>-0.795654</text:p>
          </table:table-cell>
          <table:table-cell office:value-type="float" office:value="0.527253" calcext:value-type="float">
            <text:p>0.527253</text:p>
          </table:table-cell>
          <table:table-cell office:value-type="float" office:value="0.222623" calcext:value-type="float">
            <text:p>0.222623</text:p>
          </table:table-cell>
          <table:table-cell office:value-type="float" office:value="0.614952" calcext:value-type="float">
            <text:p>0.614952</text:p>
          </table:table-cell>
          <table:table-cell office:value-type="float" office:value="0.622293" calcext:value-type="float">
            <text:p>0.622293</text:p>
          </table:table-cell>
          <table:table-cell office:value-type="float" office:value="-0.165841" calcext:value-type="float">
            <text:p>-0.165841</text:p>
          </table:table-cell>
          <table:table-cell office:value-type="float" office:value="-0.589844" calcext:value-type="float">
            <text:p>-0.589844</text:p>
          </table:table-cell>
          <table:table-cell office:value-type="float" office:value="-0.393887" calcext:value-type="float">
            <text:p>-0.393887</text:p>
          </table:table-cell>
          <table:table-cell office:value-type="float" office:value="-0.154842" calcext:value-type="float">
            <text:p>-0.154842</text:p>
          </table:table-cell>
          <table:table-cell office:value-type="float" office:value="0.0275502" calcext:value-type="float">
            <text:p>0.0275502</text:p>
          </table:table-cell>
          <table:table-cell office:value-type="float" office:value="-0.427079" calcext:value-type="float">
            <text:p>-0.427079</text:p>
          </table:table-cell>
          <table:table-cell office:value-type="float" office:value="-0.107561" calcext:value-type="float">
            <text:p>-0.107561</text:p>
          </table:table-cell>
        </table:table-row>
        <table:table-row table:style-name="ro1">
          <table:table-cell office:value-type="float" office:value="0.26416" calcext:value-type="float">
            <text:p>0.26416</text:p>
          </table:table-cell>
          <table:table-cell office:value-type="float" office:value="0.0150439" calcext:value-type="float">
            <text:p>0.0150439</text:p>
          </table:table-cell>
          <table:table-cell office:value-type="float" office:value="0.482871" calcext:value-type="float">
            <text:p>0.482871</text:p>
          </table:table-cell>
          <table:table-cell office:value-type="float" office:value="-0.0658307" calcext:value-type="float">
            <text:p>-0.0658307</text:p>
          </table:table-cell>
          <table:table-cell office:value-type="float" office:value="0.118146" calcext:value-type="float">
            <text:p>0.118146</text:p>
          </table:table-cell>
          <table:table-cell office:value-type="float" office:value="-0.53746" calcext:value-type="float">
            <text:p>-0.53746</text:p>
          </table:table-cell>
          <table:table-cell office:value-type="float" office:value="-0.281968" calcext:value-type="float">
            <text:p>-0.281968</text:p>
          </table:table-cell>
          <table:table-cell office:value-type="float" office:value="0.469868" calcext:value-type="float">
            <text:p>0.469868</text:p>
          </table:table-cell>
          <table:table-cell office:value-type="float" office:value="1" calcext:value-type="float">
            <text:p>1</text:p>
          </table:table-cell>
          <table:table-cell office:value-type="float" office:value="0.306586" calcext:value-type="float">
            <text:p>0.306586</text:p>
          </table:table-cell>
          <table:table-cell office:value-type="float" office:value="0.0308234" calcext:value-type="float">
            <text:p>0.0308234</text:p>
          </table:table-cell>
          <table:table-cell office:value-type="float" office:value="0.576619" calcext:value-type="float">
            <text:p>0.576619</text:p>
          </table:table-cell>
          <table:table-cell office:value-type="float" office:value="-0.257316" calcext:value-type="float">
            <text:p>-0.257316</text:p>
          </table:table-cell>
          <table:table-cell office:value-type="float" office:value="0.599396" calcext:value-type="float">
            <text:p>0.599396</text:p>
          </table:table-cell>
          <table:table-cell office:value-type="float" office:value="-0.262668" calcext:value-type="float">
            <text:p>-0.262668</text:p>
          </table:table-cell>
          <table:table-cell office:value-type="float" office:value="0.598037" calcext:value-type="float">
            <text:p>0.598037</text:p>
          </table:table-cell>
          <table:table-cell office:value-type="float" office:value="-0.369076" calcext:value-type="float">
            <text:p>-0.369076</text:p>
          </table:table-cell>
          <table:table-cell office:value-type="float" office:value="0.554023" calcext:value-type="float">
            <text:p>0.554023</text:p>
          </table:table-cell>
          <table:table-cell office:value-type="float" office:value="-0.240765" calcext:value-type="float">
            <text:p>-0.240765</text:p>
          </table:table-cell>
          <table:table-cell office:value-type="float" office:value="0.656297" calcext:value-type="float">
            <text:p>0.656297</text:p>
          </table:table-cell>
          <table:table-cell office:value-type="float" office:value="0.00722242" calcext:value-type="float">
            <text:p>0.00722242</text:p>
          </table:table-cell>
          <table:table-cell office:value-type="float" office:value="-0.823498" calcext:value-type="float">
            <text:p>-0.823498</text:p>
          </table:table-cell>
          <table:table-cell office:value-type="float" office:value="-0.622983" calcext:value-type="float">
            <text:p>-0.622983</text:p>
          </table:table-cell>
          <table:table-cell office:value-type="float" office:value="-0.352299" calcext:value-type="float">
            <text:p>-0.352299</text:p>
          </table:table-cell>
          <table:table-cell office:value-type="float" office:value="-0.561287" calcext:value-type="float">
            <text:p>-0.561287</text:p>
          </table:table-cell>
          <table:table-cell office:value-type="float" office:value="-0.614717" calcext:value-type="float">
            <text:p>-0.614717</text:p>
          </table:table-cell>
          <table:table-cell office:value-type="float" office:value="0.355616" calcext:value-type="float">
            <text:p>0.355616</text:p>
          </table:table-cell>
          <table:table-cell office:value-type="float" office:value="-0.0407314" calcext:value-type="float">
            <text:p>-0.0407314</text:p>
          </table:table-cell>
          <table:table-cell office:value-type="float" office:value="0.377329" calcext:value-type="float">
            <text:p>0.377329</text:p>
          </table:table-cell>
          <table:table-cell office:value-type="float" office:value="-0.357226" calcext:value-type="float">
            <text:p>-0.357226</text:p>
          </table:table-cell>
          <table:table-cell office:value-type="float" office:value="-0.516817" calcext:value-type="float">
            <text:p>-0.516817</text:p>
          </table:table-cell>
          <table:table-cell office:value-type="float" office:value="0.5587" calcext:value-type="float">
            <text:p>0.5587</text:p>
          </table:table-cell>
          <table:table-cell office:value-type="float" office:value="-0.494318" calcext:value-type="float">
            <text:p>-0.494318</text:p>
          </table:table-cell>
          <table:table-cell office:value-type="float" office:value="0.272407" calcext:value-type="float">
            <text:p>0.272407</text:p>
          </table:table-cell>
          <table:table-cell office:value-type="float" office:value="0.27993" calcext:value-type="float">
            <text:p>0.27993</text:p>
          </table:table-cell>
          <table:table-cell office:value-type="float" office:value="0.0721647" calcext:value-type="float">
            <text:p>0.0721647</text:p>
          </table:table-cell>
          <table:table-cell office:value-type="float" office:value="-0.273391" calcext:value-type="float">
            <text:p>-0.273391</text:p>
          </table:table-cell>
          <table:table-cell office:value-type="float" office:value="-0.30749" calcext:value-type="float">
            <text:p>-0.30749</text:p>
          </table:table-cell>
          <table:table-cell office:value-type="float" office:value="-0.354385" calcext:value-type="float">
            <text:p>-0.354385</text:p>
          </table:table-cell>
          <table:table-cell office:value-type="float" office:value="0.419276" calcext:value-type="float">
            <text:p>0.419276</text:p>
          </table:table-cell>
          <table:table-cell office:value-type="float" office:value="-0.779788" calcext:value-type="float">
            <text:p>-0.779788</text:p>
          </table:table-cell>
          <table:table-cell office:value-type="float" office:value="0.159388" calcext:value-type="float">
            <text:p>0.159388</text:p>
          </table:table-cell>
        </table:table-row>
        <table:table-row table:style-name="ro1">
          <table:table-cell office:value-type="float" office:value="0.308729" calcext:value-type="float">
            <text:p>0.308729</text:p>
          </table:table-cell>
          <table:table-cell office:value-type="float" office:value="0.176068" calcext:value-type="float">
            <text:p>0.176068</text:p>
          </table:table-cell>
          <table:table-cell office:value-type="float" office:value="-0.123593" calcext:value-type="float">
            <text:p>-0.123593</text:p>
          </table:table-cell>
          <table:table-cell office:value-type="float" office:value="-0.26172" calcext:value-type="float">
            <text:p>-0.26172</text:p>
          </table:table-cell>
          <table:table-cell office:value-type="float" office:value="0.485335" calcext:value-type="float">
            <text:p>0.485335</text:p>
          </table:table-cell>
          <table:table-cell office:value-type="float" office:value="0.064608" calcext:value-type="float">
            <text:p>0.064608</text:p>
          </table:table-cell>
          <table:table-cell office:value-type="float" office:value="0.0309233" calcext:value-type="float">
            <text:p>0.0309233</text:p>
          </table:table-cell>
          <table:table-cell office:value-type="float" office:value="0.492142" calcext:value-type="float">
            <text:p>0.492142</text:p>
          </table:table-cell>
          <table:table-cell office:value-type="float" office:value="0.306586" calcext:value-type="float">
            <text:p>0.306586</text:p>
          </table:table-cell>
          <table:table-cell office:value-type="float" office:value="1" calcext:value-type="float">
            <text:p>1</text:p>
          </table:table-cell>
          <table:table-cell office:value-type="float" office:value="0.0416689" calcext:value-type="float">
            <text:p>0.0416689</text:p>
          </table:table-cell>
          <table:table-cell office:value-type="float" office:value="0.00365546" calcext:value-type="float">
            <text:p>0.00365546</text:p>
          </table:table-cell>
          <table:table-cell office:value-type="float" office:value="-0.305738" calcext:value-type="float">
            <text:p>-0.305738</text:p>
          </table:table-cell>
          <table:table-cell office:value-type="float" office:value="0.459388" calcext:value-type="float">
            <text:p>0.459388</text:p>
          </table:table-cell>
          <table:table-cell office:value-type="float" office:value="0.0889047" calcext:value-type="float">
            <text:p>0.0889047</text:p>
          </table:table-cell>
          <table:table-cell office:value-type="float" office:value="0.619565" calcext:value-type="float">
            <text:p>0.619565</text:p>
          </table:table-cell>
          <table:table-cell office:value-type="float" office:value="0.137115" calcext:value-type="float">
            <text:p>0.137115</text:p>
          </table:table-cell>
          <table:table-cell office:value-type="float" office:value="-0.0630974" calcext:value-type="float">
            <text:p>-0.0630974</text:p>
          </table:table-cell>
          <table:table-cell office:value-type="float" office:value="-0.75443" calcext:value-type="float">
            <text:p>-0.75443</text:p>
          </table:table-cell>
          <table:table-cell office:value-type="float" office:value="0.248939" calcext:value-type="float">
            <text:p>0.248939</text:p>
          </table:table-cell>
          <table:table-cell office:value-type="float" office:value="-0.0662268" calcext:value-type="float">
            <text:p>-0.0662268</text:p>
          </table:table-cell>
          <table:table-cell office:value-type="float" office:value="-0.355906" calcext:value-type="float">
            <text:p>-0.355906</text:p>
          </table:table-cell>
          <table:table-cell office:value-type="float" office:value="-0.637516" calcext:value-type="float">
            <text:p>-0.637516</text:p>
          </table:table-cell>
          <table:table-cell office:value-type="float" office:value="-0.47435" calcext:value-type="float">
            <text:p>-0.47435</text:p>
          </table:table-cell>
          <table:table-cell office:value-type="float" office:value="0.0817046" calcext:value-type="float">
            <text:p>0.0817046</text:p>
          </table:table-cell>
          <table:table-cell office:value-type="float" office:value="-0.150937" calcext:value-type="float">
            <text:p>-0.150937</text:p>
          </table:table-cell>
          <table:table-cell office:value-type="float" office:value="-0.432484" calcext:value-type="float">
            <text:p>-0.432484</text:p>
          </table:table-cell>
          <table:table-cell office:value-type="float" office:value="-0.540732" calcext:value-type="float">
            <text:p>-0.540732</text:p>
          </table:table-cell>
          <table:table-cell office:value-type="float" office:value="0.0393497" calcext:value-type="float">
            <text:p>0.0393497</text:p>
          </table:table-cell>
          <table:table-cell office:value-type="float" office:value="-0.677632" calcext:value-type="float">
            <text:p>-0.677632</text:p>
          </table:table-cell>
          <table:table-cell office:value-type="float" office:value="-0.274809" calcext:value-type="float">
            <text:p>-0.274809</text:p>
          </table:table-cell>
          <table:table-cell office:value-type="float" office:value="0.727976" calcext:value-type="float">
            <text:p>0.727976</text:p>
          </table:table-cell>
          <table:table-cell office:value-type="float" office:value="-0.079769" calcext:value-type="float">
            <text:p>-0.079769</text:p>
          </table:table-cell>
          <table:table-cell office:value-type="float" office:value="0.509603" calcext:value-type="float">
            <text:p>0.509603</text:p>
          </table:table-cell>
          <table:table-cell office:value-type="float" office:value="0.545917" calcext:value-type="float">
            <text:p>0.545917</text:p>
          </table:table-cell>
          <table:table-cell office:value-type="float" office:value="0.0059674" calcext:value-type="float">
            <text:p>0.0059674</text:p>
          </table:table-cell>
          <table:table-cell office:value-type="float" office:value="-0.310992" calcext:value-type="float">
            <text:p>-0.310992</text:p>
          </table:table-cell>
          <table:table-cell office:value-type="float" office:value="0.117715" calcext:value-type="float">
            <text:p>0.117715</text:p>
          </table:table-cell>
          <table:table-cell office:value-type="float" office:value="0.310992" calcext:value-type="float">
            <text:p>0.310992</text:p>
          </table:table-cell>
          <table:table-cell office:value-type="float" office:value="-0.342795" calcext:value-type="float">
            <text:p>-0.342795</text:p>
          </table:table-cell>
          <table:table-cell office:value-type="float" office:value="-0.509599" calcext:value-type="float">
            <text:p>-0.509599</text:p>
          </table:table-cell>
          <table:table-cell office:value-type="float" office:value="0.0895209" calcext:value-type="float">
            <text:p>0.0895209</text:p>
          </table:table-cell>
        </table:table-row>
        <table:table-row table:style-name="ro1">
          <table:table-cell office:value-type="float" office:value="0.402687" calcext:value-type="float">
            <text:p>0.402687</text:p>
          </table:table-cell>
          <table:table-cell office:value-type="float" office:value="-0.147323" calcext:value-type="float">
            <text:p>-0.147323</text:p>
          </table:table-cell>
          <table:table-cell office:value-type="float" office:value="-0.356624" calcext:value-type="float">
            <text:p>-0.356624</text:p>
          </table:table-cell>
          <table:table-cell office:value-type="float" office:value="0.250707" calcext:value-type="float">
            <text:p>0.250707</text:p>
          </table:table-cell>
          <table:table-cell office:value-type="float" office:value="-0.145767" calcext:value-type="float">
            <text:p>-0.145767</text:p>
          </table:table-cell>
          <table:table-cell office:value-type="float" office:value="-0.0670038" calcext:value-type="float">
            <text:p>-0.0670038</text:p>
          </table:table-cell>
          <table:table-cell office:value-type="float" office:value="0.133645" calcext:value-type="float">
            <text:p>0.133645</text:p>
          </table:table-cell>
          <table:table-cell office:value-type="float" office:value="0.828893" calcext:value-type="float">
            <text:p>0.828893</text:p>
          </table:table-cell>
          <table:table-cell office:value-type="float" office:value="0.0308234" calcext:value-type="float">
            <text:p>0.0308234</text:p>
          </table:table-cell>
          <table:table-cell office:value-type="float" office:value="0.0416689" calcext:value-type="float">
            <text:p>0.0416689</text:p>
          </table:table-cell>
          <table:table-cell office:value-type="float" office:value="1" calcext:value-type="float">
            <text:p>1</text:p>
          </table:table-cell>
          <table:table-cell office:value-type="float" office:value="-0.364354" calcext:value-type="float">
            <text:p>-0.364354</text:p>
          </table:table-cell>
          <table:table-cell office:value-type="float" office:value="-0.407577" calcext:value-type="float">
            <text:p>-0.407577</text:p>
          </table:table-cell>
          <table:table-cell office:value-type="float" office:value="0.0872885" calcext:value-type="float">
            <text:p>0.0872885</text:p>
          </table:table-cell>
          <table:table-cell office:value-type="float" office:value="0.497431" calcext:value-type="float">
            <text:p>0.497431</text:p>
          </table:table-cell>
          <table:table-cell office:value-type="float" office:value="-0.0479451" calcext:value-type="float">
            <text:p>-0.0479451</text:p>
          </table:table-cell>
          <table:table-cell office:value-type="float" office:value="-0.203596" calcext:value-type="float">
            <text:p>-0.203596</text:p>
          </table:table-cell>
          <table:table-cell office:value-type="float" office:value="-0.02388" calcext:value-type="float">
            <text:p>-0.02388</text:p>
          </table:table-cell>
          <table:table-cell office:value-type="float" office:value="0.0452793" calcext:value-type="float">
            <text:p>0.0452793</text:p>
          </table:table-cell>
          <table:table-cell office:value-type="float" office:value="-0.382184" calcext:value-type="float">
            <text:p>-0.382184</text:p>
          </table:table-cell>
          <table:table-cell office:value-type="float" office:value="0.378879" calcext:value-type="float">
            <text:p>0.378879</text:p>
          </table:table-cell>
          <table:table-cell office:value-type="float" office:value="-0.0676397" calcext:value-type="float">
            <text:p>-0.0676397</text:p>
          </table:table-cell>
          <table:table-cell office:value-type="float" office:value="-0.0657365" calcext:value-type="float">
            <text:p>-0.0657365</text:p>
          </table:table-cell>
          <table:table-cell office:value-type="float" office:value="0.364184" calcext:value-type="float">
            <text:p>0.364184</text:p>
          </table:table-cell>
          <table:table-cell office:value-type="float" office:value="-0.285519" calcext:value-type="float">
            <text:p>-0.285519</text:p>
          </table:table-cell>
          <table:table-cell office:value-type="float" office:value="0.113919" calcext:value-type="float">
            <text:p>0.113919</text:p>
          </table:table-cell>
          <table:table-cell office:value-type="float" office:value="0.0136853" calcext:value-type="float">
            <text:p>0.0136853</text:p>
          </table:table-cell>
          <table:table-cell office:value-type="float" office:value="0.280622" calcext:value-type="float">
            <text:p>0.280622</text:p>
          </table:table-cell>
          <table:table-cell office:value-type="float" office:value="-0.403401" calcext:value-type="float">
            <text:p>-0.403401</text:p>
          </table:table-cell>
          <table:table-cell office:value-type="float" office:value="0.0575391" calcext:value-type="float">
            <text:p>0.0575391</text:p>
          </table:table-cell>
          <table:table-cell office:value-type="float" office:value="-0.635725" calcext:value-type="float">
            <text:p>-0.635725</text:p>
          </table:table-cell>
          <table:table-cell office:value-type="float" office:value="0.104884" calcext:value-type="float">
            <text:p>0.104884</text:p>
          </table:table-cell>
          <table:table-cell office:value-type="float" office:value="0.504461" calcext:value-type="float">
            <text:p>0.504461</text:p>
          </table:table-cell>
          <table:table-cell office:value-type="float" office:value="0.418035" calcext:value-type="float">
            <text:p>0.418035</text:p>
          </table:table-cell>
          <table:table-cell office:value-type="float" office:value="0.407726" calcext:value-type="float">
            <text:p>0.407726</text:p>
          </table:table-cell>
          <table:table-cell office:value-type="float" office:value="-0.26255" calcext:value-type="float">
            <text:p>-0.26255</text:p>
          </table:table-cell>
          <table:table-cell office:value-type="float" office:value="-0.488621" calcext:value-type="float">
            <text:p>-0.488621</text:p>
          </table:table-cell>
          <table:table-cell office:value-type="float" office:value="-0.412938" calcext:value-type="float">
            <text:p>-0.412938</text:p>
          </table:table-cell>
          <table:table-cell office:value-type="float" office:value="-0.15972" calcext:value-type="float">
            <text:p>-0.15972</text:p>
          </table:table-cell>
          <table:table-cell table:style-name="ce1" office:value-type="float" office:value="-0.0000171891" calcext:value-type="float">
            <text:p>-1.72E-05</text:p>
          </table:table-cell>
          <table:table-cell office:value-type="float" office:value="0.013182" calcext:value-type="float">
            <text:p>0.013182</text:p>
          </table:table-cell>
          <table:table-cell office:value-type="float" office:value="-0.215044" calcext:value-type="float">
            <text:p>-0.215044</text:p>
          </table:table-cell>
        </table:table-row>
        <table:table-row table:style-name="ro1">
          <table:table-cell office:value-type="float" office:value="0.398104" calcext:value-type="float">
            <text:p>0.398104</text:p>
          </table:table-cell>
          <table:table-cell office:value-type="float" office:value="0.280946" calcext:value-type="float">
            <text:p>0.280946</text:p>
          </table:table-cell>
          <table:table-cell office:value-type="float" office:value="0.605127" calcext:value-type="float">
            <text:p>0.605127</text:p>
          </table:table-cell>
          <table:table-cell office:value-type="float" office:value="-0.215337" calcext:value-type="float">
            <text:p>-0.215337</text:p>
          </table:table-cell>
          <table:table-cell office:value-type="float" office:value="0.125155" calcext:value-type="float">
            <text:p>0.125155</text:p>
          </table:table-cell>
          <table:table-cell office:value-type="float" office:value="-0.127505" calcext:value-type="float">
            <text:p>-0.127505</text:p>
          </table:table-cell>
          <table:table-cell office:value-type="float" office:value="-0.451376" calcext:value-type="float">
            <text:p>-0.451376</text:p>
          </table:table-cell>
          <table:table-cell office:value-type="float" office:value="-0.0902405" calcext:value-type="float">
            <text:p>-0.0902405</text:p>
          </table:table-cell>
          <table:table-cell office:value-type="float" office:value="0.576619" calcext:value-type="float">
            <text:p>0.576619</text:p>
          </table:table-cell>
          <table:table-cell office:value-type="float" office:value="0.00365546" calcext:value-type="float">
            <text:p>0.00365546</text:p>
          </table:table-cell>
          <table:table-cell office:value-type="float" office:value="-0.364354" calcext:value-type="float">
            <text:p>-0.364354</text:p>
          </table:table-cell>
          <table:table-cell office:value-type="float" office:value="1" calcext:value-type="float">
            <text:p>1</text:p>
          </table:table-cell>
          <table:table-cell office:value-type="float" office:value="-0.392433" calcext:value-type="float">
            <text:p>-0.392433</text:p>
          </table:table-cell>
          <table:table-cell office:value-type="float" office:value="0.671617" calcext:value-type="float">
            <text:p>0.671617</text:p>
          </table:table-cell>
          <table:table-cell office:value-type="float" office:value="-0.421475" calcext:value-type="float">
            <text:p>-0.421475</text:p>
          </table:table-cell>
          <table:table-cell office:value-type="float" office:value="0.628391" calcext:value-type="float">
            <text:p>0.628391</text:p>
          </table:table-cell>
          <table:table-cell office:value-type="float" office:value="-0.416792" calcext:value-type="float">
            <text:p>-0.416792</text:p>
          </table:table-cell>
          <table:table-cell office:value-type="float" office:value="0.0721871" calcext:value-type="float">
            <text:p>0.0721871</text:p>
          </table:table-cell>
          <table:table-cell office:value-type="float" office:value="-0.163077" calcext:value-type="float">
            <text:p>-0.163077</text:p>
          </table:table-cell>
          <table:table-cell office:value-type="float" office:value="0.646847" calcext:value-type="float">
            <text:p>0.646847</text:p>
          </table:table-cell>
          <table:table-cell office:value-type="float" office:value="-0.290876" calcext:value-type="float">
            <text:p>-0.290876</text:p>
          </table:table-cell>
          <table:table-cell office:value-type="float" office:value="-0.419476" calcext:value-type="float">
            <text:p>-0.419476</text:p>
          </table:table-cell>
          <table:table-cell office:value-type="float" office:value="-0.622746" calcext:value-type="float">
            <text:p>-0.622746</text:p>
          </table:table-cell>
          <table:table-cell office:value-type="float" office:value="-0.180125" calcext:value-type="float">
            <text:p>-0.180125</text:p>
          </table:table-cell>
          <table:table-cell office:value-type="float" office:value="-0.501212" calcext:value-type="float">
            <text:p>-0.501212</text:p>
          </table:table-cell>
          <table:table-cell office:value-type="float" office:value="-0.37443" calcext:value-type="float">
            <text:p>-0.37443</text:p>
          </table:table-cell>
          <table:table-cell office:value-type="float" office:value="0.424141" calcext:value-type="float">
            <text:p>0.424141</text:p>
          </table:table-cell>
          <table:table-cell office:value-type="float" office:value="0.0966562" calcext:value-type="float">
            <text:p>0.0966562</text:p>
          </table:table-cell>
          <table:table-cell office:value-type="float" office:value="0.700945" calcext:value-type="float">
            <text:p>0.700945</text:p>
          </table:table-cell>
          <table:table-cell office:value-type="float" office:value="-0.325661" calcext:value-type="float">
            <text:p>-0.325661</text:p>
          </table:table-cell>
          <table:table-cell office:value-type="float" office:value="-0.122547" calcext:value-type="float">
            <text:p>-0.122547</text:p>
          </table:table-cell>
          <table:table-cell office:value-type="float" office:value="0.0954757" calcext:value-type="float">
            <text:p>0.0954757</text:p>
          </table:table-cell>
          <table:table-cell office:value-type="float" office:value="-0.565833" calcext:value-type="float">
            <text:p>-0.565833</text:p>
          </table:table-cell>
          <table:table-cell office:value-type="float" office:value="-0.224843" calcext:value-type="float">
            <text:p>-0.224843</text:p>
          </table:table-cell>
          <table:table-cell office:value-type="float" office:value="-0.211079" calcext:value-type="float">
            <text:p>-0.211079</text:p>
          </table:table-cell>
          <table:table-cell office:value-type="float" office:value="0.112048" calcext:value-type="float">
            <text:p>0.112048</text:p>
          </table:table-cell>
          <table:table-cell office:value-type="float" office:value="0.0860267" calcext:value-type="float">
            <text:p>0.0860267</text:p>
          </table:table-cell>
          <table:table-cell office:value-type="float" office:value="-0.403646" calcext:value-type="float">
            <text:p>-0.403646</text:p>
          </table:table-cell>
          <table:table-cell office:value-type="float" office:value="-0.560375" calcext:value-type="float">
            <text:p>-0.560375</text:p>
          </table:table-cell>
          <table:table-cell office:value-type="float" office:value="0.459155" calcext:value-type="float">
            <text:p>0.459155</text:p>
          </table:table-cell>
          <table:table-cell office:value-type="float" office:value="-0.579759" calcext:value-type="float">
            <text:p>-0.579759</text:p>
          </table:table-cell>
          <table:table-cell office:value-type="float" office:value="-0.0685361" calcext:value-type="float">
            <text:p>-0.0685361</text:p>
          </table:table-cell>
        </table:table-row>
        <table:table-row table:style-name="ro1">
          <table:table-cell office:value-type="float" office:value="-0.999926" calcext:value-type="float">
            <text:p>-0.999926</text:p>
          </table:table-cell>
          <table:table-cell office:value-type="float" office:value="-0.337152" calcext:value-type="float">
            <text:p>-0.337152</text:p>
          </table:table-cell>
          <table:table-cell office:value-type="float" office:value="0.120694" calcext:value-type="float">
            <text:p>0.120694</text:p>
          </table:table-cell>
          <table:table-cell office:value-type="float" office:value="0.0858596" calcext:value-type="float">
            <text:p>0.0858596</text:p>
          </table:table-cell>
          <table:table-cell office:value-type="float" office:value="-0.240991" calcext:value-type="float">
            <text:p>-0.240991</text:p>
          </table:table-cell>
          <table:table-cell office:value-type="float" office:value="-0.262114" calcext:value-type="float">
            <text:p>-0.262114</text:p>
          </table:table-cell>
          <table:table-cell office:value-type="float" office:value="0.332003" calcext:value-type="float">
            <text:p>0.332003</text:p>
          </table:table-cell>
          <table:table-cell office:value-type="float" office:value="-0.530062" calcext:value-type="float">
            <text:p>-0.530062</text:p>
          </table:table-cell>
          <table:table-cell office:value-type="float" office:value="-0.257316" calcext:value-type="float">
            <text:p>-0.257316</text:p>
          </table:table-cell>
          <table:table-cell office:value-type="float" office:value="-0.305738" calcext:value-type="float">
            <text:p>-0.305738</text:p>
          </table:table-cell>
          <table:table-cell office:value-type="float" office:value="-0.407577" calcext:value-type="float">
            <text:p>-0.407577</text:p>
          </table:table-cell>
          <table:table-cell office:value-type="float" office:value="-0.392433" calcext:value-type="float">
            <text:p>-0.392433</text:p>
          </table:table-cell>
          <table:table-cell office:value-type="float" office:value="1" calcext:value-type="float">
            <text:p>1</text:p>
          </table:table-cell>
          <table:table-cell office:value-type="float" office:value="-0.640616" calcext:value-type="float">
            <text:p>-0.640616</text:p>
          </table:table-cell>
          <table:table-cell office:value-type="float" office:value="-0.326206" calcext:value-type="float">
            <text:p>-0.326206</text:p>
          </table:table-cell>
          <table:table-cell office:value-type="float" office:value="-0.564768" calcext:value-type="float">
            <text:p>-0.564768</text:p>
          </table:table-cell>
          <table:table-cell office:value-type="float" office:value="0.278549" calcext:value-type="float">
            <text:p>0.278549</text:p>
          </table:table-cell>
          <table:table-cell office:value-type="float" office:value="0.382135" calcext:value-type="float">
            <text:p>0.382135</text:p>
          </table:table-cell>
          <table:table-cell office:value-type="float" office:value="0.285911" calcext:value-type="float">
            <text:p>0.285911</text:p>
          </table:table-cell>
          <table:table-cell office:value-type="float" office:value="-0.198012" calcext:value-type="float">
            <text:p>-0.198012</text:p>
          </table:table-cell>
          <table:table-cell office:value-type="float" office:value="-0.0666378" calcext:value-type="float">
            <text:p>-0.0666378</text:p>
          </table:table-cell>
          <table:table-cell office:value-type="float" office:value="0.354999" calcext:value-type="float">
            <text:p>0.354999</text:p>
          </table:table-cell>
          <table:table-cell office:value-type="float" office:value="0.638729" calcext:value-type="float">
            <text:p>0.638729</text:p>
          </table:table-cell>
          <table:table-cell office:value-type="float" office:value="-0.20997" calcext:value-type="float">
            <text:p>-0.20997</text:p>
          </table:table-cell>
          <table:table-cell office:value-type="float" office:value="0.473236" calcext:value-type="float">
            <text:p>0.473236</text:p>
          </table:table-cell>
          <table:table-cell office:value-type="float" office:value="0.0775743" calcext:value-type="float">
            <text:p>0.0775743</text:p>
          </table:table-cell>
          <table:table-cell office:value-type="float" office:value="-0.292823" calcext:value-type="float">
            <text:p>-0.292823</text:p>
          </table:table-cell>
          <table:table-cell office:value-type="float" office:value="-0.257443" calcext:value-type="float">
            <text:p>-0.257443</text:p>
          </table:table-cell>
          <table:table-cell office:value-type="float" office:value="-0.385886" calcext:value-type="float">
            <text:p>-0.385886</text:p>
          </table:table-cell>
          <table:table-cell office:value-type="float" office:value="0.4384" calcext:value-type="float">
            <text:p>0.4384</text:p>
          </table:table-cell>
          <table:table-cell office:value-type="float" office:value="0.511646" calcext:value-type="float">
            <text:p>0.511646</text:p>
          </table:table-cell>
          <table:table-cell office:value-type="float" office:value="-0.0782666" calcext:value-type="float">
            <text:p>-0.0782666</text:p>
          </table:table-cell>
          <table:table-cell office:value-type="float" office:value="-0.000239588" calcext:value-type="float">
            <text:p>-0.000239588</text:p>
          </table:table-cell>
          <table:table-cell office:value-type="float" office:value="-0.132499" calcext:value-type="float">
            <text:p>-0.132499</text:p>
          </table:table-cell>
          <table:table-cell office:value-type="float" office:value="-0.149864" calcext:value-type="float">
            <text:p>-0.149864</text:p>
          </table:table-cell>
          <table:table-cell office:value-type="float" office:value="0.162881" calcext:value-type="float">
            <text:p>0.162881</text:p>
          </table:table-cell>
          <table:table-cell office:value-type="float" office:value="0.357311" calcext:value-type="float">
            <text:p>0.357311</text:p>
          </table:table-cell>
          <table:table-cell office:value-type="float" office:value="0.513407" calcext:value-type="float">
            <text:p>0.513407</text:p>
          </table:table-cell>
          <table:table-cell office:value-type="float" office:value="0.387007" calcext:value-type="float">
            <text:p>0.387007</text:p>
          </table:table-cell>
          <table:table-cell office:value-type="float" office:value="-0.307942" calcext:value-type="float">
            <text:p>-0.307942</text:p>
          </table:table-cell>
          <table:table-cell office:value-type="float" office:value="0.516425" calcext:value-type="float">
            <text:p>0.516425</text:p>
          </table:table-cell>
          <table:table-cell office:value-type="float" office:value="0.201106" calcext:value-type="float">
            <text:p>0.201106</text:p>
          </table:table-cell>
        </table:table-row>
        <table:table-row table:style-name="ro1">
          <table:table-cell office:value-type="float" office:value="0.643474" calcext:value-type="float">
            <text:p>0.643474</text:p>
          </table:table-cell>
          <table:table-cell office:value-type="float" office:value="0.510637" calcext:value-type="float">
            <text:p>0.510637</text:p>
          </table:table-cell>
          <table:table-cell office:value-type="float" office:value="0.529909" calcext:value-type="float">
            <text:p>0.529909</text:p>
          </table:table-cell>
          <table:table-cell office:value-type="float" office:value="-0.431133" calcext:value-type="float">
            <text:p>-0.431133</text:p>
          </table:table-cell>
          <table:table-cell office:value-type="float" office:value="0.486553" calcext:value-type="float">
            <text:p>0.486553</text:p>
          </table:table-cell>
          <table:table-cell office:value-type="float" office:value="0.102129" calcext:value-type="float">
            <text:p>0.102129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436931" calcext:value-type="float">
            <text:p>0.436931</text:p>
          </table:table-cell>
          <table:table-cell office:value-type="float" office:value="0.599396" calcext:value-type="float">
            <text:p>0.599396</text:p>
          </table:table-cell>
          <table:table-cell office:value-type="float" office:value="0.459388" calcext:value-type="float">
            <text:p>0.459388</text:p>
          </table:table-cell>
          <table:table-cell office:value-type="float" office:value="0.0872885" calcext:value-type="float">
            <text:p>0.0872885</text:p>
          </table:table-cell>
          <table:table-cell office:value-type="float" office:value="0.671617" calcext:value-type="float">
            <text:p>0.671617</text:p>
          </table:table-cell>
          <table:table-cell office:value-type="float" office:value="-0.640616" calcext:value-type="float">
            <text:p>-0.640616</text:p>
          </table:table-cell>
          <table:table-cell office:value-type="float" office:value="1" calcext:value-type="float">
            <text:p>1</text:p>
          </table:table-cell>
          <table:table-cell office:value-type="float" office:value="-0.348267" calcext:value-type="float">
            <text:p>-0.348267</text:p>
          </table:table-cell>
          <table:table-cell office:value-type="float" office:value="0.856716" calcext:value-type="float">
            <text:p>0.856716</text:p>
          </table:table-cell>
          <table:table-cell office:value-type="float" office:value="-0.334455" calcext:value-type="float">
            <text:p>-0.334455</text:p>
          </table:table-cell>
          <table:table-cell office:value-type="float" office:value="-0.113659" calcext:value-type="float">
            <text:p>-0.113659</text:p>
          </table:table-cell>
          <table:table-cell office:value-type="float" office:value="-0.452715" calcext:value-type="float">
            <text:p>-0.452715</text:p>
          </table:table-cell>
          <table:table-cell office:value-type="float" office:value="0.640676" calcext:value-type="float">
            <text:p>0.640676</text:p>
          </table:table-cell>
          <table:table-cell office:value-type="float" office:value="-0.0669892" calcext:value-type="float">
            <text:p>-0.0669892</text:p>
          </table:table-cell>
          <table:table-cell office:value-type="float" office:value="-0.452971" calcext:value-type="float">
            <text:p>-0.452971</text:p>
          </table:table-cell>
          <table:table-cell office:value-type="float" office:value="-0.850712" calcext:value-type="float">
            <text:p>-0.850712</text:p>
          </table:table-cell>
          <table:table-cell office:value-type="float" office:value="-0.122108" calcext:value-type="float">
            <text:p>-0.122108</text:p>
          </table:table-cell>
          <table:table-cell office:value-type="float" office:value="-0.48044" calcext:value-type="float">
            <text:p>-0.48044</text:p>
          </table:table-cell>
          <table:table-cell office:value-type="float" office:value="-0.40197" calcext:value-type="float">
            <text:p>-0.40197</text:p>
          </table:table-cell>
          <table:table-cell office:value-type="float" office:value="0.171865" calcext:value-type="float">
            <text:p>0.171865</text:p>
          </table:table-cell>
          <table:table-cell office:value-type="float" office:value="0.0722817" calcext:value-type="float">
            <text:p>0.0722817</text:p>
          </table:table-cell>
          <table:table-cell office:value-type="float" office:value="0.562782" calcext:value-type="float">
            <text:p>0.562782</text:p>
          </table:table-cell>
          <table:table-cell office:value-type="float" office:value="-0.61057" calcext:value-type="float">
            <text:p>-0.61057</text:p>
          </table:table-cell>
          <table:table-cell office:value-type="float" office:value="-0.358179" calcext:value-type="float">
            <text:p>-0.358179</text:p>
          </table:table-cell>
          <table:table-cell office:value-type="float" office:value="0.352441" calcext:value-type="float">
            <text:p>0.352441</text:p>
          </table:table-cell>
          <table:table-cell office:value-type="float" office:value="-0.507488" calcext:value-type="float">
            <text:p>-0.507488</text:p>
          </table:table-cell>
          <table:table-cell office:value-type="float" office:value="-0.0422157" calcext:value-type="float">
            <text:p>-0.0422157</text:p>
          </table:table-cell>
          <table:table-cell office:value-type="float" office:value="-0.0078219" calcext:value-type="float">
            <text:p>-0.0078219</text:p>
          </table:table-cell>
          <table:table-cell office:value-type="float" office:value="-0.300242" calcext:value-type="float">
            <text:p>-0.300242</text:p>
          </table:table-cell>
          <table:table-cell office:value-type="float" office:value="-0.115963" calcext:value-type="float">
            <text:p>-0.115963</text:p>
          </table:table-cell>
          <table:table-cell office:value-type="float" office:value="-0.563007" calcext:value-type="float">
            <text:p>-0.563007</text:p>
          </table:table-cell>
          <table:table-cell office:value-type="float" office:value="-0.341787" calcext:value-type="float">
            <text:p>-0.341787</text:p>
          </table:table-cell>
          <table:table-cell office:value-type="float" office:value="0.0998282" calcext:value-type="float">
            <text:p>0.0998282</text:p>
          </table:table-cell>
          <table:table-cell office:value-type="float" office:value="-0.72051" calcext:value-type="float">
            <text:p>-0.72051</text:p>
          </table:table-cell>
          <table:table-cell office:value-type="float" office:value="0.126947" calcext:value-type="float">
            <text:p>0.126947</text:p>
          </table:table-cell>
        </table:table-row>
        <table:table-row table:style-name="ro1">
          <table:table-cell office:value-type="float" office:value="0.324282" calcext:value-type="float">
            <text:p>0.324282</text:p>
          </table:table-cell>
          <table:table-cell office:value-type="float" office:value="-0.506161" calcext:value-type="float">
            <text:p>-0.506161</text:p>
          </table:table-cell>
          <table:table-cell office:value-type="float" office:value="-0.908303" calcext:value-type="float">
            <text:p>-0.908303</text:p>
          </table:table-cell>
          <table:table-cell office:value-type="float" office:value="0.588985" calcext:value-type="float">
            <text:p>0.588985</text:p>
          </table:table-cell>
          <table:table-cell office:value-type="float" office:value="-0.311559" calcext:value-type="float">
            <text:p>-0.311559</text:p>
          </table:table-cell>
          <table:table-cell office:value-type="float" office:value="-0.125194" calcext:value-type="float">
            <text:p>-0.125194</text:p>
          </table:table-cell>
          <table:table-cell office:value-type="float" office:value="0.406349" calcext:value-type="float">
            <text:p>0.406349</text:p>
          </table:table-cell>
          <table:table-cell office:value-type="float" office:value="0.356783" calcext:value-type="float">
            <text:p>0.356783</text:p>
          </table:table-cell>
          <table:table-cell office:value-type="float" office:value="-0.262668" calcext:value-type="float">
            <text:p>-0.262668</text:p>
          </table:table-cell>
          <table:table-cell office:value-type="float" office:value="0.0889047" calcext:value-type="float">
            <text:p>0.0889047</text:p>
          </table:table-cell>
          <table:table-cell office:value-type="float" office:value="0.497431" calcext:value-type="float">
            <text:p>0.497431</text:p>
          </table:table-cell>
          <table:table-cell office:value-type="float" office:value="-0.421475" calcext:value-type="float">
            <text:p>-0.421475</text:p>
          </table:table-cell>
          <table:table-cell office:value-type="float" office:value="-0.326206" calcext:value-type="float">
            <text:p>-0.326206</text:p>
          </table:table-cell>
          <table:table-cell office:value-type="float" office:value="-0.348267" calcext:value-type="float">
            <text:p>-0.348267</text:p>
          </table:table-cell>
          <table:table-cell office:value-type="float" office:value="1" calcext:value-type="float">
            <text:p>1</text:p>
          </table:table-cell>
          <table:table-cell office:value-type="float" office:value="-0.280336" calcext:value-type="float">
            <text:p>-0.280336</text:p>
          </table:table-cell>
          <table:table-cell office:value-type="float" office:value="-0.0370056" calcext:value-type="float">
            <text:p>-0.0370056</text:p>
          </table:table-cell>
          <table:table-cell office:value-type="float" office:value="-0.0292112" calcext:value-type="float">
            <text:p>-0.0292112</text:p>
          </table:table-cell>
          <table:table-cell office:value-type="float" office:value="-0.0501444" calcext:value-type="float">
            <text:p>-0.0501444</text:p>
          </table:table-cell>
          <table:table-cell office:value-type="float" office:value="-0.618973" calcext:value-type="float">
            <text:p>-0.618973</text:p>
          </table:table-cell>
          <table:table-cell office:value-type="float" office:value="0.0840187" calcext:value-type="float">
            <text:p>0.0840187</text:p>
          </table:table-cell>
          <table:table-cell office:value-type="float" office:value="-0.0160883" calcext:value-type="float">
            <text:p>-0.0160883</text:p>
          </table:table-cell>
          <table:table-cell office:value-type="float" office:value="0.111652" calcext:value-type="float">
            <text:p>0.111652</text:p>
          </table:table-cell>
          <table:table-cell office:value-type="float" office:value="0.213921" calcext:value-type="float">
            <text:p>0.213921</text:p>
          </table:table-cell>
          <table:table-cell office:value-type="float" office:value="-0.13388" calcext:value-type="float">
            <text:p>-0.13388</text:p>
          </table:table-cell>
          <table:table-cell office:value-type="float" office:value="0.397829" calcext:value-type="float">
            <text:p>0.397829</text:p>
          </table:table-cell>
          <table:table-cell office:value-type="float" office:value="-0.0204113" calcext:value-type="float">
            <text:p>-0.0204113</text:p>
          </table:table-cell>
          <table:table-cell office:value-type="float" office:value="0.0305547" calcext:value-type="float">
            <text:p>0.0305547</text:p>
          </table:table-cell>
          <table:table-cell office:value-type="float" office:value="-0.438338" calcext:value-type="float">
            <text:p>-0.438338</text:p>
          </table:table-cell>
          <table:table-cell office:value-type="float" office:value="0.140361" calcext:value-type="float">
            <text:p>0.140361</text:p>
          </table:table-cell>
          <table:table-cell office:value-type="float" office:value="-0.460502" calcext:value-type="float">
            <text:p>-0.460502</text:p>
          </table:table-cell>
          <table:table-cell office:value-type="float" office:value="-0.0648486" calcext:value-type="float">
            <text:p>-0.0648486</text:p>
          </table:table-cell>
          <table:table-cell office:value-type="float" office:value="0.751132" calcext:value-type="float">
            <text:p>0.751132</text:p>
          </table:table-cell>
          <table:table-cell office:value-type="float" office:value="0.557615" calcext:value-type="float">
            <text:p>0.557615</text:p>
          </table:table-cell>
          <table:table-cell office:value-type="float" office:value="0.54336" calcext:value-type="float">
            <text:p>0.54336</text:p>
          </table:table-cell>
          <table:table-cell office:value-type="float" office:value="0.403227" calcext:value-type="float">
            <text:p>0.403227</text:p>
          </table:table-cell>
          <table:table-cell office:value-type="float" office:value="-0.389397" calcext:value-type="float">
            <text:p>-0.389397</text:p>
          </table:table-cell>
          <table:table-cell office:value-type="float" office:value="0.0806648" calcext:value-type="float">
            <text:p>0.0806648</text:p>
          </table:table-cell>
          <table:table-cell office:value-type="float" office:value="-0.133574" calcext:value-type="float">
            <text:p>-0.133574</text:p>
          </table:table-cell>
          <table:table-cell office:value-type="float" office:value="0.209496" calcext:value-type="float">
            <text:p>0.209496</text:p>
          </table:table-cell>
          <table:table-cell office:value-type="float" office:value="0.252725" calcext:value-type="float">
            <text:p>0.252725</text:p>
          </table:table-cell>
          <table:table-cell office:value-type="float" office:value="-0.545864" calcext:value-type="float">
            <text:p>-0.545864</text:p>
          </table:table-cell>
        </table:table-row>
        <table:table-row table:style-name="ro1">
          <table:table-cell office:value-type="float" office:value="0.570301" calcext:value-type="float">
            <text:p>0.570301</text:p>
          </table:table-cell>
          <table:table-cell office:value-type="float" office:value="0.401358" calcext:value-type="float">
            <text:p>0.401358</text:p>
          </table:table-cell>
          <table:table-cell office:value-type="float" office:value="0.425911" calcext:value-type="float">
            <text:p>0.425911</text:p>
          </table:table-cell>
          <table:table-cell office:value-type="float" office:value="-0.545241" calcext:value-type="float">
            <text:p>-0.545241</text:p>
          </table:table-cell>
          <table:table-cell office:value-type="float" office:value="0.523112" calcext:value-type="float">
            <text:p>0.523112</text:p>
          </table:table-cell>
          <table:table-cell office:value-type="float" office:value="0.0822037" calcext:value-type="float">
            <text:p>0.0822037</text:p>
          </table:table-cell>
          <table:table-cell office:value-type="float" office:value="-0.289361" calcext:value-type="float">
            <text:p>-0.289361</text:p>
          </table:table-cell>
          <table:table-cell office:value-type="float" office:value="0.3857" calcext:value-type="float">
            <text:p>0.3857</text:p>
          </table:table-cell>
          <table:table-cell office:value-type="float" office:value="0.598037" calcext:value-type="float">
            <text:p>0.598037</text:p>
          </table:table-cell>
          <table:table-cell office:value-type="float" office:value="0.619565" calcext:value-type="float">
            <text:p>0.619565</text:p>
          </table:table-cell>
          <table:table-cell office:value-type="float" office:value="-0.0479451" calcext:value-type="float">
            <text:p>-0.0479451</text:p>
          </table:table-cell>
          <table:table-cell office:value-type="float" office:value="0.628391" calcext:value-type="float">
            <text:p>0.628391</text:p>
          </table:table-cell>
          <table:table-cell office:value-type="float" office:value="-0.564768" calcext:value-type="float">
            <text:p>-0.564768</text:p>
          </table:table-cell>
          <table:table-cell office:value-type="float" office:value="0.856716" calcext:value-type="float">
            <text:p>0.856716</text:p>
          </table:table-cell>
          <table:table-cell office:value-type="float" office:value="-0.280336" calcext:value-type="float">
            <text:p>-0.280336</text:p>
          </table:table-cell>
          <table:table-cell office:value-type="float" office:value="1" calcext:value-type="float">
            <text:p>1</text:p>
          </table:table-cell>
          <table:table-cell office:value-type="float" office:value="-0.087066" calcext:value-type="float">
            <text:p>-0.087066</text:p>
          </table:table-cell>
          <table:table-cell office:value-type="float" office:value="-0.0966766" calcext:value-type="float">
            <text:p>-0.0966766</text:p>
          </table:table-cell>
          <table:table-cell office:value-type="float" office:value="-0.590875" calcext:value-type="float">
            <text:p>-0.590875</text:p>
          </table:table-cell>
          <table:table-cell office:value-type="float" office:value="0.657287" calcext:value-type="float">
            <text:p>0.657287</text:p>
          </table:table-cell>
          <table:table-cell office:value-type="float" office:value="-0.0440507" calcext:value-type="float">
            <text:p>-0.0440507</text:p>
          </table:table-cell>
          <table:table-cell office:value-type="float" office:value="-0.51956" calcext:value-type="float">
            <text:p>-0.51956</text:p>
          </table:table-cell>
          <table:table-cell office:value-type="float" office:value="-0.960947" calcext:value-type="float">
            <text:p>-0.960947</text:p>
          </table:table-cell>
          <table:table-cell office:value-type="float" office:value="-0.461873" calcext:value-type="float">
            <text:p>-0.461873</text:p>
          </table:table-cell>
          <table:table-cell office:value-type="float" office:value="-0.381973" calcext:value-type="float">
            <text:p>-0.381973</text:p>
          </table:table-cell>
          <table:table-cell office:value-type="float" office:value="-0.263391" calcext:value-type="float">
            <text:p>-0.263391</text:p>
          </table:table-cell>
          <table:table-cell office:value-type="float" office:value="-0.0260691" calcext:value-type="float">
            <text:p>-0.0260691</text:p>
          </table:table-cell>
          <table:table-cell office:value-type="float" office:value="-0.323651" calcext:value-type="float">
            <text:p>-0.323651</text:p>
          </table:table-cell>
          <table:table-cell office:value-type="float" office:value="0.516979" calcext:value-type="float">
            <text:p>0.516979</text:p>
          </table:table-cell>
          <table:table-cell office:value-type="float" office:value="-0.847524" calcext:value-type="float">
            <text:p>-0.847524</text:p>
          </table:table-cell>
          <table:table-cell office:value-type="float" office:value="-0.387112" calcext:value-type="float">
            <text:p>-0.387112</text:p>
          </table:table-cell>
          <table:table-cell office:value-type="float" office:value="0.583628" calcext:value-type="float">
            <text:p>0.583628</text:p>
          </table:table-cell>
          <table:table-cell office:value-type="float" office:value="-0.480477" calcext:value-type="float">
            <text:p>-0.480477</text:p>
          </table:table-cell>
          <table:table-cell office:value-type="float" office:value="0.182319" calcext:value-type="float">
            <text:p>0.182319</text:p>
          </table:table-cell>
          <table:table-cell office:value-type="float" office:value="0.218273" calcext:value-type="float">
            <text:p>0.218273</text:p>
          </table:table-cell>
          <table:table-cell office:value-type="float" office:value="-0.0316946" calcext:value-type="float">
            <text:p>-0.0316946</text:p>
          </table:table-cell>
          <table:table-cell office:value-type="float" office:value="-0.0435163" calcext:value-type="float">
            <text:p>-0.0435163</text:p>
          </table:table-cell>
          <table:table-cell office:value-type="float" office:value="-0.3195" calcext:value-type="float">
            <text:p>-0.3195</text:p>
          </table:table-cell>
          <table:table-cell office:value-type="float" office:value="-0.215245" calcext:value-type="float">
            <text:p>-0.215245</text:p>
          </table:table-cell>
          <table:table-cell office:value-type="float" office:value="-0.00577662" calcext:value-type="float">
            <text:p>-0.00577662</text:p>
          </table:table-cell>
          <table:table-cell office:value-type="float" office:value="-0.75818" calcext:value-type="float">
            <text:p>-0.75818</text:p>
          </table:table-cell>
          <table:table-cell office:value-type="float" office:value="0.0437035" calcext:value-type="float">
            <text:p>0.0437035</text:p>
          </table:table-cell>
        </table:table-row>
        <table:table-row table:style-name="ro1">
          <table:table-cell office:value-type="float" office:value="-0.280224" calcext:value-type="float">
            <text:p>-0.280224</text:p>
          </table:table-cell>
          <table:table-cell office:value-type="float" office:value="0.239372" calcext:value-type="float">
            <text:p>0.239372</text:p>
          </table:table-cell>
          <table:table-cell office:value-type="float" office:value="-0.122136" calcext:value-type="float">
            <text:p>-0.122136</text:p>
          </table:table-cell>
          <table:table-cell office:value-type="float" office:value="-0.258609" calcext:value-type="float">
            <text:p>-0.258609</text:p>
          </table:table-cell>
          <table:table-cell office:value-type="float" office:value="0.0307211" calcext:value-type="float">
            <text:p>0.0307211</text:p>
          </table:table-cell>
          <table:table-cell office:value-type="float" office:value="0.361312" calcext:value-type="float">
            <text:p>0.361312</text:p>
          </table:table-cell>
          <table:table-cell office:value-type="float" office:value="0.0757781" calcext:value-type="float">
            <text:p>0.0757781</text:p>
          </table:table-cell>
          <table:table-cell office:value-type="float" office:value="-0.250313" calcext:value-type="float">
            <text:p>-0.250313</text:p>
          </table:table-cell>
          <table:table-cell office:value-type="float" office:value="-0.369076" calcext:value-type="float">
            <text:p>-0.369076</text:p>
          </table:table-cell>
          <table:table-cell office:value-type="float" office:value="0.137115" calcext:value-type="float">
            <text:p>0.137115</text:p>
          </table:table-cell>
          <table:table-cell office:value-type="float" office:value="-0.203596" calcext:value-type="float">
            <text:p>-0.203596</text:p>
          </table:table-cell>
          <table:table-cell office:value-type="float" office:value="-0.416792" calcext:value-type="float">
            <text:p>-0.416792</text:p>
          </table:table-cell>
          <table:table-cell office:value-type="float" office:value="0.278549" calcext:value-type="float">
            <text:p>0.278549</text:p>
          </table:table-cell>
          <table:table-cell office:value-type="float" office:value="-0.334455" calcext:value-type="float">
            <text:p>-0.334455</text:p>
          </table:table-cell>
          <table:table-cell office:value-type="float" office:value="-0.0370056" calcext:value-type="float">
            <text:p>-0.0370056</text:p>
          </table:table-cell>
          <table:table-cell office:value-type="float" office:value="-0.087066" calcext:value-type="float">
            <text:p>-0.087066</text:p>
          </table:table-cell>
          <table:table-cell office:value-type="float" office:value="1" calcext:value-type="float">
            <text:p>1</text:p>
          </table:table-cell>
          <table:table-cell office:value-type="float" office:value="-0.253557" calcext:value-type="float">
            <text:p>-0.253557</text:p>
          </table:table-cell>
          <table:table-cell office:value-type="float" office:value="0.153161" calcext:value-type="float">
            <text:p>0.153161</text:p>
          </table:table-cell>
          <table:table-cell office:value-type="float" office:value="-0.0342688" calcext:value-type="float">
            <text:p>-0.0342688</text:p>
          </table:table-cell>
          <table:table-cell office:value-type="float" office:value="0.566924" calcext:value-type="float">
            <text:p>0.566924</text:p>
          </table:table-cell>
          <table:table-cell office:value-type="float" office:value="0.341922" calcext:value-type="float">
            <text:p>0.341922</text:p>
          </table:table-cell>
          <table:table-cell office:value-type="float" office:value="0.180055" calcext:value-type="float">
            <text:p>0.180055</text:p>
          </table:table-cell>
          <table:table-cell office:value-type="float" office:value="-0.192634" calcext:value-type="float">
            <text:p>-0.192634</text:p>
          </table:table-cell>
          <table:table-cell office:value-type="float" office:value="0.436077" calcext:value-type="float">
            <text:p>0.436077</text:p>
          </table:table-cell>
          <table:table-cell office:value-type="float" office:value="0.323698" calcext:value-type="float">
            <text:p>0.323698</text:p>
          </table:table-cell>
          <table:table-cell office:value-type="float" office:value="-0.471996" calcext:value-type="float">
            <text:p>-0.471996</text:p>
          </table:table-cell>
          <table:table-cell office:value-type="float" office:value="-0.421173" calcext:value-type="float">
            <text:p>-0.421173</text:p>
          </table:table-cell>
          <table:table-cell office:value-type="float" office:value="-0.200934" calcext:value-type="float">
            <text:p>-0.200934</text:p>
          </table:table-cell>
          <table:table-cell office:value-type="float" office:value="-0.412791" calcext:value-type="float">
            <text:p>-0.412791</text:p>
          </table:table-cell>
          <table:table-cell office:value-type="float" office:value="0.206263" calcext:value-type="float">
            <text:p>0.206263</text:p>
          </table:table-cell>
          <table:table-cell office:value-type="float" office:value="0.188026" calcext:value-type="float">
            <text:p>0.188026</text:p>
          </table:table-cell>
          <table:table-cell office:value-type="float" office:value="-0.035905" calcext:value-type="float">
            <text:p>-0.035905</text:p>
          </table:table-cell>
          <table:table-cell office:value-type="float" office:value="-0.0377799" calcext:value-type="float">
            <text:p>-0.0377799</text:p>
          </table:table-cell>
          <table:table-cell office:value-type="float" office:value="-0.0402276" calcext:value-type="float">
            <text:p>-0.0402276</text:p>
          </table:table-cell>
          <table:table-cell office:value-type="float" office:value="-0.0618056" calcext:value-type="float">
            <text:p>-0.0618056</text:p>
          </table:table-cell>
          <table:table-cell office:value-type="float" office:value="0.338473" calcext:value-type="float">
            <text:p>0.338473</text:p>
          </table:table-cell>
          <table:table-cell office:value-type="float" office:value="0.447197" calcext:value-type="float">
            <text:p>0.447197</text:p>
          </table:table-cell>
          <table:table-cell office:value-type="float" office:value="0.520636" calcext:value-type="float">
            <text:p>0.520636</text:p>
          </table:table-cell>
          <table:table-cell office:value-type="float" office:value="-0.526401" calcext:value-type="float">
            <text:p>-0.526401</text:p>
          </table:table-cell>
          <table:table-cell office:value-type="float" office:value="0.227126" calcext:value-type="float">
            <text:p>0.227126</text:p>
          </table:table-cell>
          <table:table-cell office:value-type="float" office:value="0.155474" calcext:value-type="float">
            <text:p>0.155474</text:p>
          </table:table-cell>
        </table:table-row>
        <table:table-row table:style-name="ro1">
          <table:table-cell office:value-type="float" office:value="-0.377939" calcext:value-type="float">
            <text:p>-0.377939</text:p>
          </table:table-cell>
          <table:table-cell office:value-type="float" office:value="-0.559492" calcext:value-type="float">
            <text:p>-0.559492</text:p>
          </table:table-cell>
          <table:table-cell office:value-type="float" office:value="0.124183" calcext:value-type="float">
            <text:p>0.124183</text:p>
          </table:table-cell>
          <table:table-cell office:value-type="float" office:value="0.234545" calcext:value-type="float">
            <text:p>0.234545</text:p>
          </table:table-cell>
          <table:table-cell office:value-type="float" office:value="-0.210058" calcext:value-type="float">
            <text:p>-0.210058</text:p>
          </table:table-cell>
          <table:table-cell office:value-type="float" office:value="-0.961548" calcext:value-type="float">
            <text:p>-0.961548</text:p>
          </table:table-cell>
          <table:table-cell office:value-type="float" office:value="0.344598" calcext:value-type="float">
            <text:p>0.344598</text:p>
          </table:table-cell>
          <table:table-cell office:value-type="float" office:value="0.149304" calcext:value-type="float">
            <text:p>0.149304</text:p>
          </table:table-cell>
          <table:table-cell office:value-type="float" office:value="0.554023" calcext:value-type="float">
            <text:p>0.554023</text:p>
          </table:table-cell>
          <table:table-cell office:value-type="float" office:value="-0.0630974" calcext:value-type="float">
            <text:p>-0.0630974</text:p>
          </table:table-cell>
          <table:table-cell office:value-type="float" office:value="-0.02388" calcext:value-type="float">
            <text:p>-0.02388</text:p>
          </table:table-cell>
          <table:table-cell office:value-type="float" office:value="0.0721871" calcext:value-type="float">
            <text:p>0.0721871</text:p>
          </table:table-cell>
          <table:table-cell office:value-type="float" office:value="0.382135" calcext:value-type="float">
            <text:p>0.382135</text:p>
          </table:table-cell>
          <table:table-cell office:value-type="float" office:value="-0.113659" calcext:value-type="float">
            <text:p>-0.113659</text:p>
          </table:table-cell>
          <table:table-cell office:value-type="float" office:value="-0.0292112" calcext:value-type="float">
            <text:p>-0.0292112</text:p>
          </table:table-cell>
          <table:table-cell office:value-type="float" office:value="-0.0966766" calcext:value-type="float">
            <text:p>-0.0966766</text:p>
          </table:table-cell>
          <table:table-cell office:value-type="float" office:value="-0.253557" calcext:value-type="float">
            <text:p>-0.253557</text:p>
          </table:table-cell>
          <table:table-cell office:value-type="float" office:value="1" calcext:value-type="float">
            <text:p>1</text:p>
          </table:table-cell>
          <table:table-cell office:value-type="float" office:value="0.00261476" calcext:value-type="float">
            <text:p>0.00261476</text:p>
          </table:table-cell>
          <table:table-cell office:value-type="float" office:value="0.113621" calcext:value-type="float">
            <text:p>0.113621</text:p>
          </table:table-cell>
          <table:table-cell office:value-type="float" office:value="-0.113466" calcext:value-type="float">
            <text:p>-0.113466</text:p>
          </table:table-cell>
          <table:table-cell office:value-type="float" office:value="-0.42458" calcext:value-type="float">
            <text:p>-0.42458</text:p>
          </table:table-cell>
          <table:table-cell office:value-type="float" office:value="0.0722668" calcext:value-type="float">
            <text:p>0.0722668</text:p>
          </table:table-cell>
          <table:table-cell office:value-type="float" office:value="-0.21322" calcext:value-type="float">
            <text:p>-0.21322</text:p>
          </table:table-cell>
          <table:table-cell office:value-type="float" office:value="-0.240869" calcext:value-type="float">
            <text:p>-0.240869</text:p>
          </table:table-cell>
          <table:table-cell office:value-type="float" office:value="-0.278087" calcext:value-type="float">
            <text:p>-0.278087</text:p>
          </table:table-cell>
          <table:table-cell office:value-type="float" office:value="0.161447" calcext:value-type="float">
            <text:p>0.161447</text:p>
          </table:table-cell>
          <table:table-cell office:value-type="float" office:value="-0.0610264" calcext:value-type="float">
            <text:p>-0.0610264</text:p>
          </table:table-cell>
          <table:table-cell office:value-type="float" office:value="-0.214135" calcext:value-type="float">
            <text:p>-0.214135</text:p>
          </table:table-cell>
          <table:table-cell office:value-type="float" office:value="0.225558" calcext:value-type="float">
            <text:p>0.225558</text:p>
          </table:table-cell>
          <table:table-cell office:value-type="float" office:value="-0.310839" calcext:value-type="float">
            <text:p>-0.310839</text:p>
          </table:table-cell>
          <table:table-cell office:value-type="float" office:value="0.194359" calcext:value-type="float">
            <text:p>0.194359</text:p>
          </table:table-cell>
          <table:table-cell office:value-type="float" office:value="-0.108663" calcext:value-type="float">
            <text:p>-0.108663</text:p>
          </table:table-cell>
          <table:table-cell office:value-type="float" office:value="0.262513" calcext:value-type="float">
            <text:p>0.262513</text:p>
          </table:table-cell>
          <table:table-cell office:value-type="float" office:value="0.253858" calcext:value-type="float">
            <text:p>0.253858</text:p>
          </table:table-cell>
          <table:table-cell office:value-type="float" office:value="0.334738" calcext:value-type="float">
            <text:p>0.334738</text:p>
          </table:table-cell>
          <table:table-cell office:value-type="float" office:value="0.0373463" calcext:value-type="float">
            <text:p>0.0373463</text:p>
          </table:table-cell>
          <table:table-cell office:value-type="float" office:value="0.185678" calcext:value-type="float">
            <text:p>0.185678</text:p>
          </table:table-cell>
          <table:table-cell office:value-type="float" office:value="-0.159182" calcext:value-type="float">
            <text:p>-0.159182</text:p>
          </table:table-cell>
          <table:table-cell office:value-type="float" office:value="0.423927" calcext:value-type="float">
            <text:p>0.423927</text:p>
          </table:table-cell>
          <table:table-cell office:value-type="float" office:value="-0.106711" calcext:value-type="float">
            <text:p>-0.106711</text:p>
          </table:table-cell>
          <table:table-cell office:value-type="float" office:value="0.0845673" calcext:value-type="float">
            <text:p>0.0845673</text:p>
          </table:table-cell>
        </table:table-row>
        <table:table-row table:style-name="ro1">
          <table:table-cell office:value-type="float" office:value="-0.290644" calcext:value-type="float">
            <text:p>-0.290644</text:p>
          </table:table-cell>
          <table:table-cell office:value-type="float" office:value="0.0586815" calcext:value-type="float">
            <text:p>0.0586815</text:p>
          </table:table-cell>
          <table:table-cell office:value-type="float" office:value="0.0600513" calcext:value-type="float">
            <text:p>0.0600513</text:p>
          </table:table-cell>
          <table:table-cell office:value-type="float" office:value="0.334527" calcext:value-type="float">
            <text:p>0.334527</text:p>
          </table:table-cell>
          <table:table-cell office:value-type="float" office:value="-0.369167" calcext:value-type="float">
            <text:p>-0.369167</text:p>
          </table:table-cell>
          <table:table-cell office:value-type="float" office:value="0.0332531" calcext:value-type="float">
            <text:p>0.0332531</text:p>
          </table:table-cell>
          <table:table-cell office:value-type="float" office:value="-0.253498" calcext:value-type="float">
            <text:p>-0.253498</text:p>
          </table:table-cell>
          <table:table-cell office:value-type="float" office:value="-0.320169" calcext:value-type="float">
            <text:p>-0.320169</text:p>
          </table:table-cell>
          <table:table-cell office:value-type="float" office:value="-0.240765" calcext:value-type="float">
            <text:p>-0.240765</text:p>
          </table:table-cell>
          <table:table-cell office:value-type="float" office:value="-0.75443" calcext:value-type="float">
            <text:p>-0.75443</text:p>
          </table:table-cell>
          <table:table-cell office:value-type="float" office:value="0.0452793" calcext:value-type="float">
            <text:p>0.0452793</text:p>
          </table:table-cell>
          <table:table-cell office:value-type="float" office:value="-0.163077" calcext:value-type="float">
            <text:p>-0.163077</text:p>
          </table:table-cell>
          <table:table-cell office:value-type="float" office:value="0.285911" calcext:value-type="float">
            <text:p>0.285911</text:p>
          </table:table-cell>
          <table:table-cell office:value-type="float" office:value="-0.452715" calcext:value-type="float">
            <text:p>-0.452715</text:p>
          </table:table-cell>
          <table:table-cell office:value-type="float" office:value="-0.0501444" calcext:value-type="float">
            <text:p>-0.0501444</text:p>
          </table:table-cell>
          <table:table-cell office:value-type="float" office:value="-0.590875" calcext:value-type="float">
            <text:p>-0.590875</text:p>
          </table:table-cell>
          <table:table-cell office:value-type="float" office:value="0.153161" calcext:value-type="float">
            <text:p>0.153161</text:p>
          </table:table-cell>
          <table:table-cell office:value-type="float" office:value="0.00261476" calcext:value-type="float">
            <text:p>0.00261476</text:p>
          </table:table-cell>
          <table:table-cell office:value-type="float" office:value="1" calcext:value-type="float">
            <text:p>1</text:p>
          </table:table-cell>
          <table:table-cell office:value-type="float" office:value="-0.185532" calcext:value-type="float">
            <text:p>-0.185532</text:p>
          </table:table-cell>
          <table:table-cell office:value-type="float" office:value="0.418076" calcext:value-type="float">
            <text:p>0.418076</text:p>
          </table:table-cell>
          <table:table-cell office:value-type="float" office:value="0.31154" calcext:value-type="float">
            <text:p>0.31154</text:p>
          </table:table-cell>
          <table:table-cell office:value-type="float" office:value="0.575875" calcext:value-type="float">
            <text:p>0.575875</text:p>
          </table:table-cell>
          <table:table-cell office:value-type="float" office:value="0.383658" calcext:value-type="float">
            <text:p>0.383658</text:p>
          </table:table-cell>
          <table:table-cell office:value-type="float" office:value="0.0019221" calcext:value-type="float">
            <text:p>0.0019221</text:p>
          </table:table-cell>
          <table:table-cell office:value-type="float" office:value="0.102688" calcext:value-type="float">
            <text:p>0.102688</text:p>
          </table:table-cell>
          <table:table-cell office:value-type="float" office:value="0.199032" calcext:value-type="float">
            <text:p>0.199032</text:p>
          </table:table-cell>
          <table:table-cell office:value-type="float" office:value="0.332157" calcext:value-type="float">
            <text:p>0.332157</text:p>
          </table:table-cell>
          <table:table-cell office:value-type="float" office:value="-0.181481" calcext:value-type="float">
            <text:p>-0.181481</text:p>
          </table:table-cell>
          <table:table-cell office:value-type="float" office:value="0.443781" calcext:value-type="float">
            <text:p>0.443781</text:p>
          </table:table-cell>
          <table:table-cell office:value-type="float" office:value="0.178459" calcext:value-type="float">
            <text:p>0.178459</text:p>
          </table:table-cell>
          <table:table-cell office:value-type="float" office:value="-0.471937" calcext:value-type="float">
            <text:p>-0.471937</text:p>
          </table:table-cell>
          <table:table-cell office:value-type="float" office:value="0.0541014" calcext:value-type="float">
            <text:p>0.0541014</text:p>
          </table:table-cell>
          <table:table-cell office:value-type="float" office:value="-0.419778" calcext:value-type="float">
            <text:p>-0.419778</text:p>
          </table:table-cell>
          <table:table-cell office:value-type="float" office:value="-0.47281" calcext:value-type="float">
            <text:p>-0.47281</text:p>
          </table:table-cell>
          <table:table-cell office:value-type="float" office:value="-0.182232" calcext:value-type="float">
            <text:p>-0.182232</text:p>
          </table:table-cell>
          <table:table-cell office:value-type="float" office:value="0.0889041" calcext:value-type="float">
            <text:p>0.0889041</text:p>
          </table:table-cell>
          <table:table-cell office:value-type="float" office:value="-0.0428835" calcext:value-type="float">
            <text:p>-0.0428835</text:p>
          </table:table-cell>
          <table:table-cell office:value-type="float" office:value="-0.109098" calcext:value-type="float">
            <text:p>-0.109098</text:p>
          </table:table-cell>
          <table:table-cell office:value-type="float" office:value="0.114092" calcext:value-type="float">
            <text:p>0.114092</text:p>
          </table:table-cell>
          <table:table-cell office:value-type="float" office:value="0.39314" calcext:value-type="float">
            <text:p>0.39314</text:p>
          </table:table-cell>
          <table:table-cell office:value-type="float" office:value="0.022149" calcext:value-type="float">
            <text:p>0.022149</text:p>
          </table:table-cell>
        </table:table-row>
        <table:table-row table:style-name="ro1">
          <table:table-cell office:value-type="float" office:value="0.205116" calcext:value-type="float">
            <text:p>0.205116</text:p>
          </table:table-cell>
          <table:table-cell office:value-type="float" office:value="0.522709" calcext:value-type="float">
            <text:p>0.522709</text:p>
          </table:table-cell>
          <table:table-cell office:value-type="float" office:value="0.724317" calcext:value-type="float">
            <text:p>0.724317</text:p>
          </table:table-cell>
          <table:table-cell office:value-type="float" office:value="-0.502392" calcext:value-type="float">
            <text:p>-0.502392</text:p>
          </table:table-cell>
          <table:table-cell office:value-type="float" office:value="0.527488" calcext:value-type="float">
            <text:p>0.527488</text:p>
          </table:table-cell>
          <table:table-cell office:value-type="float" office:value="0.0333223" calcext:value-type="float">
            <text:p>0.0333223</text:p>
          </table:table-cell>
          <table:table-cell office:value-type="float" office:value="-0.568616" calcext:value-type="float">
            <text:p>-0.568616</text:p>
          </table:table-cell>
          <table:table-cell office:value-type="float" office:value="-0.00727658" calcext:value-type="float">
            <text:p>-0.00727658</text:p>
          </table:table-cell>
          <table:table-cell office:value-type="float" office:value="0.656297" calcext:value-type="float">
            <text:p>0.656297</text:p>
          </table:table-cell>
          <table:table-cell office:value-type="float" office:value="0.248939" calcext:value-type="float">
            <text:p>0.248939</text:p>
          </table:table-cell>
          <table:table-cell office:value-type="float" office:value="-0.382184" calcext:value-type="float">
            <text:p>-0.382184</text:p>
          </table:table-cell>
          <table:table-cell office:value-type="float" office:value="0.646847" calcext:value-type="float">
            <text:p>0.646847</text:p>
          </table:table-cell>
          <table:table-cell office:value-type="float" office:value="-0.198012" calcext:value-type="float">
            <text:p>-0.198012</text:p>
          </table:table-cell>
          <table:table-cell office:value-type="float" office:value="0.640676" calcext:value-type="float">
            <text:p>0.640676</text:p>
          </table:table-cell>
          <table:table-cell office:value-type="float" office:value="-0.618973" calcext:value-type="float">
            <text:p>-0.618973</text:p>
          </table:table-cell>
          <table:table-cell office:value-type="float" office:value="0.657287" calcext:value-type="float">
            <text:p>0.657287</text:p>
          </table:table-cell>
          <table:table-cell office:value-type="float" office:value="-0.0342688" calcext:value-type="float">
            <text:p>-0.0342688</text:p>
          </table:table-cell>
          <table:table-cell office:value-type="float" office:value="0.113621" calcext:value-type="float">
            <text:p>0.113621</text:p>
          </table:table-cell>
          <table:table-cell office:value-type="float" office:value="-0.185532" calcext:value-type="float">
            <text:p>-0.185532</text:p>
          </table:table-cell>
          <table:table-cell office:value-type="float" office:value="1" calcext:value-type="float">
            <text:p>1</text:p>
          </table:table-cell>
          <table:table-cell office:value-type="float" office:value="0.0371959" calcext:value-type="float">
            <text:p>0.0371959</text:p>
          </table:table-cell>
          <table:table-cell office:value-type="float" office:value="-0.605441" calcext:value-type="float">
            <text:p>-0.605441</text:p>
          </table:table-cell>
          <table:table-cell office:value-type="float" office:value="-0.537947" calcext:value-type="float">
            <text:p>-0.537947</text:p>
          </table:table-cell>
          <table:table-cell office:value-type="float" office:value="-0.416073" calcext:value-type="float">
            <text:p>-0.416073</text:p>
          </table:table-cell>
          <table:table-cell office:value-type="float" office:value="-0.297006" calcext:value-type="float">
            <text:p>-0.297006</text:p>
          </table:table-cell>
          <table:table-cell office:value-type="float" office:value="-0.727148" calcext:value-type="float">
            <text:p>-0.727148</text:p>
          </table:table-cell>
          <table:table-cell office:value-type="float" office:value="0.355658" calcext:value-type="float">
            <text:p>0.355658</text:p>
          </table:table-cell>
          <table:table-cell office:value-type="float" office:value="-0.0632712" calcext:value-type="float">
            <text:p>-0.0632712</text:p>
          </table:table-cell>
          <table:table-cell office:value-type="float" office:value="0.773518" calcext:value-type="float">
            <text:p>0.773518</text:p>
          </table:table-cell>
          <table:table-cell office:value-type="float" office:value="-0.508457" calcext:value-type="float">
            <text:p>-0.508457</text:p>
          </table:table-cell>
          <table:table-cell office:value-type="float" office:value="0.0488199" calcext:value-type="float">
            <text:p>0.0488199</text:p>
          </table:table-cell>
          <table:table-cell office:value-type="float" office:value="0.300438" calcext:value-type="float">
            <text:p>0.300438</text:p>
          </table:table-cell>
          <table:table-cell office:value-type="float" office:value="-0.953082" calcext:value-type="float">
            <text:p>-0.953082</text:p>
          </table:table-cell>
          <table:table-cell office:value-type="float" office:value="-0.217046" calcext:value-type="float">
            <text:p>-0.217046</text:p>
          </table:table-cell>
          <table:table-cell office:value-type="float" office:value="-0.195483" calcext:value-type="float">
            <text:p>-0.195483</text:p>
          </table:table-cell>
          <table:table-cell office:value-type="float" office:value="-0.236495" calcext:value-type="float">
            <text:p>-0.236495</text:p>
          </table:table-cell>
          <table:table-cell office:value-type="float" office:value="-0.0132236" calcext:value-type="float">
            <text:p>-0.0132236</text:p>
          </table:table-cell>
          <table:table-cell office:value-type="float" office:value="-0.185601" calcext:value-type="float">
            <text:p>-0.185601</text:p>
          </table:table-cell>
          <table:table-cell office:value-type="float" office:value="-0.0305265" calcext:value-type="float">
            <text:p>-0.0305265</text:p>
          </table:table-cell>
          <table:table-cell office:value-type="float" office:value="0.246502" calcext:value-type="float">
            <text:p>0.246502</text:p>
          </table:table-cell>
          <table:table-cell office:value-type="float" office:value="-0.82808" calcext:value-type="float">
            <text:p>-0.82808</text:p>
          </table:table-cell>
          <table:table-cell office:value-type="float" office:value="0.567567" calcext:value-type="float">
            <text:p>0.567567</text:p>
          </table:table-cell>
        </table:table-row>
        <table:table-row table:style-name="ro1">
          <table:table-cell office:value-type="float" office:value="0.0643812" calcext:value-type="float">
            <text:p>0.0643812</text:p>
          </table:table-cell>
          <table:table-cell office:value-type="float" office:value="0.203955" calcext:value-type="float">
            <text:p>0.203955</text:p>
          </table:table-cell>
          <table:table-cell office:value-type="float" office:value="-0.00777633" calcext:value-type="float">
            <text:p>-0.00777633</text:p>
          </table:table-cell>
          <table:table-cell office:value-type="float" office:value="0.0359799" calcext:value-type="float">
            <text:p>0.0359799</text:p>
          </table:table-cell>
          <table:table-cell office:value-type="float" office:value="-0.131338" calcext:value-type="float">
            <text:p>-0.131338</text:p>
          </table:table-cell>
          <table:table-cell office:value-type="float" office:value="0.179427" calcext:value-type="float">
            <text:p>0.179427</text:p>
          </table:table-cell>
          <table:table-cell office:value-type="float" office:value="-0.200568" calcext:value-type="float">
            <text:p>-0.200568</text:p>
          </table:table-cell>
          <table:table-cell office:value-type="float" office:value="0.271572" calcext:value-type="float">
            <text:p>0.271572</text:p>
          </table:table-cell>
          <table:table-cell office:value-type="float" office:value="0.00722242" calcext:value-type="float">
            <text:p>0.00722242</text:p>
          </table:table-cell>
          <table:table-cell office:value-type="float" office:value="-0.0662268" calcext:value-type="float">
            <text:p>-0.0662268</text:p>
          </table:table-cell>
          <table:table-cell office:value-type="float" office:value="0.378879" calcext:value-type="float">
            <text:p>0.378879</text:p>
          </table:table-cell>
          <table:table-cell office:value-type="float" office:value="-0.290876" calcext:value-type="float">
            <text:p>-0.290876</text:p>
          </table:table-cell>
          <table:table-cell office:value-type="float" office:value="-0.0666378" calcext:value-type="float">
            <text:p>-0.0666378</text:p>
          </table:table-cell>
          <table:table-cell office:value-type="float" office:value="-0.0669892" calcext:value-type="float">
            <text:p>-0.0669892</text:p>
          </table:table-cell>
          <table:table-cell office:value-type="float" office:value="0.0840187" calcext:value-type="float">
            <text:p>0.0840187</text:p>
          </table:table-cell>
          <table:table-cell office:value-type="float" office:value="-0.0440507" calcext:value-type="float">
            <text:p>-0.0440507</text:p>
          </table:table-cell>
          <table:table-cell office:value-type="float" office:value="0.566924" calcext:value-type="float">
            <text:p>0.566924</text:p>
          </table:table-cell>
          <table:table-cell office:value-type="float" office:value="-0.113466" calcext:value-type="float">
            <text:p>-0.113466</text:p>
          </table:table-cell>
          <table:table-cell office:value-type="float" office:value="0.418076" calcext:value-type="float">
            <text:p>0.418076</text:p>
          </table:table-cell>
          <table:table-cell office:value-type="float" office:value="0.0371959" calcext:value-type="float">
            <text:p>0.0371959</text:p>
          </table:table-cell>
          <table:table-cell office:value-type="float" office:value="1" calcext:value-type="float">
            <text:p>1</text:p>
          </table:table-cell>
          <table:table-cell office:value-type="float" office:value="-0.0089145" calcext:value-type="float">
            <text:p>-0.0089145</text:p>
          </table:table-cell>
          <table:table-cell office:value-type="float" office:value="0.0369266" calcext:value-type="float">
            <text:p>0.0369266</text:p>
          </table:table-cell>
          <table:table-cell office:value-type="float" office:value="0.104667" calcext:value-type="float">
            <text:p>0.104667</text:p>
          </table:table-cell>
          <table:table-cell office:value-type="float" office:value="-0.107851" calcext:value-type="float">
            <text:p>-0.107851</text:p>
          </table:table-cell>
          <table:table-cell office:value-type="float" office:value="0.0178247" calcext:value-type="float">
            <text:p>0.0178247</text:p>
          </table:table-cell>
          <table:table-cell office:value-type="float" office:value="0.00287251" calcext:value-type="float">
            <text:p>0.00287251</text:p>
          </table:table-cell>
          <table:table-cell office:value-type="float" office:value="0.0510951" calcext:value-type="float">
            <text:p>0.0510951</text:p>
          </table:table-cell>
          <table:table-cell office:value-type="float" office:value="-0.0922917" calcext:value-type="float">
            <text:p>-0.0922917</text:p>
          </table:table-cell>
          <table:table-cell office:value-type="float" office:value="-0.295754" calcext:value-type="float">
            <text:p>-0.295754</text:p>
          </table:table-cell>
          <table:table-cell office:value-type="float" office:value="-0.246626" calcext:value-type="float">
            <text:p>-0.246626</text:p>
          </table:table-cell>
          <table:table-cell office:value-type="float" office:value="0.190723" calcext:value-type="float">
            <text:p>0.190723</text:p>
          </table:table-cell>
          <table:table-cell office:value-type="float" office:value="-0.0179257" calcext:value-type="float">
            <text:p>-0.0179257</text:p>
          </table:table-cell>
          <table:table-cell office:value-type="float" office:value="0.0903236" calcext:value-type="float">
            <text:p>0.0903236</text:p>
          </table:table-cell>
          <table:table-cell office:value-type="float" office:value="0.0728937" calcext:value-type="float">
            <text:p>0.0728937</text:p>
          </table:table-cell>
          <table:table-cell office:value-type="float" office:value="-0.268919" calcext:value-type="float">
            <text:p>-0.268919</text:p>
          </table:table-cell>
          <table:table-cell office:value-type="float" office:value="-0.0889563" calcext:value-type="float">
            <text:p>-0.0889563</text:p>
          </table:table-cell>
          <table:table-cell office:value-type="float" office:value="-0.19622" calcext:value-type="float">
            <text:p>-0.19622</text:p>
          </table:table-cell>
          <table:table-cell office:value-type="float" office:value="0.0650418" calcext:value-type="float">
            <text:p>0.0650418</text:p>
          </table:table-cell>
          <table:table-cell office:value-type="float" office:value="-0.1227" calcext:value-type="float">
            <text:p>-0.1227</text:p>
          </table:table-cell>
          <table:table-cell office:value-type="float" office:value="-0.00929653" calcext:value-type="float">
            <text:p>-0.00929653</text:p>
          </table:table-cell>
          <table:table-cell office:value-type="float" office:value="0.105557" calcext:value-type="float">
            <text:p>0.105557</text:p>
          </table:table-cell>
        </table:table-row>
        <table:table-row table:style-name="ro1">
          <table:table-cell office:value-type="float" office:value="-0.364108" calcext:value-type="float">
            <text:p>-0.364108</text:p>
          </table:table-cell>
          <table:table-cell office:value-type="float" office:value="0.126196" calcext:value-type="float">
            <text:p>0.126196</text:p>
          </table:table-cell>
          <table:table-cell office:value-type="float" office:value="-0.194717" calcext:value-type="float">
            <text:p>-0.194717</text:p>
          </table:table-cell>
          <table:table-cell office:value-type="float" office:value="-0.102132" calcext:value-type="float">
            <text:p>-0.102132</text:p>
          </table:table-cell>
          <table:table-cell office:value-type="float" office:value="-0.216985" calcext:value-type="float">
            <text:p>-0.216985</text:p>
          </table:table-cell>
          <table:table-cell office:value-type="float" office:value="0.407355" calcext:value-type="float">
            <text:p>0.407355</text:p>
          </table:table-cell>
          <table:table-cell office:value-type="float" office:value="0.229413" calcext:value-type="float">
            <text:p>0.229413</text:p>
          </table:table-cell>
          <table:table-cell office:value-type="float" office:value="-0.458075" calcext:value-type="float">
            <text:p>-0.458075</text:p>
          </table:table-cell>
          <table:table-cell office:value-type="float" office:value="-0.823498" calcext:value-type="float">
            <text:p>-0.823498</text:p>
          </table:table-cell>
          <table:table-cell office:value-type="float" office:value="-0.355906" calcext:value-type="float">
            <text:p>-0.355906</text:p>
          </table:table-cell>
          <table:table-cell office:value-type="float" office:value="-0.0676397" calcext:value-type="float">
            <text:p>-0.0676397</text:p>
          </table:table-cell>
          <table:table-cell office:value-type="float" office:value="-0.419476" calcext:value-type="float">
            <text:p>-0.419476</text:p>
          </table:table-cell>
          <table:table-cell office:value-type="float" office:value="0.354999" calcext:value-type="float">
            <text:p>0.354999</text:p>
          </table:table-cell>
          <table:table-cell office:value-type="float" office:value="-0.452971" calcext:value-type="float">
            <text:p>-0.452971</text:p>
          </table:table-cell>
          <table:table-cell office:value-type="float" office:value="-0.0160883" calcext:value-type="float">
            <text:p>-0.0160883</text:p>
          </table:table-cell>
          <table:table-cell office:value-type="float" office:value="-0.51956" calcext:value-type="float">
            <text:p>-0.51956</text:p>
          </table:table-cell>
          <table:table-cell office:value-type="float" office:value="0.341922" calcext:value-type="float">
            <text:p>0.341922</text:p>
          </table:table-cell>
          <table:table-cell office:value-type="float" office:value="-0.42458" calcext:value-type="float">
            <text:p>-0.42458</text:p>
          </table:table-cell>
          <table:table-cell office:value-type="float" office:value="0.31154" calcext:value-type="float">
            <text:p>0.31154</text:p>
          </table:table-cell>
          <table:table-cell office:value-type="float" office:value="-0.605441" calcext:value-type="float">
            <text:p>-0.605441</text:p>
          </table:table-cell>
          <table:table-cell office:value-type="float" office:value="-0.0089145" calcext:value-type="float">
            <text:p>-0.0089145</text:p>
          </table:table-cell>
          <table:table-cell office:value-type="float" office:value="1" calcext:value-type="float">
            <text:p>1</text:p>
          </table:table-cell>
          <table:table-cell office:value-type="float" office:value="0.56744" calcext:value-type="float">
            <text:p>0.56744</text:p>
          </table:table-cell>
          <table:table-cell office:value-type="float" office:value="0.439901" calcext:value-type="float">
            <text:p>0.439901</text:p>
          </table:table-cell>
          <table:table-cell office:value-type="float" office:value="0.511191" calcext:value-type="float">
            <text:p>0.511191</text:p>
          </table:table-cell>
          <table:table-cell office:value-type="float" office:value="0.691194" calcext:value-type="float">
            <text:p>0.691194</text:p>
          </table:table-cell>
          <table:table-cell office:value-type="float" office:value="-0.487256" calcext:value-type="float">
            <text:p>-0.487256</text:p>
          </table:table-cell>
          <table:table-cell office:value-type="float" office:value="0.0779215" calcext:value-type="float">
            <text:p>0.0779215</text:p>
          </table:table-cell>
          <table:table-cell office:value-type="float" office:value="-0.493231" calcext:value-type="float">
            <text:p>-0.493231</text:p>
          </table:table-cell>
          <table:table-cell office:value-type="float" office:value="0.333147" calcext:value-type="float">
            <text:p>0.333147</text:p>
          </table:table-cell>
          <table:table-cell office:value-type="float" office:value="0.443923" calcext:value-type="float">
            <text:p>0.443923</text:p>
          </table:table-cell>
          <table:table-cell office:value-type="float" office:value="-0.508722" calcext:value-type="float">
            <text:p>-0.508722</text:p>
          </table:table-cell>
          <table:table-cell office:value-type="float" office:value="0.405594" calcext:value-type="float">
            <text:p>0.405594</text:p>
          </table:table-cell>
          <table:table-cell office:value-type="float" office:value="-0.477696" calcext:value-type="float">
            <text:p>-0.477696</text:p>
          </table:table-cell>
          <table:table-cell office:value-type="float" office:value="-0.484498" calcext:value-type="float">
            <text:p>-0.484498</text:p>
          </table:table-cell>
          <table:table-cell office:value-type="float" office:value="-0.223394" calcext:value-type="float">
            <text:p>-0.223394</text:p>
          </table:table-cell>
          <table:table-cell office:value-type="float" office:value="0.442108" calcext:value-type="float">
            <text:p>0.442108</text:p>
          </table:table-cell>
          <table:table-cell office:value-type="float" office:value="0.224809" calcext:value-type="float">
            <text:p>0.224809</text:p>
          </table:table-cell>
          <table:table-cell office:value-type="float" office:value="0.231227" calcext:value-type="float">
            <text:p>0.231227</text:p>
          </table:table-cell>
          <table:table-cell office:value-type="float" office:value="-0.573964" calcext:value-type="float">
            <text:p>-0.573964</text:p>
          </table:table-cell>
          <table:table-cell office:value-type="float" office:value="0.769367" calcext:value-type="float">
            <text:p>0.769367</text:p>
          </table:table-cell>
          <table:table-cell office:value-type="float" office:value="-0.0970576" calcext:value-type="float">
            <text:p>-0.0970576</text:p>
          </table:table-cell>
        </table:table-row>
        <table:table-row table:style-name="ro1">
          <table:table-cell office:value-type="float" office:value="-0.644009" calcext:value-type="float">
            <text:p>-0.644009</text:p>
          </table:table-cell>
          <table:table-cell office:value-type="float" office:value="-0.29429" calcext:value-type="float">
            <text:p>-0.29429</text:p>
          </table:table-cell>
          <table:table-cell office:value-type="float" office:value="-0.285492" calcext:value-type="float">
            <text:p>-0.285492</text:p>
          </table:table-cell>
          <table:table-cell office:value-type="float" office:value="0.305674" calcext:value-type="float">
            <text:p>0.305674</text:p>
          </table:table-cell>
          <table:table-cell office:value-type="float" office:value="-0.393305" calcext:value-type="float">
            <text:p>-0.393305</text:p>
          </table:table-cell>
          <table:table-cell office:value-type="float" office:value="-0.00593125" calcext:value-type="float">
            <text:p>-0.00593125</text:p>
          </table:table-cell>
          <table:table-cell office:value-type="float" office:value="0.264106" calcext:value-type="float">
            <text:p>0.264106</text:p>
          </table:table-cell>
          <table:table-cell office:value-type="float" office:value="-0.49498" calcext:value-type="float">
            <text:p>-0.49498</text:p>
          </table:table-cell>
          <table:table-cell office:value-type="float" office:value="-0.622983" calcext:value-type="float">
            <text:p>-0.622983</text:p>
          </table:table-cell>
          <table:table-cell office:value-type="float" office:value="-0.637516" calcext:value-type="float">
            <text:p>-0.637516</text:p>
          </table:table-cell>
          <table:table-cell office:value-type="float" office:value="-0.0657365" calcext:value-type="float">
            <text:p>-0.0657365</text:p>
          </table:table-cell>
          <table:table-cell office:value-type="float" office:value="-0.622746" calcext:value-type="float">
            <text:p>-0.622746</text:p>
          </table:table-cell>
          <table:table-cell office:value-type="float" office:value="0.638729" calcext:value-type="float">
            <text:p>0.638729</text:p>
          </table:table-cell>
          <table:table-cell office:value-type="float" office:value="-0.850712" calcext:value-type="float">
            <text:p>-0.850712</text:p>
          </table:table-cell>
          <table:table-cell office:value-type="float" office:value="0.111652" calcext:value-type="float">
            <text:p>0.111652</text:p>
          </table:table-cell>
          <table:table-cell office:value-type="float" office:value="-0.960947" calcext:value-type="float">
            <text:p>-0.960947</text:p>
          </table:table-cell>
          <table:table-cell office:value-type="float" office:value="0.180055" calcext:value-type="float">
            <text:p>0.180055</text:p>
          </table:table-cell>
          <table:table-cell office:value-type="float" office:value="0.0722668" calcext:value-type="float">
            <text:p>0.0722668</text:p>
          </table:table-cell>
          <table:table-cell office:value-type="float" office:value="0.575875" calcext:value-type="float">
            <text:p>0.575875</text:p>
          </table:table-cell>
          <table:table-cell office:value-type="float" office:value="-0.537947" calcext:value-type="float">
            <text:p>-0.537947</text:p>
          </table:table-cell>
          <table:table-cell office:value-type="float" office:value="0.0369266" calcext:value-type="float">
            <text:p>0.0369266</text:p>
          </table:table-cell>
          <table:table-cell office:value-type="float" office:value="0.56744" calcext:value-type="float">
            <text:p>0.56744</text:p>
          </table:table-cell>
          <table:table-cell office:value-type="float" office:value="1" calcext:value-type="float">
            <text:p>1</text:p>
          </table:table-cell>
          <table:table-cell office:value-type="float" office:value="0.421212" calcext:value-type="float">
            <text:p>0.421212</text:p>
          </table:table-cell>
          <table:table-cell office:value-type="float" office:value="0.440954" calcext:value-type="float">
            <text:p>0.440954</text:p>
          </table:table-cell>
          <table:table-cell office:value-type="float" office:value="0.238896" calcext:value-type="float">
            <text:p>0.238896</text:p>
          </table:table-cell>
          <table:table-cell office:value-type="float" office:value="0.0110384" calcext:value-type="float">
            <text:p>0.0110384</text:p>
          </table:table-cell>
          <table:table-cell office:value-type="float" office:value="0.299903" calcext:value-type="float">
            <text:p>0.299903</text:p>
          </table:table-cell>
          <table:table-cell office:value-type="float" office:value="-0.454105" calcext:value-type="float">
            <text:p>-0.454105</text:p>
          </table:table-cell>
          <table:table-cell office:value-type="float" office:value="0.817469" calcext:value-type="float">
            <text:p>0.817469</text:p>
          </table:table-cell>
          <table:table-cell office:value-type="float" office:value="0.514083" calcext:value-type="float">
            <text:p>0.514083</text:p>
          </table:table-cell>
          <table:table-cell office:value-type="float" office:value="-0.635187" calcext:value-type="float">
            <text:p>-0.635187</text:p>
          </table:table-cell>
          <table:table-cell office:value-type="float" office:value="0.321463" calcext:value-type="float">
            <text:p>0.321463</text:p>
          </table:table-cell>
          <table:table-cell office:value-type="float" office:value="-0.32598" calcext:value-type="float">
            <text:p>-0.32598</text:p>
          </table:table-cell>
          <table:table-cell office:value-type="float" office:value="-0.355815" calcext:value-type="float">
            <text:p>-0.355815</text:p>
          </table:table-cell>
          <table:table-cell office:value-type="float" office:value="-0.0703533" calcext:value-type="float">
            <text:p>-0.0703533</text:p>
          </table:table-cell>
          <table:table-cell office:value-type="float" office:value="0.186454" calcext:value-type="float">
            <text:p>0.186454</text:p>
          </table:table-cell>
          <table:table-cell office:value-type="float" office:value="0.400175" calcext:value-type="float">
            <text:p>0.400175</text:p>
          </table:table-cell>
          <table:table-cell office:value-type="float" office:value="0.324623" calcext:value-type="float">
            <text:p>0.324623</text:p>
          </table:table-cell>
          <table:table-cell office:value-type="float" office:value="-0.0650262" calcext:value-type="float">
            <text:p>-0.0650262</text:p>
          </table:table-cell>
          <table:table-cell office:value-type="float" office:value="0.723219" calcext:value-type="float">
            <text:p>0.723219</text:p>
          </table:table-cell>
          <table:table-cell office:value-type="float" office:value="0.134206" calcext:value-type="float">
            <text:p>0.134206</text:p>
          </table:table-cell>
        </table:table-row>
        <table:table-row table:style-name="ro1">
          <table:table-cell office:value-type="float" office:value="0.201665" calcext:value-type="float">
            <text:p>0.201665</text:p>
          </table:table-cell>
          <table:table-cell office:value-type="float" office:value="0.0579917" calcext:value-type="float">
            <text:p>0.0579917</text:p>
          </table:table-cell>
          <table:table-cell office:value-type="float" office:value="-0.159388" calcext:value-type="float">
            <text:p>-0.159388</text:p>
          </table:table-cell>
          <table:table-cell office:value-type="float" office:value="0.170229" calcext:value-type="float">
            <text:p>0.170229</text:p>
          </table:table-cell>
          <table:table-cell office:value-type="float" office:value="-0.309754" calcext:value-type="float">
            <text:p>-0.309754</text:p>
          </table:table-cell>
          <table:table-cell office:value-type="float" office:value="0.159169" calcext:value-type="float">
            <text:p>0.159169</text:p>
          </table:table-cell>
          <table:table-cell office:value-type="float" office:value="-0.0453748" calcext:value-type="float">
            <text:p>-0.0453748</text:p>
          </table:table-cell>
          <table:table-cell office:value-type="float" office:value="0.00749818" calcext:value-type="float">
            <text:p>0.00749818</text:p>
          </table:table-cell>
          <table:table-cell office:value-type="float" office:value="-0.352299" calcext:value-type="float">
            <text:p>-0.352299</text:p>
          </table:table-cell>
          <table:table-cell office:value-type="float" office:value="-0.47435" calcext:value-type="float">
            <text:p>-0.47435</text:p>
          </table:table-cell>
          <table:table-cell office:value-type="float" office:value="0.364184" calcext:value-type="float">
            <text:p>0.364184</text:p>
          </table:table-cell>
          <table:table-cell office:value-type="float" office:value="-0.180125" calcext:value-type="float">
            <text:p>-0.180125</text:p>
          </table:table-cell>
          <table:table-cell office:value-type="float" office:value="-0.20997" calcext:value-type="float">
            <text:p>-0.20997</text:p>
          </table:table-cell>
          <table:table-cell office:value-type="float" office:value="-0.122108" calcext:value-type="float">
            <text:p>-0.122108</text:p>
          </table:table-cell>
          <table:table-cell office:value-type="float" office:value="0.213921" calcext:value-type="float">
            <text:p>0.213921</text:p>
          </table:table-cell>
          <table:table-cell office:value-type="float" office:value="-0.461873" calcext:value-type="float">
            <text:p>-0.461873</text:p>
          </table:table-cell>
          <table:table-cell office:value-type="float" office:value="-0.192634" calcext:value-type="float">
            <text:p>-0.192634</text:p>
          </table:table-cell>
          <table:table-cell office:value-type="float" office:value="-0.21322" calcext:value-type="float">
            <text:p>-0.21322</text:p>
          </table:table-cell>
          <table:table-cell office:value-type="float" office:value="0.383658" calcext:value-type="float">
            <text:p>0.383658</text:p>
          </table:table-cell>
          <table:table-cell office:value-type="float" office:value="-0.416073" calcext:value-type="float">
            <text:p>-0.416073</text:p>
          </table:table-cell>
          <table:table-cell office:value-type="float" office:value="0.104667" calcext:value-type="float">
            <text:p>0.104667</text:p>
          </table:table-cell>
          <table:table-cell office:value-type="float" office:value="0.439901" calcext:value-type="float">
            <text:p>0.439901</text:p>
          </table:table-cell>
          <table:table-cell office:value-type="float" office:value="0.421212" calcext:value-type="float">
            <text:p>0.421212</text:p>
          </table:table-cell>
          <table:table-cell office:value-type="float" office:value="1" calcext:value-type="float">
            <text:p>1</text:p>
          </table:table-cell>
          <table:table-cell office:value-type="float" office:value="-0.110409" calcext:value-type="float">
            <text:p>-0.110409</text:p>
          </table:table-cell>
          <table:table-cell office:value-type="float" office:value="0.248745" calcext:value-type="float">
            <text:p>0.248745</text:p>
          </table:table-cell>
          <table:table-cell office:value-type="float" office:value="0.306148" calcext:value-type="float">
            <text:p>0.306148</text:p>
          </table:table-cell>
          <table:table-cell office:value-type="float" office:value="0.812422" calcext:value-type="float">
            <text:p>0.812422</text:p>
          </table:table-cell>
          <table:table-cell office:value-type="float" office:value="-0.145389" calcext:value-type="float">
            <text:p>-0.145389</text:p>
          </table:table-cell>
          <table:table-cell office:value-type="float" office:value="0.497477" calcext:value-type="float">
            <text:p>0.497477</text:p>
          </table:table-cell>
          <table:table-cell office:value-type="float" office:value="-0.0153337" calcext:value-type="float">
            <text:p>-0.0153337</text:p>
          </table:table-cell>
          <table:table-cell office:value-type="float" office:value="-0.675346" calcext:value-type="float">
            <text:p>-0.675346</text:p>
          </table:table-cell>
          <table:table-cell office:value-type="float" office:value="0.323002" calcext:value-type="float">
            <text:p>0.323002</text:p>
          </table:table-cell>
          <table:table-cell office:value-type="float" office:value="-0.408821" calcext:value-type="float">
            <text:p>-0.408821</text:p>
          </table:table-cell>
          <table:table-cell office:value-type="float" office:value="-0.422108" calcext:value-type="float">
            <text:p>-0.422108</text:p>
          </table:table-cell>
          <table:table-cell office:value-type="float" office:value="-0.365023" calcext:value-type="float">
            <text:p>-0.365023</text:p>
          </table:table-cell>
          <table:table-cell office:value-type="float" office:value="0.00623974" calcext:value-type="float">
            <text:p>0.00623974</text:p>
          </table:table-cell>
          <table:table-cell office:value-type="float" office:value="-0.373572" calcext:value-type="float">
            <text:p>-0.373572</text:p>
          </table:table-cell>
          <table:table-cell office:value-type="float" office:value="-0.289679" calcext:value-type="float">
            <text:p>-0.289679</text:p>
          </table:table-cell>
          <table:table-cell office:value-type="float" office:value="0.181881" calcext:value-type="float">
            <text:p>0.181881</text:p>
          </table:table-cell>
          <table:table-cell office:value-type="float" office:value="0.395363" calcext:value-type="float">
            <text:p>0.395363</text:p>
          </table:table-cell>
          <table:table-cell office:value-type="float" office:value="-0.0853075" calcext:value-type="float">
            <text:p>-0.0853075</text:p>
          </table:table-cell>
        </table:table-row>
        <table:table-row table:style-name="ro1">
          <table:table-cell office:value-type="float" office:value="-0.477087" calcext:value-type="float">
            <text:p>-0.477087</text:p>
          </table:table-cell>
          <table:table-cell office:value-type="float" office:value="0.148684" calcext:value-type="float">
            <text:p>0.148684</text:p>
          </table:table-cell>
          <table:table-cell office:value-type="float" office:value="-0.29158" calcext:value-type="float">
            <text:p>-0.29158</text:p>
          </table:table-cell>
          <table:table-cell office:value-type="float" office:value="-0.0698701" calcext:value-type="float">
            <text:p>-0.0698701</text:p>
          </table:table-cell>
          <table:table-cell office:value-type="float" office:value="0.0999439" calcext:value-type="float">
            <text:p>0.0999439</text:p>
          </table:table-cell>
          <table:table-cell office:value-type="float" office:value="0.317223" calcext:value-type="float">
            <text:p>0.317223</text:p>
          </table:table-cell>
          <table:table-cell office:value-type="float" office:value="0.211986" calcext:value-type="float">
            <text:p>0.211986</text:p>
          </table:table-cell>
          <table:table-cell office:value-type="float" office:value="-0.400449" calcext:value-type="float">
            <text:p>-0.400449</text:p>
          </table:table-cell>
          <table:table-cell office:value-type="float" office:value="-0.561287" calcext:value-type="float">
            <text:p>-0.561287</text:p>
          </table:table-cell>
          <table:table-cell office:value-type="float" office:value="0.0817046" calcext:value-type="float">
            <text:p>0.0817046</text:p>
          </table:table-cell>
          <table:table-cell office:value-type="float" office:value="-0.285519" calcext:value-type="float">
            <text:p>-0.285519</text:p>
          </table:table-cell>
          <table:table-cell office:value-type="float" office:value="-0.501212" calcext:value-type="float">
            <text:p>-0.501212</text:p>
          </table:table-cell>
          <table:table-cell office:value-type="float" office:value="0.473236" calcext:value-type="float">
            <text:p>0.473236</text:p>
          </table:table-cell>
          <table:table-cell office:value-type="float" office:value="-0.48044" calcext:value-type="float">
            <text:p>-0.48044</text:p>
          </table:table-cell>
          <table:table-cell office:value-type="float" office:value="-0.13388" calcext:value-type="float">
            <text:p>-0.13388</text:p>
          </table:table-cell>
          <table:table-cell office:value-type="float" office:value="-0.381973" calcext:value-type="float">
            <text:p>-0.381973</text:p>
          </table:table-cell>
          <table:table-cell office:value-type="float" office:value="0.436077" calcext:value-type="float">
            <text:p>0.436077</text:p>
          </table:table-cell>
          <table:table-cell office:value-type="float" office:value="-0.240869" calcext:value-type="float">
            <text:p>-0.240869</text:p>
          </table:table-cell>
          <table:table-cell office:value-type="float" office:value="0.0019221" calcext:value-type="float">
            <text:p>0.0019221</text:p>
          </table:table-cell>
          <table:table-cell office:value-type="float" office:value="-0.297006" calcext:value-type="float">
            <text:p>-0.297006</text:p>
          </table:table-cell>
          <table:table-cell office:value-type="float" office:value="-0.107851" calcext:value-type="float">
            <text:p>-0.107851</text:p>
          </table:table-cell>
          <table:table-cell office:value-type="float" office:value="0.511191" calcext:value-type="float">
            <text:p>0.511191</text:p>
          </table:table-cell>
          <table:table-cell office:value-type="float" office:value="0.440954" calcext:value-type="float">
            <text:p>0.440954</text:p>
          </table:table-cell>
          <table:table-cell office:value-type="float" office:value="-0.110409" calcext:value-type="float">
            <text:p>-0.110409</text:p>
          </table:table-cell>
          <table:table-cell office:value-type="float" office:value="1" calcext:value-type="float">
            <text:p>1</text:p>
          </table:table-cell>
          <table:table-cell office:value-type="float" office:value="0.199099" calcext:value-type="float">
            <text:p>0.199099</text:p>
          </table:table-cell>
          <table:table-cell office:value-type="float" office:value="-0.577118" calcext:value-type="float">
            <text:p>-0.577118</text:p>
          </table:table-cell>
          <table:table-cell office:value-type="float" office:value="-0.339235" calcext:value-type="float">
            <text:p>-0.339235</text:p>
          </table:table-cell>
          <table:table-cell office:value-type="float" office:value="-0.299248" calcext:value-type="float">
            <text:p>-0.299248</text:p>
          </table:table-cell>
          <table:table-cell office:value-type="float" office:value="0.15872" calcext:value-type="float">
            <text:p>0.15872</text:p>
          </table:table-cell>
          <table:table-cell office:value-type="float" office:value="0.654735" calcext:value-type="float">
            <text:p>0.654735</text:p>
          </table:table-cell>
          <table:table-cell office:value-type="float" office:value="-0.0690519" calcext:value-type="float">
            <text:p>-0.0690519</text:p>
          </table:table-cell>
          <table:table-cell office:value-type="float" office:value="0.151045" calcext:value-type="float">
            <text:p>0.151045</text:p>
          </table:table-cell>
          <table:table-cell office:value-type="float" office:value="-0.142012" calcext:value-type="float">
            <text:p>-0.142012</text:p>
          </table:table-cell>
          <table:table-cell office:value-type="float" office:value="-0.138046" calcext:value-type="float">
            <text:p>-0.138046</text:p>
          </table:table-cell>
          <table:table-cell office:value-type="float" office:value="-0.163346" calcext:value-type="float">
            <text:p>-0.163346</text:p>
          </table:table-cell>
          <table:table-cell office:value-type="float" office:value="0.144221" calcext:value-type="float">
            <text:p>0.144221</text:p>
          </table:table-cell>
          <table:table-cell office:value-type="float" office:value="0.566974" calcext:value-type="float">
            <text:p>0.566974</text:p>
          </table:table-cell>
          <table:table-cell office:value-type="float" office:value="0.750083" calcext:value-type="float">
            <text:p>0.750083</text:p>
          </table:table-cell>
          <table:table-cell office:value-type="float" office:value="-0.569931" calcext:value-type="float">
            <text:p>-0.569931</text:p>
          </table:table-cell>
          <table:table-cell office:value-type="float" office:value="0.40515" calcext:value-type="float">
            <text:p>0.40515</text:p>
          </table:table-cell>
          <table:table-cell office:value-type="float" office:value="0.238398" calcext:value-type="float">
            <text:p>0.238398</text:p>
          </table:table-cell>
        </table:table-row>
        <table:table-row table:style-name="ro1">
          <table:table-cell office:value-type="float" office:value="-0.0835885" calcext:value-type="float">
            <text:p>-0.0835885</text:p>
          </table:table-cell>
          <table:table-cell office:value-type="float" office:value="-0.256833" calcext:value-type="float">
            <text:p>-0.256833</text:p>
          </table:table-cell>
          <table:table-cell office:value-type="float" office:value="-0.465675" calcext:value-type="float">
            <text:p>-0.465675</text:p>
          </table:table-cell>
          <table:table-cell office:value-type="float" office:value="0.0271696" calcext:value-type="float">
            <text:p>0.0271696</text:p>
          </table:table-cell>
          <table:table-cell office:value-type="float" office:value="-0.384068" calcext:value-type="float">
            <text:p>-0.384068</text:p>
          </table:table-cell>
          <table:table-cell office:value-type="float" office:value="0.153037" calcext:value-type="float">
            <text:p>0.153037</text:p>
          </table:table-cell>
          <table:table-cell office:value-type="float" office:value="0.534033" calcext:value-type="float">
            <text:p>0.534033</text:p>
          </table:table-cell>
          <table:table-cell office:value-type="float" office:value="-0.154738" calcext:value-type="float">
            <text:p>-0.154738</text:p>
          </table:table-cell>
          <table:table-cell office:value-type="float" office:value="-0.614717" calcext:value-type="float">
            <text:p>-0.614717</text:p>
          </table:table-cell>
          <table:table-cell office:value-type="float" office:value="-0.150937" calcext:value-type="float">
            <text:p>-0.150937</text:p>
          </table:table-cell>
          <table:table-cell office:value-type="float" office:value="0.113919" calcext:value-type="float">
            <text:p>0.113919</text:p>
          </table:table-cell>
          <table:table-cell office:value-type="float" office:value="-0.37443" calcext:value-type="float">
            <text:p>-0.37443</text:p>
          </table:table-cell>
          <table:table-cell office:value-type="float" office:value="0.0775743" calcext:value-type="float">
            <text:p>0.0775743</text:p>
          </table:table-cell>
          <table:table-cell office:value-type="float" office:value="-0.40197" calcext:value-type="float">
            <text:p>-0.40197</text:p>
          </table:table-cell>
          <table:table-cell office:value-type="float" office:value="0.397829" calcext:value-type="float">
            <text:p>0.397829</text:p>
          </table:table-cell>
          <table:table-cell office:value-type="float" office:value="-0.263391" calcext:value-type="float">
            <text:p>-0.263391</text:p>
          </table:table-cell>
          <table:table-cell office:value-type="float" office:value="0.323698" calcext:value-type="float">
            <text:p>0.323698</text:p>
          </table:table-cell>
          <table:table-cell office:value-type="float" office:value="-0.278087" calcext:value-type="float">
            <text:p>-0.278087</text:p>
          </table:table-cell>
          <table:table-cell office:value-type="float" office:value="0.102688" calcext:value-type="float">
            <text:p>0.102688</text:p>
          </table:table-cell>
          <table:table-cell office:value-type="float" office:value="-0.727148" calcext:value-type="float">
            <text:p>-0.727148</text:p>
          </table:table-cell>
          <table:table-cell office:value-type="float" office:value="0.0178247" calcext:value-type="float">
            <text:p>0.0178247</text:p>
          </table:table-cell>
          <table:table-cell office:value-type="float" office:value="0.691194" calcext:value-type="float">
            <text:p>0.691194</text:p>
          </table:table-cell>
          <table:table-cell office:value-type="float" office:value="0.238896" calcext:value-type="float">
            <text:p>0.238896</text:p>
          </table:table-cell>
          <table:table-cell office:value-type="float" office:value="0.248745" calcext:value-type="float">
            <text:p>0.248745</text:p>
          </table:table-cell>
          <table:table-cell office:value-type="float" office:value="0.199099" calcext:value-type="float">
            <text:p>0.199099</text:p>
          </table:table-cell>
          <table:table-cell office:value-type="float" office:value="1" calcext:value-type="float">
            <text:p>1</text:p>
          </table:table-cell>
          <table:table-cell office:value-type="float" office:value="-0.498719" calcext:value-type="float">
            <text:p>-0.498719</text:p>
          </table:table-cell>
          <table:table-cell office:value-type="float" office:value="-0.150035" calcext:value-type="float">
            <text:p>-0.150035</text:p>
          </table:table-cell>
          <table:table-cell office:value-type="float" office:value="-0.632417" calcext:value-type="float">
            <text:p>-0.632417</text:p>
          </table:table-cell>
          <table:table-cell office:value-type="float" office:value="0.0646966" calcext:value-type="float">
            <text:p>0.0646966</text:p>
          </table:table-cell>
          <table:table-cell office:value-type="float" office:value="-0.12556" calcext:value-type="float">
            <text:p>-0.12556</text:p>
          </table:table-cell>
          <table:table-cell office:value-type="float" office:value="-0.233615" calcext:value-type="float">
            <text:p>-0.233615</text:p>
          </table:table-cell>
          <table:table-cell office:value-type="float" office:value="0.678518" calcext:value-type="float">
            <text:p>0.678518</text:p>
          </table:table-cell>
          <table:table-cell office:value-type="float" office:value="-0.000848668" calcext:value-type="float">
            <text:p>-0.000848668</text:p>
          </table:table-cell>
          <table:table-cell office:value-type="float" office:value="-0.00957553" calcext:value-type="float">
            <text:p>-0.00957553</text:p>
          </table:table-cell>
          <table:table-cell office:value-type="float" office:value="0.269475" calcext:value-type="float">
            <text:p>0.269475</text:p>
          </table:table-cell>
          <table:table-cell office:value-type="float" office:value="0.424926" calcext:value-type="float">
            <text:p>0.424926</text:p>
          </table:table-cell>
          <table:table-cell office:value-type="float" office:value="0.251074" calcext:value-type="float">
            <text:p>0.251074</text:p>
          </table:table-cell>
          <table:table-cell office:value-type="float" office:value="-0.0860971" calcext:value-type="float">
            <text:p>-0.0860971</text:p>
          </table:table-cell>
          <table:table-cell office:value-type="float" office:value="-0.431484" calcext:value-type="float">
            <text:p>-0.431484</text:p>
          </table:table-cell>
          <table:table-cell office:value-type="float" office:value="0.710391" calcext:value-type="float">
            <text:p>0.710391</text:p>
          </table:table-cell>
          <table:table-cell office:value-type="float" office:value="-0.566644" calcext:value-type="float">
            <text:p>-0.566644</text:p>
          </table:table-cell>
        </table:table-row>
        <table:table-row table:style-name="ro1">
          <table:table-cell office:value-type="float" office:value="0.29738" calcext:value-type="float">
            <text:p>0.29738</text:p>
          </table:table-cell>
          <table:table-cell office:value-type="float" office:value="-0.0734155" calcext:value-type="float">
            <text:p>-0.0734155</text:p>
          </table:table-cell>
          <table:table-cell office:value-type="float" office:value="0.259678" calcext:value-type="float">
            <text:p>0.259678</text:p>
          </table:table-cell>
          <table:table-cell office:value-type="float" office:value="0.203124" calcext:value-type="float">
            <text:p>0.203124</text:p>
          </table:table-cell>
          <table:table-cell office:value-type="float" office:value="-0.164938" calcext:value-type="float">
            <text:p>-0.164938</text:p>
          </table:table-cell>
          <table:table-cell office:value-type="float" office:value="-0.152186" calcext:value-type="float">
            <text:p>-0.152186</text:p>
          </table:table-cell>
          <table:table-cell office:value-type="float" office:value="-0.3778" calcext:value-type="float">
            <text:p>-0.3778</text:p>
          </table:table-cell>
          <table:table-cell office:value-type="float" office:value="-0.021389" calcext:value-type="float">
            <text:p>-0.021389</text:p>
          </table:table-cell>
          <table:table-cell office:value-type="float" office:value="0.355616" calcext:value-type="float">
            <text:p>0.355616</text:p>
          </table:table-cell>
          <table:table-cell office:value-type="float" office:value="-0.432484" calcext:value-type="float">
            <text:p>-0.432484</text:p>
          </table:table-cell>
          <table:table-cell office:value-type="float" office:value="0.0136853" calcext:value-type="float">
            <text:p>0.0136853</text:p>
          </table:table-cell>
          <table:table-cell office:value-type="float" office:value="0.424141" calcext:value-type="float">
            <text:p>0.424141</text:p>
          </table:table-cell>
          <table:table-cell office:value-type="float" office:value="-0.292823" calcext:value-type="float">
            <text:p>-0.292823</text:p>
          </table:table-cell>
          <table:table-cell office:value-type="float" office:value="0.171865" calcext:value-type="float">
            <text:p>0.171865</text:p>
          </table:table-cell>
          <table:table-cell office:value-type="float" office:value="-0.0204113" calcext:value-type="float">
            <text:p>-0.0204113</text:p>
          </table:table-cell>
          <table:table-cell office:value-type="float" office:value="-0.0260691" calcext:value-type="float">
            <text:p>-0.0260691</text:p>
          </table:table-cell>
          <table:table-cell office:value-type="float" office:value="-0.471996" calcext:value-type="float">
            <text:p>-0.471996</text:p>
          </table:table-cell>
          <table:table-cell office:value-type="float" office:value="0.161447" calcext:value-type="float">
            <text:p>0.161447</text:p>
          </table:table-cell>
          <table:table-cell office:value-type="float" office:value="0.199032" calcext:value-type="float">
            <text:p>0.199032</text:p>
          </table:table-cell>
          <table:table-cell office:value-type="float" office:value="0.355658" calcext:value-type="float">
            <text:p>0.355658</text:p>
          </table:table-cell>
          <table:table-cell office:value-type="float" office:value="0.00287251" calcext:value-type="float">
            <text:p>0.00287251</text:p>
          </table:table-cell>
          <table:table-cell office:value-type="float" office:value="-0.487256" calcext:value-type="float">
            <text:p>-0.487256</text:p>
          </table:table-cell>
          <table:table-cell office:value-type="float" office:value="0.0110384" calcext:value-type="float">
            <text:p>0.0110384</text:p>
          </table:table-cell>
          <table:table-cell office:value-type="float" office:value="0.306148" calcext:value-type="float">
            <text:p>0.306148</text:p>
          </table:table-cell>
          <table:table-cell office:value-type="float" office:value="-0.577118" calcext:value-type="float">
            <text:p>-0.577118</text:p>
          </table:table-cell>
          <table:table-cell office:value-type="float" office:value="-0.498719" calcext:value-type="float">
            <text:p>-0.498719</text:p>
          </table:table-cell>
          <table:table-cell office:value-type="float" office:value="1" calcext:value-type="float">
            <text:p>1</text:p>
          </table:table-cell>
          <table:table-cell office:value-type="float" office:value="0.7299" calcext:value-type="float">
            <text:p>0.7299</text:p>
          </table:table-cell>
          <table:table-cell office:value-type="float" office:value="0.623335" calcext:value-type="float">
            <text:p>0.623335</text:p>
          </table:table-cell>
          <table:table-cell office:value-type="float" office:value="0.276943" calcext:value-type="float">
            <text:p>0.276943</text:p>
          </table:table-cell>
          <table:table-cell office:value-type="float" office:value="-0.110481" calcext:value-type="float">
            <text:p>-0.110481</text:p>
          </table:table-cell>
          <table:table-cell office:value-type="float" office:value="-0.3519" calcext:value-type="float">
            <text:p>-0.3519</text:p>
          </table:table-cell>
          <table:table-cell office:value-type="float" office:value="-0.333308" calcext:value-type="float">
            <text:p>-0.333308</text:p>
          </table:table-cell>
          <table:table-cell office:value-type="float" office:value="-0.192018" calcext:value-type="float">
            <text:p>-0.192018</text:p>
          </table:table-cell>
          <table:table-cell office:value-type="float" office:value="-0.201909" calcext:value-type="float">
            <text:p>-0.201909</text:p>
          </table:table-cell>
          <table:table-cell office:value-type="float" office:value="0.0205187" calcext:value-type="float">
            <text:p>0.0205187</text:p>
          </table:table-cell>
          <table:table-cell office:value-type="float" office:value="-0.190597" calcext:value-type="float">
            <text:p>-0.190597</text:p>
          </table:table-cell>
          <table:table-cell office:value-type="float" office:value="-0.528443" calcext:value-type="float">
            <text:p>-0.528443</text:p>
          </table:table-cell>
          <table:table-cell office:value-type="float" office:value="-0.571208" calcext:value-type="float">
            <text:p>-0.571208</text:p>
          </table:table-cell>
          <table:table-cell office:value-type="float" office:value="0.846286" calcext:value-type="float">
            <text:p>0.846286</text:p>
          </table:table-cell>
          <table:table-cell office:value-type="float" office:value="-0.30688" calcext:value-type="float">
            <text:p>-0.30688</text:p>
          </table:table-cell>
          <table:table-cell office:value-type="float" office:value="0.100875" calcext:value-type="float">
            <text:p>0.100875</text:p>
          </table:table-cell>
        </table:table-row>
        <table:table-row table:style-name="ro1">
          <table:table-cell office:value-type="float" office:value="0.253787" calcext:value-type="float">
            <text:p>0.253787</text:p>
          </table:table-cell>
          <table:table-cell office:value-type="float" office:value="0.081152" calcext:value-type="float">
            <text:p>0.081152</text:p>
          </table:table-cell>
          <table:table-cell office:value-type="float" office:value="0.111227" calcext:value-type="float">
            <text:p>0.111227</text:p>
          </table:table-cell>
          <table:table-cell office:value-type="float" office:value="0.172338" calcext:value-type="float">
            <text:p>0.172338</text:p>
          </table:table-cell>
          <table:table-cell office:value-type="float" office:value="-0.279293" calcext:value-type="float">
            <text:p>-0.279293</text:p>
          </table:table-cell>
          <table:table-cell office:value-type="float" office:value="0.0514794" calcext:value-type="float">
            <text:p>0.0514794</text:p>
          </table:table-cell>
          <table:table-cell office:value-type="float" office:value="-0.250371" calcext:value-type="float">
            <text:p>-0.250371</text:p>
          </table:table-cell>
          <table:table-cell office:value-type="float" office:value="0.0199473" calcext:value-type="float">
            <text:p>0.0199473</text:p>
          </table:table-cell>
          <table:table-cell office:value-type="float" office:value="-0.0407314" calcext:value-type="float">
            <text:p>-0.0407314</text:p>
          </table:table-cell>
          <table:table-cell office:value-type="float" office:value="-0.540732" calcext:value-type="float">
            <text:p>-0.540732</text:p>
          </table:table-cell>
          <table:table-cell office:value-type="float" office:value="0.280622" calcext:value-type="float">
            <text:p>0.280622</text:p>
          </table:table-cell>
          <table:table-cell office:value-type="float" office:value="0.0966562" calcext:value-type="float">
            <text:p>0.0966562</text:p>
          </table:table-cell>
          <table:table-cell office:value-type="float" office:value="-0.257443" calcext:value-type="float">
            <text:p>-0.257443</text:p>
          </table:table-cell>
          <table:table-cell office:value-type="float" office:value="0.0722817" calcext:value-type="float">
            <text:p>0.0722817</text:p>
          </table:table-cell>
          <table:table-cell office:value-type="float" office:value="0.0305547" calcext:value-type="float">
            <text:p>0.0305547</text:p>
          </table:table-cell>
          <table:table-cell office:value-type="float" office:value="-0.323651" calcext:value-type="float">
            <text:p>-0.323651</text:p>
          </table:table-cell>
          <table:table-cell office:value-type="float" office:value="-0.421173" calcext:value-type="float">
            <text:p>-0.421173</text:p>
          </table:table-cell>
          <table:table-cell office:value-type="float" office:value="-0.0610264" calcext:value-type="float">
            <text:p>-0.0610264</text:p>
          </table:table-cell>
          <table:table-cell office:value-type="float" office:value="0.332157" calcext:value-type="float">
            <text:p>0.332157</text:p>
          </table:table-cell>
          <table:table-cell office:value-type="float" office:value="-0.0632712" calcext:value-type="float">
            <text:p>-0.0632712</text:p>
          </table:table-cell>
          <table:table-cell office:value-type="float" office:value="0.0510951" calcext:value-type="float">
            <text:p>0.0510951</text:p>
          </table:table-cell>
          <table:table-cell office:value-type="float" office:value="0.0779215" calcext:value-type="float">
            <text:p>0.0779215</text:p>
          </table:table-cell>
          <table:table-cell office:value-type="float" office:value="0.299903" calcext:value-type="float">
            <text:p>0.299903</text:p>
          </table:table-cell>
          <table:table-cell office:value-type="float" office:value="0.812422" calcext:value-type="float">
            <text:p>0.812422</text:p>
          </table:table-cell>
          <table:table-cell office:value-type="float" office:value="-0.339235" calcext:value-type="float">
            <text:p>-0.339235</text:p>
          </table:table-cell>
          <table:table-cell office:value-type="float" office:value="-0.150035" calcext:value-type="float">
            <text:p>-0.150035</text:p>
          </table:table-cell>
          <table:table-cell office:value-type="float" office:value="0.7299" calcext:value-type="float">
            <text:p>0.7299</text:p>
          </table:table-cell>
          <table:table-cell office:value-type="float" office:value="1" calcext:value-type="float">
            <text:p>1</text:p>
          </table:table-cell>
          <table:table-cell office:value-type="float" office:value="0.240256" calcext:value-type="float">
            <text:p>0.240256</text:p>
          </table:table-cell>
          <table:table-cell office:value-type="float" office:value="0.514532" calcext:value-type="float">
            <text:p>0.514532</text:p>
          </table:table-cell>
          <table:table-cell office:value-type="float" office:value="-0.0281593" calcext:value-type="float">
            <text:p>-0.0281593</text:p>
          </table:table-cell>
          <table:table-cell office:value-type="float" office:value="-0.633194" calcext:value-type="float">
            <text:p>-0.633194</text:p>
          </table:table-cell>
          <table:table-cell office:value-type="float" office:value="-0.0162868" calcext:value-type="float">
            <text:p>-0.0162868</text:p>
          </table:table-cell>
          <table:table-cell office:value-type="float" office:value="-0.463497" calcext:value-type="float">
            <text:p>-0.463497</text:p>
          </table:table-cell>
          <table:table-cell office:value-type="float" office:value="-0.472501" calcext:value-type="float">
            <text:p>-0.472501</text:p>
          </table:table-cell>
          <table:table-cell office:value-type="float" office:value="-0.376454" calcext:value-type="float">
            <text:p>-0.376454</text:p>
          </table:table-cell>
          <table:table-cell office:value-type="float" office:value="-0.0993152" calcext:value-type="float">
            <text:p>-0.0993152</text:p>
          </table:table-cell>
          <table:table-cell office:value-type="float" office:value="-0.577743" calcext:value-type="float">
            <text:p>-0.577743</text:p>
          </table:table-cell>
          <table:table-cell office:value-type="float" office:value="-0.464782" calcext:value-type="float">
            <text:p>-0.464782</text:p>
          </table:table-cell>
          <table:table-cell office:value-type="float" office:value="0.496767" calcext:value-type="float">
            <text:p>0.496767</text:p>
          </table:table-cell>
          <table:table-cell office:value-type="float" office:value="0.0859143" calcext:value-type="float">
            <text:p>0.0859143</text:p>
          </table:table-cell>
          <table:table-cell office:value-type="float" office:value="0.125776" calcext:value-type="float">
            <text:p>0.125776</text:p>
          </table:table-cell>
        </table:table-row>
        <table:table-row table:style-name="ro1">
          <table:table-cell office:value-type="float" office:value="0.392655" calcext:value-type="float">
            <text:p>0.392655</text:p>
          </table:table-cell>
          <table:table-cell office:value-type="float" office:value="0.460444" calcext:value-type="float">
            <text:p>0.460444</text:p>
          </table:table-cell>
          <table:table-cell office:value-type="float" office:value="0.546125" calcext:value-type="float">
            <text:p>0.546125</text:p>
          </table:table-cell>
          <table:table-cell office:value-type="float" office:value="-0.287012" calcext:value-type="float">
            <text:p>-0.287012</text:p>
          </table:table-cell>
          <table:table-cell office:value-type="float" office:value="0.372103" calcext:value-type="float">
            <text:p>0.372103</text:p>
          </table:table-cell>
          <table:table-cell office:value-type="float" office:value="0.276553" calcext:value-type="float">
            <text:p>0.276553</text:p>
          </table:table-cell>
          <table:table-cell office:value-type="float" office:value="-0.649357" calcext:value-type="float">
            <text:p>-0.649357</text:p>
          </table:table-cell>
          <table:table-cell office:value-type="float" office:value="-0.188379" calcext:value-type="float">
            <text:p>-0.188379</text:p>
          </table:table-cell>
          <table:table-cell office:value-type="float" office:value="0.377329" calcext:value-type="float">
            <text:p>0.377329</text:p>
          </table:table-cell>
          <table:table-cell office:value-type="float" office:value="0.0393497" calcext:value-type="float">
            <text:p>0.0393497</text:p>
          </table:table-cell>
          <table:table-cell office:value-type="float" office:value="-0.403401" calcext:value-type="float">
            <text:p>-0.403401</text:p>
          </table:table-cell>
          <table:table-cell office:value-type="float" office:value="0.700945" calcext:value-type="float">
            <text:p>0.700945</text:p>
          </table:table-cell>
          <table:table-cell office:value-type="float" office:value="-0.385886" calcext:value-type="float">
            <text:p>-0.385886</text:p>
          </table:table-cell>
          <table:table-cell office:value-type="float" office:value="0.562782" calcext:value-type="float">
            <text:p>0.562782</text:p>
          </table:table-cell>
          <table:table-cell office:value-type="float" office:value="-0.438338" calcext:value-type="float">
            <text:p>-0.438338</text:p>
          </table:table-cell>
          <table:table-cell office:value-type="float" office:value="0.516979" calcext:value-type="float">
            <text:p>0.516979</text:p>
          </table:table-cell>
          <table:table-cell office:value-type="float" office:value="-0.200934" calcext:value-type="float">
            <text:p>-0.200934</text:p>
          </table:table-cell>
          <table:table-cell office:value-type="float" office:value="-0.214135" calcext:value-type="float">
            <text:p>-0.214135</text:p>
          </table:table-cell>
          <table:table-cell office:value-type="float" office:value="-0.181481" calcext:value-type="float">
            <text:p>-0.181481</text:p>
          </table:table-cell>
          <table:table-cell office:value-type="float" office:value="0.773518" calcext:value-type="float">
            <text:p>0.773518</text:p>
          </table:table-cell>
          <table:table-cell office:value-type="float" office:value="-0.0922917" calcext:value-type="float">
            <text:p>-0.0922917</text:p>
          </table:table-cell>
          <table:table-cell office:value-type="float" office:value="-0.493231" calcext:value-type="float">
            <text:p>-0.493231</text:p>
          </table:table-cell>
          <table:table-cell office:value-type="float" office:value="-0.454105" calcext:value-type="float">
            <text:p>-0.454105</text:p>
          </table:table-cell>
          <table:table-cell office:value-type="float" office:value="-0.145389" calcext:value-type="float">
            <text:p>-0.145389</text:p>
          </table:table-cell>
          <table:table-cell office:value-type="float" office:value="-0.299248" calcext:value-type="float">
            <text:p>-0.299248</text:p>
          </table:table-cell>
          <table:table-cell office:value-type="float" office:value="-0.632417" calcext:value-type="float">
            <text:p>-0.632417</text:p>
          </table:table-cell>
          <table:table-cell office:value-type="float" office:value="0.623335" calcext:value-type="float">
            <text:p>0.623335</text:p>
          </table:table-cell>
          <table:table-cell office:value-type="float" office:value="0.240256" calcext:value-type="float">
            <text:p>0.240256</text:p>
          </table:table-cell>
          <table:table-cell office:value-type="float" office:value="1" calcext:value-type="float">
            <text:p>1</text:p>
          </table:table-cell>
          <table:table-cell office:value-type="float" office:value="-0.324029" calcext:value-type="float">
            <text:p>-0.324029</text:p>
          </table:table-cell>
          <table:table-cell office:value-type="float" office:value="0.212113" calcext:value-type="float">
            <text:p>0.212113</text:p>
          </table:table-cell>
          <table:table-cell office:value-type="float" office:value="-0.00722394" calcext:value-type="float">
            <text:p>-0.00722394</text:p>
          </table:table-cell>
          <table:table-cell office:value-type="float" office:value="-0.736467" calcext:value-type="float">
            <text:p>-0.736467</text:p>
          </table:table-cell>
          <table:table-cell office:value-type="float" office:value="-0.288902" calcext:value-type="float">
            <text:p>-0.288902</text:p>
          </table:table-cell>
          <table:table-cell office:value-type="float" office:value="-0.268441" calcext:value-type="float">
            <text:p>-0.268441</text:p>
          </table:table-cell>
          <table:table-cell office:value-type="float" office:value="-0.127083" calcext:value-type="float">
            <text:p>-0.127083</text:p>
          </table:table-cell>
          <table:table-cell office:value-type="float" office:value="-0.0569922" calcext:value-type="float">
            <text:p>-0.0569922</text:p>
          </table:table-cell>
          <table:table-cell office:value-type="float" office:value="-0.441908" calcext:value-type="float">
            <text:p>-0.441908</text:p>
          </table:table-cell>
          <table:table-cell office:value-type="float" office:value="-0.239984" calcext:value-type="float">
            <text:p>-0.239984</text:p>
          </table:table-cell>
          <table:table-cell office:value-type="float" office:value="0.455606" calcext:value-type="float">
            <text:p>0.455606</text:p>
          </table:table-cell>
          <table:table-cell office:value-type="float" office:value="-0.626738" calcext:value-type="float">
            <text:p>-0.626738</text:p>
          </table:table-cell>
          <table:table-cell office:value-type="float" office:value="0.307826" calcext:value-type="float">
            <text:p>0.307826</text:p>
          </table:table-cell>
        </table:table-row>
        <table:table-row table:style-name="ro1">
          <table:table-cell office:value-type="float" office:value="-0.442277" calcext:value-type="float">
            <text:p>-0.442277</text:p>
          </table:table-cell>
          <table:table-cell office:value-type="float" office:value="-0.445316" calcext:value-type="float">
            <text:p>-0.445316</text:p>
          </table:table-cell>
          <table:table-cell office:value-type="float" office:value="-0.21037" calcext:value-type="float">
            <text:p>-0.21037</text:p>
          </table:table-cell>
          <table:table-cell office:value-type="float" office:value="0.471557" calcext:value-type="float">
            <text:p>0.471557</text:p>
          </table:table-cell>
          <table:table-cell office:value-type="float" office:value="-0.453791" calcext:value-type="float">
            <text:p>-0.453791</text:p>
          </table:table-cell>
          <table:table-cell office:value-type="float" office:value="-0.239484" calcext:value-type="float">
            <text:p>-0.239484</text:p>
          </table:table-cell>
          <table:table-cell office:value-type="float" office:value="0.229344" calcext:value-type="float">
            <text:p>0.229344</text:p>
          </table:table-cell>
          <table:table-cell office:value-type="float" office:value="-0.312912" calcext:value-type="float">
            <text:p>-0.312912</text:p>
          </table:table-cell>
          <table:table-cell office:value-type="float" office:value="-0.357226" calcext:value-type="float">
            <text:p>-0.357226</text:p>
          </table:table-cell>
          <table:table-cell office:value-type="float" office:value="-0.677632" calcext:value-type="float">
            <text:p>-0.677632</text:p>
          </table:table-cell>
          <table:table-cell office:value-type="float" office:value="0.0575391" calcext:value-type="float">
            <text:p>0.0575391</text:p>
          </table:table-cell>
          <table:table-cell office:value-type="float" office:value="-0.325661" calcext:value-type="float">
            <text:p>-0.325661</text:p>
          </table:table-cell>
          <table:table-cell office:value-type="float" office:value="0.4384" calcext:value-type="float">
            <text:p>0.4384</text:p>
          </table:table-cell>
          <table:table-cell office:value-type="float" office:value="-0.61057" calcext:value-type="float">
            <text:p>-0.61057</text:p>
          </table:table-cell>
          <table:table-cell office:value-type="float" office:value="0.140361" calcext:value-type="float">
            <text:p>0.140361</text:p>
          </table:table-cell>
          <table:table-cell office:value-type="float" office:value="-0.847524" calcext:value-type="float">
            <text:p>-0.847524</text:p>
          </table:table-cell>
          <table:table-cell office:value-type="float" office:value="-0.412791" calcext:value-type="float">
            <text:p>-0.412791</text:p>
          </table:table-cell>
          <table:table-cell office:value-type="float" office:value="0.225558" calcext:value-type="float">
            <text:p>0.225558</text:p>
          </table:table-cell>
          <table:table-cell office:value-type="float" office:value="0.443781" calcext:value-type="float">
            <text:p>0.443781</text:p>
          </table:table-cell>
          <table:table-cell office:value-type="float" office:value="-0.508457" calcext:value-type="float">
            <text:p>-0.508457</text:p>
          </table:table-cell>
          <table:table-cell office:value-type="float" office:value="-0.295754" calcext:value-type="float">
            <text:p>-0.295754</text:p>
          </table:table-cell>
          <table:table-cell office:value-type="float" office:value="0.333147" calcext:value-type="float">
            <text:p>0.333147</text:p>
          </table:table-cell>
          <table:table-cell office:value-type="float" office:value="0.817469" calcext:value-type="float">
            <text:p>0.817469</text:p>
          </table:table-cell>
          <table:table-cell office:value-type="float" office:value="0.497477" calcext:value-type="float">
            <text:p>0.497477</text:p>
          </table:table-cell>
          <table:table-cell office:value-type="float" office:value="0.15872" calcext:value-type="float">
            <text:p>0.15872</text:p>
          </table:table-cell>
          <table:table-cell office:value-type="float" office:value="0.0646966" calcext:value-type="float">
            <text:p>0.0646966</text:p>
          </table:table-cell>
          <table:table-cell office:value-type="float" office:value="0.276943" calcext:value-type="float">
            <text:p>0.276943</text:p>
          </table:table-cell>
          <table:table-cell office:value-type="float" office:value="0.514532" calcext:value-type="float">
            <text:p>0.514532</text:p>
          </table:table-cell>
          <table:table-cell office:value-type="float" office:value="-0.324029" calcext:value-type="float">
            <text:p>-0.324029</text:p>
          </table:table-cell>
          <table:table-cell office:value-type="float" office:value="1" calcext:value-type="float">
            <text:p>1</text:p>
          </table:table-cell>
          <table:table-cell office:value-type="float" office:value="0.334133" calcext:value-type="float">
            <text:p>0.334133</text:p>
          </table:table-cell>
          <table:table-cell office:value-type="float" office:value="-0.676356" calcext:value-type="float">
            <text:p>-0.676356</text:p>
          </table:table-cell>
          <table:table-cell office:value-type="float" office:value="0.352991" calcext:value-type="float">
            <text:p>0.352991</text:p>
          </table:table-cell>
          <table:table-cell office:value-type="float" office:value="-0.255709" calcext:value-type="float">
            <text:p>-0.255709</text:p>
          </table:table-cell>
          <table:table-cell office:value-type="float" office:value="-0.283114" calcext:value-type="float">
            <text:p>-0.283114</text:p>
          </table:table-cell>
          <table:table-cell office:value-type="float" office:value="0.0138532" calcext:value-type="float">
            <text:p>0.0138532</text:p>
          </table:table-cell>
          <table:table-cell office:value-type="float" office:value="-0.0183625" calcext:value-type="float">
            <text:p>-0.0183625</text:p>
          </table:table-cell>
          <table:table-cell office:value-type="float" office:value="0.10776" calcext:value-type="float">
            <text:p>0.10776</text:p>
          </table:table-cell>
          <table:table-cell office:value-type="float" office:value="-0.0309975" calcext:value-type="float">
            <text:p>-0.0309975</text:p>
          </table:table-cell>
          <table:table-cell office:value-type="float" office:value="0.2463" calcext:value-type="float">
            <text:p>0.2463</text:p>
          </table:table-cell>
          <table:table-cell office:value-type="float" office:value="0.560912" calcext:value-type="float">
            <text:p>0.560912</text:p>
          </table:table-cell>
          <table:table-cell office:value-type="float" office:value="-0.0163177" calcext:value-type="float">
            <text:p>-0.0163177</text:p>
          </table:table-cell>
        </table:table-row>
        <table:table-row table:style-name="ro1">
          <table:table-cell office:value-type="float" office:value="-0.512879" calcext:value-type="float">
            <text:p>-0.512879</text:p>
          </table:table-cell>
          <table:table-cell office:value-type="float" office:value="0.290978" calcext:value-type="float">
            <text:p>0.290978</text:p>
          </table:table-cell>
          <table:table-cell office:value-type="float" office:value="0.170671" calcext:value-type="float">
            <text:p>0.170671</text:p>
          </table:table-cell>
          <table:table-cell office:value-type="float" office:value="-0.181515" calcext:value-type="float">
            <text:p>-0.181515</text:p>
          </table:table-cell>
          <table:table-cell office:value-type="float" office:value="0.198845" calcext:value-type="float">
            <text:p>0.198845</text:p>
          </table:table-cell>
          <table:table-cell office:value-type="float" office:value="0.439153" calcext:value-type="float">
            <text:p>0.439153</text:p>
          </table:table-cell>
          <table:table-cell office:value-type="float" office:value="-0.177952" calcext:value-type="float">
            <text:p>-0.177952</text:p>
          </table:table-cell>
          <table:table-cell office:value-type="float" office:value="-0.795654" calcext:value-type="float">
            <text:p>-0.795654</text:p>
          </table:table-cell>
          <table:table-cell office:value-type="float" office:value="-0.516817" calcext:value-type="float">
            <text:p>-0.516817</text:p>
          </table:table-cell>
          <table:table-cell office:value-type="float" office:value="-0.274809" calcext:value-type="float">
            <text:p>-0.274809</text:p>
          </table:table-cell>
          <table:table-cell office:value-type="float" office:value="-0.635725" calcext:value-type="float">
            <text:p>-0.635725</text:p>
          </table:table-cell>
          <table:table-cell office:value-type="float" office:value="-0.122547" calcext:value-type="float">
            <text:p>-0.122547</text:p>
          </table:table-cell>
          <table:table-cell office:value-type="float" office:value="0.511646" calcext:value-type="float">
            <text:p>0.511646</text:p>
          </table:table-cell>
          <table:table-cell office:value-type="float" office:value="-0.358179" calcext:value-type="float">
            <text:p>-0.358179</text:p>
          </table:table-cell>
          <table:table-cell office:value-type="float" office:value="-0.460502" calcext:value-type="float">
            <text:p>-0.460502</text:p>
          </table:table-cell>
          <table:table-cell office:value-type="float" office:value="-0.387112" calcext:value-type="float">
            <text:p>-0.387112</text:p>
          </table:table-cell>
          <table:table-cell office:value-type="float" office:value="0.206263" calcext:value-type="float">
            <text:p>0.206263</text:p>
          </table:table-cell>
          <table:table-cell office:value-type="float" office:value="-0.310839" calcext:value-type="float">
            <text:p>-0.310839</text:p>
          </table:table-cell>
          <table:table-cell office:value-type="float" office:value="0.178459" calcext:value-type="float">
            <text:p>0.178459</text:p>
          </table:table-cell>
          <table:table-cell office:value-type="float" office:value="0.0488199" calcext:value-type="float">
            <text:p>0.0488199</text:p>
          </table:table-cell>
          <table:table-cell office:value-type="float" office:value="-0.246626" calcext:value-type="float">
            <text:p>-0.246626</text:p>
          </table:table-cell>
          <table:table-cell office:value-type="float" office:value="0.443923" calcext:value-type="float">
            <text:p>0.443923</text:p>
          </table:table-cell>
          <table:table-cell office:value-type="float" office:value="0.514083" calcext:value-type="float">
            <text:p>0.514083</text:p>
          </table:table-cell>
          <table:table-cell office:value-type="float" office:value="-0.0153337" calcext:value-type="float">
            <text:p>-0.0153337</text:p>
          </table:table-cell>
          <table:table-cell office:value-type="float" office:value="0.654735" calcext:value-type="float">
            <text:p>0.654735</text:p>
          </table:table-cell>
          <table:table-cell office:value-type="float" office:value="-0.12556" calcext:value-type="float">
            <text:p>-0.12556</text:p>
          </table:table-cell>
          <table:table-cell office:value-type="float" office:value="-0.110481" calcext:value-type="float">
            <text:p>-0.110481</text:p>
          </table:table-cell>
          <table:table-cell office:value-type="float" office:value="-0.0281593" calcext:value-type="float">
            <text:p>-0.0281593</text:p>
          </table:table-cell>
          <table:table-cell office:value-type="float" office:value="0.212113" calcext:value-type="float">
            <text:p>0.212113</text:p>
          </table:table-cell>
          <table:table-cell office:value-type="float" office:value="0.334133" calcext:value-type="float">
            <text:p>0.334133</text:p>
          </table:table-cell>
          <table:table-cell office:value-type="float" office:value="1" calcext:value-type="float">
            <text:p>1</text:p>
          </table:table-cell>
          <table:table-cell office:value-type="float" office:value="-0.41991" calcext:value-type="float">
            <text:p>-0.41991</text:p>
          </table:table-cell>
          <table:table-cell office:value-type="float" office:value="-0.266406" calcext:value-type="float">
            <text:p>-0.266406</text:p>
          </table:table-cell>
          <table:table-cell office:value-type="float" office:value="-0.567594" calcext:value-type="float">
            <text:p>-0.567594</text:p>
          </table:table-cell>
          <table:table-cell office:value-type="float" office:value="-0.563708" calcext:value-type="float">
            <text:p>-0.563708</text:p>
          </table:table-cell>
          <table:table-cell office:value-type="float" office:value="-0.23976" calcext:value-type="float">
            <text:p>-0.23976</text:p>
          </table:table-cell>
          <table:table-cell office:value-type="float" office:value="0.284921" calcext:value-type="float">
            <text:p>0.284921</text:p>
          </table:table-cell>
          <table:table-cell office:value-type="float" office:value="0.353471" calcext:value-type="float">
            <text:p>0.353471</text:p>
          </table:table-cell>
          <table:table-cell office:value-type="float" office:value="0.557237" calcext:value-type="float">
            <text:p>0.557237</text:p>
          </table:table-cell>
          <table:table-cell office:value-type="float" office:value="-0.245876" calcext:value-type="float">
            <text:p>-0.245876</text:p>
          </table:table-cell>
          <table:table-cell office:value-type="float" office:value="0.284904" calcext:value-type="float">
            <text:p>0.284904</text:p>
          </table:table-cell>
          <table:table-cell office:value-type="float" office:value="0.429063" calcext:value-type="float">
            <text:p>0.429063</text:p>
          </table:table-cell>
        </table:table-row>
        <table:table-row table:style-name="ro1">
          <table:table-cell office:value-type="float" office:value="0.0834302" calcext:value-type="float">
            <text:p>0.0834302</text:p>
          </table:table-cell>
          <table:table-cell office:value-type="float" office:value="-0.00199276" calcext:value-type="float">
            <text:p>-0.00199276</text:p>
          </table:table-cell>
          <table:table-cell office:value-type="float" office:value="0.0939544" calcext:value-type="float">
            <text:p>0.0939544</text:p>
          </table:table-cell>
          <table:table-cell office:value-type="float" office:value="-0.0644873" calcext:value-type="float">
            <text:p>-0.0644873</text:p>
          </table:table-cell>
          <table:table-cell office:value-type="float" office:value="0.148235" calcext:value-type="float">
            <text:p>0.148235</text:p>
          </table:table-cell>
          <table:table-cell office:value-type="float" office:value="-0.199881" calcext:value-type="float">
            <text:p>-0.199881</text:p>
          </table:table-cell>
          <table:table-cell office:value-type="float" office:value="-0.0647196" calcext:value-type="float">
            <text:p>-0.0647196</text:p>
          </table:table-cell>
          <table:table-cell office:value-type="float" office:value="0.527253" calcext:value-type="float">
            <text:p>0.527253</text:p>
          </table:table-cell>
          <table:table-cell office:value-type="float" office:value="0.5587" calcext:value-type="float">
            <text:p>0.5587</text:p>
          </table:table-cell>
          <table:table-cell office:value-type="float" office:value="0.727976" calcext:value-type="float">
            <text:p>0.727976</text:p>
          </table:table-cell>
          <table:table-cell office:value-type="float" office:value="0.104884" calcext:value-type="float">
            <text:p>0.104884</text:p>
          </table:table-cell>
          <table:table-cell office:value-type="float" office:value="0.0954757" calcext:value-type="float">
            <text:p>0.0954757</text:p>
          </table:table-cell>
          <table:table-cell office:value-type="float" office:value="-0.0782666" calcext:value-type="float">
            <text:p>-0.0782666</text:p>
          </table:table-cell>
          <table:table-cell office:value-type="float" office:value="0.352441" calcext:value-type="float">
            <text:p>0.352441</text:p>
          </table:table-cell>
          <table:table-cell office:value-type="float" office:value="-0.0648486" calcext:value-type="float">
            <text:p>-0.0648486</text:p>
          </table:table-cell>
          <table:table-cell office:value-type="float" office:value="0.583628" calcext:value-type="float">
            <text:p>0.583628</text:p>
          </table:table-cell>
          <table:table-cell office:value-type="float" office:value="0.188026" calcext:value-type="float">
            <text:p>0.188026</text:p>
          </table:table-cell>
          <table:table-cell office:value-type="float" office:value="0.194359" calcext:value-type="float">
            <text:p>0.194359</text:p>
          </table:table-cell>
          <table:table-cell office:value-type="float" office:value="-0.471937" calcext:value-type="float">
            <text:p>-0.471937</text:p>
          </table:table-cell>
          <table:table-cell office:value-type="float" office:value="0.300438" calcext:value-type="float">
            <text:p>0.300438</text:p>
          </table:table-cell>
          <table:table-cell office:value-type="float" office:value="0.190723" calcext:value-type="float">
            <text:p>0.190723</text:p>
          </table:table-cell>
          <table:table-cell office:value-type="float" office:value="-0.508722" calcext:value-type="float">
            <text:p>-0.508722</text:p>
          </table:table-cell>
          <table:table-cell office:value-type="float" office:value="-0.635187" calcext:value-type="float">
            <text:p>-0.635187</text:p>
          </table:table-cell>
          <table:table-cell office:value-type="float" office:value="-0.675346" calcext:value-type="float">
            <text:p>-0.675346</text:p>
          </table:table-cell>
          <table:table-cell office:value-type="float" office:value="-0.0690519" calcext:value-type="float">
            <text:p>-0.0690519</text:p>
          </table:table-cell>
          <table:table-cell office:value-type="float" office:value="-0.233615" calcext:value-type="float">
            <text:p>-0.233615</text:p>
          </table:table-cell>
          <table:table-cell office:value-type="float" office:value="-0.3519" calcext:value-type="float">
            <text:p>-0.3519</text:p>
          </table:table-cell>
          <table:table-cell office:value-type="float" office:value="-0.633194" calcext:value-type="float">
            <text:p>-0.633194</text:p>
          </table:table-cell>
          <table:table-cell office:value-type="float" office:value="-0.00722394" calcext:value-type="float">
            <text:p>-0.00722394</text:p>
          </table:table-cell>
          <table:table-cell office:value-type="float" office:value="-0.676356" calcext:value-type="float">
            <text:p>-0.676356</text:p>
          </table:table-cell>
          <table:table-cell office:value-type="float" office:value="-0.41991" calcext:value-type="float">
            <text:p>-0.41991</text:p>
          </table:table-cell>
          <table:table-cell office:value-type="float" office:value="1" calcext:value-type="float">
            <text:p>1</text:p>
          </table:table-cell>
          <table:table-cell office:value-type="float" office:value="-0.110087" calcext:value-type="float">
            <text:p>-0.110087</text:p>
          </table:table-cell>
          <table:table-cell office:value-type="float" office:value="0.668717" calcext:value-type="float">
            <text:p>0.668717</text:p>
          </table:table-cell>
          <table:table-cell office:value-type="float" office:value="0.681921" calcext:value-type="float">
            <text:p>0.681921</text:p>
          </table:table-cell>
          <table:table-cell office:value-type="float" office:value="0.192168" calcext:value-type="float">
            <text:p>0.192168</text:p>
          </table:table-cell>
          <table:table-cell office:value-type="float" office:value="-0.302851" calcext:value-type="float">
            <text:p>-0.302851</text:p>
          </table:table-cell>
          <table:table-cell office:value-type="float" office:value="0.0395878" calcext:value-type="float">
            <text:p>0.0395878</text:p>
          </table:table-cell>
          <table:table-cell office:value-type="float" office:value="0.154746" calcext:value-type="float">
            <text:p>0.154746</text:p>
          </table:table-cell>
          <table:table-cell office:value-type="float" office:value="-0.277601" calcext:value-type="float">
            <text:p>-0.277601</text:p>
          </table:table-cell>
          <table:table-cell office:value-type="float" office:value="-0.509615" calcext:value-type="float">
            <text:p>-0.509615</text:p>
          </table:table-cell>
          <table:table-cell office:value-type="float" office:value="-0.0389905" calcext:value-type="float">
            <text:p>-0.0389905</text:p>
          </table:table-cell>
        </table:table-row>
        <table:table-row table:style-name="ro1">
          <table:table-cell office:value-type="float" office:value="-0.00543368" calcext:value-type="float">
            <text:p>-0.00543368</text:p>
          </table:table-cell>
          <table:table-cell office:value-type="float" office:value="-0.5672" calcext:value-type="float">
            <text:p>-0.5672</text:p>
          </table:table-cell>
          <table:table-cell office:value-type="float" office:value="-0.792053" calcext:value-type="float">
            <text:p>-0.792053</text:p>
          </table:table-cell>
          <table:table-cell office:value-type="float" office:value="0.555797" calcext:value-type="float">
            <text:p>0.555797</text:p>
          </table:table-cell>
          <table:table-cell office:value-type="float" office:value="-0.502359" calcext:value-type="float">
            <text:p>-0.502359</text:p>
          </table:table-cell>
          <table:table-cell office:value-type="float" office:value="-0.0817878" calcext:value-type="float">
            <text:p>-0.0817878</text:p>
          </table:table-cell>
          <table:table-cell office:value-type="float" office:value="0.532409" calcext:value-type="float">
            <text:p>0.532409</text:p>
          </table:table-cell>
          <table:table-cell office:value-type="float" office:value="0.222623" calcext:value-type="float">
            <text:p>0.222623</text:p>
          </table:table-cell>
          <table:table-cell office:value-type="float" office:value="-0.494318" calcext:value-type="float">
            <text:p>-0.494318</text:p>
          </table:table-cell>
          <table:table-cell office:value-type="float" office:value="-0.079769" calcext:value-type="float">
            <text:p>-0.079769</text:p>
          </table:table-cell>
          <table:table-cell office:value-type="float" office:value="0.504461" calcext:value-type="float">
            <text:p>0.504461</text:p>
          </table:table-cell>
          <table:table-cell office:value-type="float" office:value="-0.565833" calcext:value-type="float">
            <text:p>-0.565833</text:p>
          </table:table-cell>
          <table:table-cell office:value-type="float" office:value="-0.000239588" calcext:value-type="float">
            <text:p>-0.000239588</text:p>
          </table:table-cell>
          <table:table-cell office:value-type="float" office:value="-0.507488" calcext:value-type="float">
            <text:p>-0.507488</text:p>
          </table:table-cell>
          <table:table-cell office:value-type="float" office:value="0.751132" calcext:value-type="float">
            <text:p>0.751132</text:p>
          </table:table-cell>
          <table:table-cell office:value-type="float" office:value="-0.480477" calcext:value-type="float">
            <text:p>-0.480477</text:p>
          </table:table-cell>
          <table:table-cell office:value-type="float" office:value="-0.035905" calcext:value-type="float">
            <text:p>-0.035905</text:p>
          </table:table-cell>
          <table:table-cell office:value-type="float" office:value="-0.108663" calcext:value-type="float">
            <text:p>-0.108663</text:p>
          </table:table-cell>
          <table:table-cell office:value-type="float" office:value="0.0541014" calcext:value-type="float">
            <text:p>0.0541014</text:p>
          </table:table-cell>
          <table:table-cell office:value-type="float" office:value="-0.953082" calcext:value-type="float">
            <text:p>-0.953082</text:p>
          </table:table-cell>
          <table:table-cell office:value-type="float" office:value="-0.0179257" calcext:value-type="float">
            <text:p>-0.0179257</text:p>
          </table:table-cell>
          <table:table-cell office:value-type="float" office:value="0.405594" calcext:value-type="float">
            <text:p>0.405594</text:p>
          </table:table-cell>
          <table:table-cell office:value-type="float" office:value="0.321463" calcext:value-type="float">
            <text:p>0.321463</text:p>
          </table:table-cell>
          <table:table-cell office:value-type="float" office:value="0.323002" calcext:value-type="float">
            <text:p>0.323002</text:p>
          </table:table-cell>
          <table:table-cell office:value-type="float" office:value="0.151045" calcext:value-type="float">
            <text:p>0.151045</text:p>
          </table:table-cell>
          <table:table-cell office:value-type="float" office:value="0.678518" calcext:value-type="float">
            <text:p>0.678518</text:p>
          </table:table-cell>
          <table:table-cell office:value-type="float" office:value="-0.333308" calcext:value-type="float">
            <text:p>-0.333308</text:p>
          </table:table-cell>
          <table:table-cell office:value-type="float" office:value="-0.0162868" calcext:value-type="float">
            <text:p>-0.0162868</text:p>
          </table:table-cell>
          <table:table-cell office:value-type="float" office:value="-0.736467" calcext:value-type="float">
            <text:p>-0.736467</text:p>
          </table:table-cell>
          <table:table-cell office:value-type="float" office:value="0.352991" calcext:value-type="float">
            <text:p>0.352991</text:p>
          </table:table-cell>
          <table:table-cell office:value-type="float" office:value="-0.266406" calcext:value-type="float">
            <text:p>-0.266406</text:p>
          </table:table-cell>
          <table:table-cell office:value-type="float" office:value="-0.110087" calcext:value-type="float">
            <text:p>-0.110087</text:p>
          </table:table-cell>
          <table:table-cell office:value-type="float" office:value="1" calcext:value-type="float">
            <text:p>1</text:p>
          </table:table-cell>
          <table:table-cell office:value-type="float" office:value="0.446873" calcext:value-type="float">
            <text:p>0.446873</text:p>
          </table:table-cell>
          <table:table-cell office:value-type="float" office:value="0.42686" calcext:value-type="float">
            <text:p>0.42686</text:p>
          </table:table-cell>
          <table:table-cell office:value-type="float" office:value="0.338578" calcext:value-type="float">
            <text:p>0.338578</text:p>
          </table:table-cell>
          <table:table-cell office:value-type="float" office:value="-0.160807" calcext:value-type="float">
            <text:p>-0.160807</text:p>
          </table:table-cell>
          <table:table-cell office:value-type="float" office:value="0.111911" calcext:value-type="float">
            <text:p>0.111911</text:p>
          </table:table-cell>
          <table:table-cell office:value-type="float" office:value="-0.0519294" calcext:value-type="float">
            <text:p>-0.0519294</text:p>
          </table:table-cell>
          <table:table-cell office:value-type="float" office:value="-0.180199" calcext:value-type="float">
            <text:p>-0.180199</text:p>
          </table:table-cell>
          <table:table-cell office:value-type="float" office:value="0.648101" calcext:value-type="float">
            <text:p>0.648101</text:p>
          </table:table-cell>
          <table:table-cell office:value-type="float" office:value="-0.695578" calcext:value-type="float">
            <text:p>-0.695578</text:p>
          </table:table-cell>
        </table:table-row>
        <table:table-row table:style-name="ro1">
          <table:table-cell office:value-type="float" office:value="0.136788" calcext:value-type="float">
            <text:p>0.136788</text:p>
          </table:table-cell>
          <table:table-cell office:value-type="float" office:value="-0.575915" calcext:value-type="float">
            <text:p>-0.575915</text:p>
          </table:table-cell>
          <table:table-cell office:value-type="float" office:value="-0.480326" calcext:value-type="float">
            <text:p>-0.480326</text:p>
          </table:table-cell>
          <table:table-cell office:value-type="float" office:value="0.395997" calcext:value-type="float">
            <text:p>0.395997</text:p>
          </table:table-cell>
          <table:table-cell office:value-type="float" office:value="-0.105472" calcext:value-type="float">
            <text:p>-0.105472</text:p>
          </table:table-cell>
          <table:table-cell office:value-type="float" office:value="-0.371431" calcext:value-type="float">
            <text:p>-0.371431</text:p>
          </table:table-cell>
          <table:table-cell office:value-type="float" office:value="0.316526" calcext:value-type="float">
            <text:p>0.316526</text:p>
          </table:table-cell>
          <table:table-cell office:value-type="float" office:value="0.614952" calcext:value-type="float">
            <text:p>0.614952</text:p>
          </table:table-cell>
          <table:table-cell office:value-type="float" office:value="0.272407" calcext:value-type="float">
            <text:p>0.272407</text:p>
          </table:table-cell>
          <table:table-cell office:value-type="float" office:value="0.509603" calcext:value-type="float">
            <text:p>0.509603</text:p>
          </table:table-cell>
          <table:table-cell office:value-type="float" office:value="0.418035" calcext:value-type="float">
            <text:p>0.418035</text:p>
          </table:table-cell>
          <table:table-cell office:value-type="float" office:value="-0.224843" calcext:value-type="float">
            <text:p>-0.224843</text:p>
          </table:table-cell>
          <table:table-cell office:value-type="float" office:value="-0.132499" calcext:value-type="float">
            <text:p>-0.132499</text:p>
          </table:table-cell>
          <table:table-cell office:value-type="float" office:value="-0.0422157" calcext:value-type="float">
            <text:p>-0.0422157</text:p>
          </table:table-cell>
          <table:table-cell office:value-type="float" office:value="0.557615" calcext:value-type="float">
            <text:p>0.557615</text:p>
          </table:table-cell>
          <table:table-cell office:value-type="float" office:value="0.182319" calcext:value-type="float">
            <text:p>0.182319</text:p>
          </table:table-cell>
          <table:table-cell office:value-type="float" office:value="-0.0377799" calcext:value-type="float">
            <text:p>-0.0377799</text:p>
          </table:table-cell>
          <table:table-cell office:value-type="float" office:value="0.262513" calcext:value-type="float">
            <text:p>0.262513</text:p>
          </table:table-cell>
          <table:table-cell office:value-type="float" office:value="-0.419778" calcext:value-type="float">
            <text:p>-0.419778</text:p>
          </table:table-cell>
          <table:table-cell office:value-type="float" office:value="-0.217046" calcext:value-type="float">
            <text:p>-0.217046</text:p>
          </table:table-cell>
          <table:table-cell office:value-type="float" office:value="0.0903236" calcext:value-type="float">
            <text:p>0.0903236</text:p>
          </table:table-cell>
          <table:table-cell office:value-type="float" office:value="-0.477696" calcext:value-type="float">
            <text:p>-0.477696</text:p>
          </table:table-cell>
          <table:table-cell office:value-type="float" office:value="-0.32598" calcext:value-type="float">
            <text:p>-0.32598</text:p>
          </table:table-cell>
          <table:table-cell office:value-type="float" office:value="-0.408821" calcext:value-type="float">
            <text:p>-0.408821</text:p>
          </table:table-cell>
          <table:table-cell office:value-type="float" office:value="-0.142012" calcext:value-type="float">
            <text:p>-0.142012</text:p>
          </table:table-cell>
          <table:table-cell office:value-type="float" office:value="-0.000848668" calcext:value-type="float">
            <text:p>-0.000848668</text:p>
          </table:table-cell>
          <table:table-cell office:value-type="float" office:value="-0.192018" calcext:value-type="float">
            <text:p>-0.192018</text:p>
          </table:table-cell>
          <table:table-cell office:value-type="float" office:value="-0.463497" calcext:value-type="float">
            <text:p>-0.463497</text:p>
          </table:table-cell>
          <table:table-cell office:value-type="float" office:value="-0.288902" calcext:value-type="float">
            <text:p>-0.288902</text:p>
          </table:table-cell>
          <table:table-cell office:value-type="float" office:value="-0.255709" calcext:value-type="float">
            <text:p>-0.255709</text:p>
          </table:table-cell>
          <table:table-cell office:value-type="float" office:value="-0.567594" calcext:value-type="float">
            <text:p>-0.567594</text:p>
          </table:table-cell>
          <table:table-cell office:value-type="float" office:value="0.668717" calcext:value-type="float">
            <text:p>0.668717</text:p>
          </table:table-cell>
          <table:table-cell office:value-type="float" office:value="0.446873" calcext:value-type="float">
            <text:p>0.446873</text:p>
          </table:table-cell>
          <table:table-cell office:value-type="float" office:value="1" calcext:value-type="float">
            <text:p>1</text:p>
          </table:table-cell>
          <table:table-cell office:value-type="float" office:value="0.997942" calcext:value-type="float">
            <text:p>0.997942</text:p>
          </table:table-cell>
          <table:table-cell office:value-type="float" office:value="0.550672" calcext:value-type="float">
            <text:p>0.550672</text:p>
          </table:table-cell>
          <table:table-cell office:value-type="float" office:value="-0.487789" calcext:value-type="float">
            <text:p>-0.487789</text:p>
          </table:table-cell>
          <table:table-cell office:value-type="float" office:value="0.0621309" calcext:value-type="float">
            <text:p>0.0621309</text:p>
          </table:table-cell>
          <table:table-cell office:value-type="float" office:value="0.0109929" calcext:value-type="float">
            <text:p>0.0109929</text:p>
          </table:table-cell>
          <table:table-cell office:value-type="float" office:value="0.0255855" calcext:value-type="float">
            <text:p>0.0255855</text:p>
          </table:table-cell>
          <table:table-cell office:value-type="float" office:value="-0.156031" calcext:value-type="float">
            <text:p>-0.156031</text:p>
          </table:table-cell>
          <table:table-cell office:value-type="float" office:value="-0.461573" calcext:value-type="float">
            <text:p>-0.461573</text:p>
          </table:table-cell>
        </table:table-row>
        <table:table-row table:style-name="ro1">
          <table:table-cell office:value-type="float" office:value="0.15431" calcext:value-type="float">
            <text:p>0.15431</text:p>
          </table:table-cell>
          <table:table-cell office:value-type="float" office:value="-0.558024" calcext:value-type="float">
            <text:p>-0.558024</text:p>
          </table:table-cell>
          <table:table-cell office:value-type="float" office:value="-0.468619" calcext:value-type="float">
            <text:p>-0.468619</text:p>
          </table:table-cell>
          <table:table-cell office:value-type="float" office:value="0.357928" calcext:value-type="float">
            <text:p>0.357928</text:p>
          </table:table-cell>
          <table:table-cell office:value-type="float" office:value="-0.072671" calcext:value-type="float">
            <text:p>-0.072671</text:p>
          </table:table-cell>
          <table:table-cell office:value-type="float" office:value="-0.360094" calcext:value-type="float">
            <text:p>-0.360094</text:p>
          </table:table-cell>
          <table:table-cell office:value-type="float" office:value="0.323369" calcext:value-type="float">
            <text:p>0.323369</text:p>
          </table:table-cell>
          <table:table-cell office:value-type="float" office:value="0.622293" calcext:value-type="float">
            <text:p>0.622293</text:p>
          </table:table-cell>
          <table:table-cell office:value-type="float" office:value="0.27993" calcext:value-type="float">
            <text:p>0.27993</text:p>
          </table:table-cell>
          <table:table-cell office:value-type="float" office:value="0.545917" calcext:value-type="float">
            <text:p>0.545917</text:p>
          </table:table-cell>
          <table:table-cell office:value-type="float" office:value="0.407726" calcext:value-type="float">
            <text:p>0.407726</text:p>
          </table:table-cell>
          <table:table-cell office:value-type="float" office:value="-0.211079" calcext:value-type="float">
            <text:p>-0.211079</text:p>
          </table:table-cell>
          <table:table-cell office:value-type="float" office:value="-0.149864" calcext:value-type="float">
            <text:p>-0.149864</text:p>
          </table:table-cell>
          <table:table-cell office:value-type="float" office:value="-0.0078219" calcext:value-type="float">
            <text:p>-0.0078219</text:p>
          </table:table-cell>
          <table:table-cell office:value-type="float" office:value="0.54336" calcext:value-type="float">
            <text:p>0.54336</text:p>
          </table:table-cell>
          <table:table-cell office:value-type="float" office:value="0.218273" calcext:value-type="float">
            <text:p>0.218273</text:p>
          </table:table-cell>
          <table:table-cell office:value-type="float" office:value="-0.0402276" calcext:value-type="float">
            <text:p>-0.0402276</text:p>
          </table:table-cell>
          <table:table-cell office:value-type="float" office:value="0.253858" calcext:value-type="float">
            <text:p>0.253858</text:p>
          </table:table-cell>
          <table:table-cell office:value-type="float" office:value="-0.47281" calcext:value-type="float">
            <text:p>-0.47281</text:p>
          </table:table-cell>
          <table:table-cell office:value-type="float" office:value="-0.195483" calcext:value-type="float">
            <text:p>-0.195483</text:p>
          </table:table-cell>
          <table:table-cell office:value-type="float" office:value="0.0728937" calcext:value-type="float">
            <text:p>0.0728937</text:p>
          </table:table-cell>
          <table:table-cell office:value-type="float" office:value="-0.484498" calcext:value-type="float">
            <text:p>-0.484498</text:p>
          </table:table-cell>
          <table:table-cell office:value-type="float" office:value="-0.355815" calcext:value-type="float">
            <text:p>-0.355815</text:p>
          </table:table-cell>
          <table:table-cell office:value-type="float" office:value="-0.422108" calcext:value-type="float">
            <text:p>-0.422108</text:p>
          </table:table-cell>
          <table:table-cell office:value-type="float" office:value="-0.138046" calcext:value-type="float">
            <text:p>-0.138046</text:p>
          </table:table-cell>
          <table:table-cell office:value-type="float" office:value="-0.00957553" calcext:value-type="float">
            <text:p>-0.00957553</text:p>
          </table:table-cell>
          <table:table-cell office:value-type="float" office:value="-0.201909" calcext:value-type="float">
            <text:p>-0.201909</text:p>
          </table:table-cell>
          <table:table-cell office:value-type="float" office:value="-0.472501" calcext:value-type="float">
            <text:p>-0.472501</text:p>
          </table:table-cell>
          <table:table-cell office:value-type="float" office:value="-0.268441" calcext:value-type="float">
            <text:p>-0.268441</text:p>
          </table:table-cell>
          <table:table-cell office:value-type="float" office:value="-0.283114" calcext:value-type="float">
            <text:p>-0.283114</text:p>
          </table:table-cell>
          <table:table-cell office:value-type="float" office:value="-0.563708" calcext:value-type="float">
            <text:p>-0.563708</text:p>
          </table:table-cell>
          <table:table-cell office:value-type="float" office:value="0.681921" calcext:value-type="float">
            <text:p>0.681921</text:p>
          </table:table-cell>
          <table:table-cell office:value-type="float" office:value="0.42686" calcext:value-type="float">
            <text:p>0.42686</text:p>
          </table:table-cell>
          <table:table-cell office:value-type="float" office:value="0.997942" calcext:value-type="float">
            <text:p>0.997942</text:p>
          </table:table-cell>
          <table:table-cell office:value-type="float" office:value="1" calcext:value-type="float">
            <text:p>1</text:p>
          </table:table-cell>
          <table:table-cell office:value-type="float" office:value="0.539089" calcext:value-type="float">
            <text:p>0.539089</text:p>
          </table:table-cell>
          <table:table-cell office:value-type="float" office:value="-0.475394" calcext:value-type="float">
            <text:p>-0.475394</text:p>
          </table:table-cell>
          <table:table-cell office:value-type="float" office:value="0.062533" calcext:value-type="float">
            <text:p>0.062533</text:p>
          </table:table-cell>
          <table:table-cell office:value-type="float" office:value="0.0229867" calcext:value-type="float">
            <text:p>0.0229867</text:p>
          </table:table-cell>
          <table:table-cell office:value-type="float" office:value="0.0151094" calcext:value-type="float">
            <text:p>0.0151094</text:p>
          </table:table-cell>
          <table:table-cell office:value-type="float" office:value="-0.178952" calcext:value-type="float">
            <text:p>-0.178952</text:p>
          </table:table-cell>
          <table:table-cell office:value-type="float" office:value="-0.444193" calcext:value-type="float">
            <text:p>-0.444193</text:p>
          </table:table-cell>
        </table:table-row>
        <table:table-row table:style-name="ro1">
          <table:table-cell office:value-type="float" office:value="-0.156442" calcext:value-type="float">
            <text:p>-0.156442</text:p>
          </table:table-cell>
          <table:table-cell office:value-type="float" office:value="-0.75753" calcext:value-type="float">
            <text:p>-0.75753</text:p>
          </table:table-cell>
          <table:table-cell office:value-type="float" office:value="-0.328336" calcext:value-type="float">
            <text:p>-0.328336</text:p>
          </table:table-cell>
          <table:table-cell office:value-type="float" office:value="0.432808" calcext:value-type="float">
            <text:p>0.432808</text:p>
          </table:table-cell>
          <table:table-cell office:value-type="float" office:value="-0.396098" calcext:value-type="float">
            <text:p>-0.396098</text:p>
          </table:table-cell>
          <table:table-cell office:value-type="float" office:value="-0.466475" calcext:value-type="float">
            <text:p>-0.466475</text:p>
          </table:table-cell>
          <table:table-cell office:value-type="float" office:value="0.411572" calcext:value-type="float">
            <text:p>0.411572</text:p>
          </table:table-cell>
          <table:table-cell office:value-type="float" office:value="-0.165841" calcext:value-type="float">
            <text:p>-0.165841</text:p>
          </table:table-cell>
          <table:table-cell office:value-type="float" office:value="0.0721647" calcext:value-type="float">
            <text:p>0.0721647</text:p>
          </table:table-cell>
          <table:table-cell office:value-type="float" office:value="0.0059674" calcext:value-type="float">
            <text:p>0.0059674</text:p>
          </table:table-cell>
          <table:table-cell office:value-type="float" office:value="-0.26255" calcext:value-type="float">
            <text:p>-0.26255</text:p>
          </table:table-cell>
          <table:table-cell office:value-type="float" office:value="0.112048" calcext:value-type="float">
            <text:p>0.112048</text:p>
          </table:table-cell>
          <table:table-cell office:value-type="float" office:value="0.162881" calcext:value-type="float">
            <text:p>0.162881</text:p>
          </table:table-cell>
          <table:table-cell office:value-type="float" office:value="-0.300242" calcext:value-type="float">
            <text:p>-0.300242</text:p>
          </table:table-cell>
          <table:table-cell office:value-type="float" office:value="0.403227" calcext:value-type="float">
            <text:p>0.403227</text:p>
          </table:table-cell>
          <table:table-cell office:value-type="float" office:value="-0.0316946" calcext:value-type="float">
            <text:p>-0.0316946</text:p>
          </table:table-cell>
          <table:table-cell office:value-type="float" office:value="-0.0618056" calcext:value-type="float">
            <text:p>-0.0618056</text:p>
          </table:table-cell>
          <table:table-cell office:value-type="float" office:value="0.334738" calcext:value-type="float">
            <text:p>0.334738</text:p>
          </table:table-cell>
          <table:table-cell office:value-type="float" office:value="-0.182232" calcext:value-type="float">
            <text:p>-0.182232</text:p>
          </table:table-cell>
          <table:table-cell office:value-type="float" office:value="-0.236495" calcext:value-type="float">
            <text:p>-0.236495</text:p>
          </table:table-cell>
          <table:table-cell office:value-type="float" office:value="-0.268919" calcext:value-type="float">
            <text:p>-0.268919</text:p>
          </table:table-cell>
          <table:table-cell office:value-type="float" office:value="-0.223394" calcext:value-type="float">
            <text:p>-0.223394</text:p>
          </table:table-cell>
          <table:table-cell office:value-type="float" office:value="-0.0703533" calcext:value-type="float">
            <text:p>-0.0703533</text:p>
          </table:table-cell>
          <table:table-cell office:value-type="float" office:value="-0.365023" calcext:value-type="float">
            <text:p>-0.365023</text:p>
          </table:table-cell>
          <table:table-cell office:value-type="float" office:value="-0.163346" calcext:value-type="float">
            <text:p>-0.163346</text:p>
          </table:table-cell>
          <table:table-cell office:value-type="float" office:value="0.269475" calcext:value-type="float">
            <text:p>0.269475</text:p>
          </table:table-cell>
          <table:table-cell office:value-type="float" office:value="0.0205187" calcext:value-type="float">
            <text:p>0.0205187</text:p>
          </table:table-cell>
          <table:table-cell office:value-type="float" office:value="-0.376454" calcext:value-type="float">
            <text:p>-0.376454</text:p>
          </table:table-cell>
          <table:table-cell office:value-type="float" office:value="-0.127083" calcext:value-type="float">
            <text:p>-0.127083</text:p>
          </table:table-cell>
          <table:table-cell office:value-type="float" office:value="0.0138532" calcext:value-type="float">
            <text:p>0.0138532</text:p>
          </table:table-cell>
          <table:table-cell office:value-type="float" office:value="-0.23976" calcext:value-type="float">
            <text:p>-0.23976</text:p>
          </table:table-cell>
          <table:table-cell office:value-type="float" office:value="0.192168" calcext:value-type="float">
            <text:p>0.192168</text:p>
          </table:table-cell>
          <table:table-cell office:value-type="float" office:value="0.338578" calcext:value-type="float">
            <text:p>0.338578</text:p>
          </table:table-cell>
          <table:table-cell office:value-type="float" office:value="0.550672" calcext:value-type="float">
            <text:p>0.550672</text:p>
          </table:table-cell>
          <table:table-cell office:value-type="float" office:value="0.539089" calcext:value-type="float">
            <text:p>0.539089</text:p>
          </table:table-cell>
          <table:table-cell office:value-type="float" office:value="1" calcext:value-type="float">
            <text:p>1</text:p>
          </table:table-cell>
          <table:table-cell office:value-type="float" office:value="0.0953326" calcext:value-type="float">
            <text:p>0.0953326</text:p>
          </table:table-cell>
          <table:table-cell office:value-type="float" office:value="0.260448" calcext:value-type="float">
            <text:p>0.260448</text:p>
          </table:table-cell>
          <table:table-cell office:value-type="float" office:value="-0.32304" calcext:value-type="float">
            <text:p>-0.32304</text:p>
          </table:table-cell>
          <table:table-cell office:value-type="float" office:value="0.284076" calcext:value-type="float">
            <text:p>0.284076</text:p>
          </table:table-cell>
          <table:table-cell office:value-type="float" office:value="0.189683" calcext:value-type="float">
            <text:p>0.189683</text:p>
          </table:table-cell>
          <table:table-cell office:value-type="float" office:value="-0.680722" calcext:value-type="float">
            <text:p>-0.680722</text:p>
          </table:table-cell>
        </table:table-row>
        <table:table-row table:style-name="ro1">
          <table:table-cell office:value-type="float" office:value="-0.358074" calcext:value-type="float">
            <text:p>-0.358074</text:p>
          </table:table-cell>
          <table:table-cell office:value-type="float" office:value="0.00724081" calcext:value-type="float">
            <text:p>0.00724081</text:p>
          </table:table-cell>
          <table:table-cell office:value-type="float" office:value="0.319978" calcext:value-type="float">
            <text:p>0.319978</text:p>
          </table:table-cell>
          <table:table-cell office:value-type="float" office:value="-0.437819" calcext:value-type="float">
            <text:p>-0.437819</text:p>
          </table:table-cell>
          <table:table-cell office:value-type="float" office:value="-0.0544024" calcext:value-type="float">
            <text:p>-0.0544024</text:p>
          </table:table-cell>
          <table:table-cell office:value-type="float" office:value="0.0165375" calcext:value-type="float">
            <text:p>0.0165375</text:p>
          </table:table-cell>
          <table:table-cell office:value-type="float" office:value="0.315833" calcext:value-type="float">
            <text:p>0.315833</text:p>
          </table:table-cell>
          <table:table-cell office:value-type="float" office:value="-0.589844" calcext:value-type="float">
            <text:p>-0.589844</text:p>
          </table:table-cell>
          <table:table-cell office:value-type="float" office:value="-0.273391" calcext:value-type="float">
            <text:p>-0.273391</text:p>
          </table:table-cell>
          <table:table-cell office:value-type="float" office:value="-0.310992" calcext:value-type="float">
            <text:p>-0.310992</text:p>
          </table:table-cell>
          <table:table-cell office:value-type="float" office:value="-0.488621" calcext:value-type="float">
            <text:p>-0.488621</text:p>
          </table:table-cell>
          <table:table-cell office:value-type="float" office:value="0.0860267" calcext:value-type="float">
            <text:p>0.0860267</text:p>
          </table:table-cell>
          <table:table-cell office:value-type="float" office:value="0.357311" calcext:value-type="float">
            <text:p>0.357311</text:p>
          </table:table-cell>
          <table:table-cell office:value-type="float" office:value="-0.115963" calcext:value-type="float">
            <text:p>-0.115963</text:p>
          </table:table-cell>
          <table:table-cell office:value-type="float" office:value="-0.389397" calcext:value-type="float">
            <text:p>-0.389397</text:p>
          </table:table-cell>
          <table:table-cell office:value-type="float" office:value="-0.0435163" calcext:value-type="float">
            <text:p>-0.0435163</text:p>
          </table:table-cell>
          <table:table-cell office:value-type="float" office:value="0.338473" calcext:value-type="float">
            <text:p>0.338473</text:p>
          </table:table-cell>
          <table:table-cell office:value-type="float" office:value="0.0373463" calcext:value-type="float">
            <text:p>0.0373463</text:p>
          </table:table-cell>
          <table:table-cell office:value-type="float" office:value="0.0889041" calcext:value-type="float">
            <text:p>0.0889041</text:p>
          </table:table-cell>
          <table:table-cell office:value-type="float" office:value="-0.0132236" calcext:value-type="float">
            <text:p>-0.0132236</text:p>
          </table:table-cell>
          <table:table-cell office:value-type="float" office:value="-0.0889563" calcext:value-type="float">
            <text:p>-0.0889563</text:p>
          </table:table-cell>
          <table:table-cell office:value-type="float" office:value="0.442108" calcext:value-type="float">
            <text:p>0.442108</text:p>
          </table:table-cell>
          <table:table-cell office:value-type="float" office:value="0.186454" calcext:value-type="float">
            <text:p>0.186454</text:p>
          </table:table-cell>
          <table:table-cell office:value-type="float" office:value="0.00623974" calcext:value-type="float">
            <text:p>0.00623974</text:p>
          </table:table-cell>
          <table:table-cell office:value-type="float" office:value="0.144221" calcext:value-type="float">
            <text:p>0.144221</text:p>
          </table:table-cell>
          <table:table-cell office:value-type="float" office:value="0.424926" calcext:value-type="float">
            <text:p>0.424926</text:p>
          </table:table-cell>
          <table:table-cell office:value-type="float" office:value="-0.190597" calcext:value-type="float">
            <text:p>-0.190597</text:p>
          </table:table-cell>
          <table:table-cell office:value-type="float" office:value="-0.0993152" calcext:value-type="float">
            <text:p>-0.0993152</text:p>
          </table:table-cell>
          <table:table-cell office:value-type="float" office:value="-0.0569922" calcext:value-type="float">
            <text:p>-0.0569922</text:p>
          </table:table-cell>
          <table:table-cell office:value-type="float" office:value="-0.0183625" calcext:value-type="float">
            <text:p>-0.0183625</text:p>
          </table:table-cell>
          <table:table-cell office:value-type="float" office:value="0.284921" calcext:value-type="float">
            <text:p>0.284921</text:p>
          </table:table-cell>
          <table:table-cell office:value-type="float" office:value="-0.302851" calcext:value-type="float">
            <text:p>-0.302851</text:p>
          </table:table-cell>
          <table:table-cell office:value-type="float" office:value="-0.160807" calcext:value-type="float">
            <text:p>-0.160807</text:p>
          </table:table-cell>
          <table:table-cell office:value-type="float" office:value="-0.487789" calcext:value-type="float">
            <text:p>-0.487789</text:p>
          </table:table-cell>
          <table:table-cell office:value-type="float" office:value="-0.475394" calcext:value-type="float">
            <text:p>-0.475394</text:p>
          </table:table-cell>
          <table:table-cell office:value-type="float" office:value="0.0953326" calcext:value-type="float">
            <text:p>0.0953326</text:p>
          </table:table-cell>
          <table:table-cell office:value-type="float" office:value="1" calcext:value-type="float">
            <text:p>1</text:p>
          </table:table-cell>
          <table:table-cell office:value-type="float" office:value="0.306704" calcext:value-type="float">
            <text:p>0.306704</text:p>
          </table:table-cell>
          <table:table-cell office:value-type="float" office:value="-0.0107379" calcext:value-type="float">
            <text:p>-0.0107379</text:p>
          </table:table-cell>
          <table:table-cell office:value-type="float" office:value="-0.181934" calcext:value-type="float">
            <text:p>-0.181934</text:p>
          </table:table-cell>
          <table:table-cell office:value-type="float" office:value="0.416901" calcext:value-type="float">
            <text:p>0.416901</text:p>
          </table:table-cell>
          <table:table-cell office:value-type="float" office:value="-0.0178648" calcext:value-type="float">
            <text:p>-0.0178648</text:p>
          </table:table-cell>
        </table:table-row>
        <table:table-row table:style-name="ro1">
          <table:table-cell office:value-type="float" office:value="-0.513229" calcext:value-type="float">
            <text:p>-0.513229</text:p>
          </table:table-cell>
          <table:table-cell office:value-type="float" office:value="-0.221133" calcext:value-type="float">
            <text:p>-0.221133</text:p>
          </table:table-cell>
          <table:table-cell office:value-type="float" office:value="-0.312011" calcext:value-type="float">
            <text:p>-0.312011</text:p>
          </table:table-cell>
          <table:table-cell office:value-type="float" office:value="-0.056977" calcext:value-type="float">
            <text:p>-0.056977</text:p>
          </table:table-cell>
          <table:table-cell office:value-type="float" office:value="0.0577426" calcext:value-type="float">
            <text:p>0.0577426</text:p>
          </table:table-cell>
          <table:table-cell office:value-type="float" office:value="-0.117404" calcext:value-type="float">
            <text:p>-0.117404</text:p>
          </table:table-cell>
          <table:table-cell office:value-type="float" office:value="0.421832" calcext:value-type="float">
            <text:p>0.421832</text:p>
          </table:table-cell>
          <table:table-cell office:value-type="float" office:value="-0.393887" calcext:value-type="float">
            <text:p>-0.393887</text:p>
          </table:table-cell>
          <table:table-cell office:value-type="float" office:value="-0.30749" calcext:value-type="float">
            <text:p>-0.30749</text:p>
          </table:table-cell>
          <table:table-cell office:value-type="float" office:value="0.117715" calcext:value-type="float">
            <text:p>0.117715</text:p>
          </table:table-cell>
          <table:table-cell office:value-type="float" office:value="-0.412938" calcext:value-type="float">
            <text:p>-0.412938</text:p>
          </table:table-cell>
          <table:table-cell office:value-type="float" office:value="-0.403646" calcext:value-type="float">
            <text:p>-0.403646</text:p>
          </table:table-cell>
          <table:table-cell office:value-type="float" office:value="0.513407" calcext:value-type="float">
            <text:p>0.513407</text:p>
          </table:table-cell>
          <table:table-cell office:value-type="float" office:value="-0.563007" calcext:value-type="float">
            <text:p>-0.563007</text:p>
          </table:table-cell>
          <table:table-cell office:value-type="float" office:value="0.0806648" calcext:value-type="float">
            <text:p>0.0806648</text:p>
          </table:table-cell>
          <table:table-cell office:value-type="float" office:value="-0.3195" calcext:value-type="float">
            <text:p>-0.3195</text:p>
          </table:table-cell>
          <table:table-cell office:value-type="float" office:value="0.447197" calcext:value-type="float">
            <text:p>0.447197</text:p>
          </table:table-cell>
          <table:table-cell office:value-type="float" office:value="0.185678" calcext:value-type="float">
            <text:p>0.185678</text:p>
          </table:table-cell>
          <table:table-cell office:value-type="float" office:value="-0.0428835" calcext:value-type="float">
            <text:p>-0.0428835</text:p>
          </table:table-cell>
          <table:table-cell office:value-type="float" office:value="-0.185601" calcext:value-type="float">
            <text:p>-0.185601</text:p>
          </table:table-cell>
          <table:table-cell office:value-type="float" office:value="-0.19622" calcext:value-type="float">
            <text:p>-0.19622</text:p>
          </table:table-cell>
          <table:table-cell office:value-type="float" office:value="0.224809" calcext:value-type="float">
            <text:p>0.224809</text:p>
          </table:table-cell>
          <table:table-cell office:value-type="float" office:value="0.400175" calcext:value-type="float">
            <text:p>0.400175</text:p>
          </table:table-cell>
          <table:table-cell office:value-type="float" office:value="-0.373572" calcext:value-type="float">
            <text:p>-0.373572</text:p>
          </table:table-cell>
          <table:table-cell office:value-type="float" office:value="0.566974" calcext:value-type="float">
            <text:p>0.566974</text:p>
          </table:table-cell>
          <table:table-cell office:value-type="float" office:value="0.251074" calcext:value-type="float">
            <text:p>0.251074</text:p>
          </table:table-cell>
          <table:table-cell office:value-type="float" office:value="-0.528443" calcext:value-type="float">
            <text:p>-0.528443</text:p>
          </table:table-cell>
          <table:table-cell office:value-type="float" office:value="-0.577743" calcext:value-type="float">
            <text:p>-0.577743</text:p>
          </table:table-cell>
          <table:table-cell office:value-type="float" office:value="-0.441908" calcext:value-type="float">
            <text:p>-0.441908</text:p>
          </table:table-cell>
          <table:table-cell office:value-type="float" office:value="0.10776" calcext:value-type="float">
            <text:p>0.10776</text:p>
          </table:table-cell>
          <table:table-cell office:value-type="float" office:value="0.353471" calcext:value-type="float">
            <text:p>0.353471</text:p>
          </table:table-cell>
          <table:table-cell office:value-type="float" office:value="0.0395878" calcext:value-type="float">
            <text:p>0.0395878</text:p>
          </table:table-cell>
          <table:table-cell office:value-type="float" office:value="0.111911" calcext:value-type="float">
            <text:p>0.111911</text:p>
          </table:table-cell>
          <table:table-cell office:value-type="float" office:value="0.0621309" calcext:value-type="float">
            <text:p>0.0621309</text:p>
          </table:table-cell>
          <table:table-cell office:value-type="float" office:value="0.062533" calcext:value-type="float">
            <text:p>0.062533</text:p>
          </table:table-cell>
          <table:table-cell office:value-type="float" office:value="0.260448" calcext:value-type="float">
            <text:p>0.260448</text:p>
          </table:table-cell>
          <table:table-cell office:value-type="float" office:value="0.306704" calcext:value-type="float">
            <text:p>0.306704</text:p>
          </table:table-cell>
          <table:table-cell office:value-type="float" office:value="1" calcext:value-type="float">
            <text:p>1</text:p>
          </table:table-cell>
          <table:table-cell office:value-type="float" office:value="0.680554" calcext:value-type="float">
            <text:p>0.680554</text:p>
          </table:table-cell>
          <table:table-cell office:value-type="float" office:value="-0.341839" calcext:value-type="float">
            <text:p>-0.341839</text:p>
          </table:table-cell>
          <table:table-cell office:value-type="float" office:value="0.271036" calcext:value-type="float">
            <text:p>0.271036</text:p>
          </table:table-cell>
          <table:table-cell office:value-type="float" office:value="0.106179" calcext:value-type="float">
            <text:p>0.106179</text:p>
          </table:table-cell>
        </table:table-row>
        <table:table-row table:style-name="ro1">
          <table:table-cell office:value-type="float" office:value="-0.3891" calcext:value-type="float">
            <text:p>-0.3891</text:p>
          </table:table-cell>
          <table:table-cell office:value-type="float" office:value="0.225503" calcext:value-type="float">
            <text:p>0.225503</text:p>
          </table:table-cell>
          <table:table-cell office:value-type="float" office:value="-0.175815" calcext:value-type="float">
            <text:p>-0.175815</text:p>
          </table:table-cell>
          <table:table-cell office:value-type="float" office:value="-0.242483" calcext:value-type="float">
            <text:p>-0.242483</text:p>
          </table:table-cell>
          <table:table-cell office:value-type="float" office:value="0.390267" calcext:value-type="float">
            <text:p>0.390267</text:p>
          </table:table-cell>
          <table:table-cell office:value-type="float" office:value="0.304939" calcext:value-type="float">
            <text:p>0.304939</text:p>
          </table:table-cell>
          <table:table-cell office:value-type="float" office:value="0.0751465" calcext:value-type="float">
            <text:p>0.0751465</text:p>
          </table:table-cell>
          <table:table-cell office:value-type="float" office:value="-0.154842" calcext:value-type="float">
            <text:p>-0.154842</text:p>
          </table:table-cell>
          <table:table-cell office:value-type="float" office:value="-0.354385" calcext:value-type="float">
            <text:p>-0.354385</text:p>
          </table:table-cell>
          <table:table-cell office:value-type="float" office:value="0.310992" calcext:value-type="float">
            <text:p>0.310992</text:p>
          </table:table-cell>
          <table:table-cell office:value-type="float" office:value="-0.15972" calcext:value-type="float">
            <text:p>-0.15972</text:p>
          </table:table-cell>
          <table:table-cell office:value-type="float" office:value="-0.560375" calcext:value-type="float">
            <text:p>-0.560375</text:p>
          </table:table-cell>
          <table:table-cell office:value-type="float" office:value="0.387007" calcext:value-type="float">
            <text:p>0.387007</text:p>
          </table:table-cell>
          <table:table-cell office:value-type="float" office:value="-0.341787" calcext:value-type="float">
            <text:p>-0.341787</text:p>
          </table:table-cell>
          <table:table-cell office:value-type="float" office:value="-0.133574" calcext:value-type="float">
            <text:p>-0.133574</text:p>
          </table:table-cell>
          <table:table-cell office:value-type="float" office:value="-0.215245" calcext:value-type="float">
            <text:p>-0.215245</text:p>
          </table:table-cell>
          <table:table-cell office:value-type="float" office:value="0.520636" calcext:value-type="float">
            <text:p>0.520636</text:p>
          </table:table-cell>
          <table:table-cell office:value-type="float" office:value="-0.159182" calcext:value-type="float">
            <text:p>-0.159182</text:p>
          </table:table-cell>
          <table:table-cell office:value-type="float" office:value="-0.109098" calcext:value-type="float">
            <text:p>-0.109098</text:p>
          </table:table-cell>
          <table:table-cell office:value-type="float" office:value="-0.0305265" calcext:value-type="float">
            <text:p>-0.0305265</text:p>
          </table:table-cell>
          <table:table-cell office:value-type="float" office:value="0.0650418" calcext:value-type="float">
            <text:p>0.0650418</text:p>
          </table:table-cell>
          <table:table-cell office:value-type="float" office:value="0.231227" calcext:value-type="float">
            <text:p>0.231227</text:p>
          </table:table-cell>
          <table:table-cell office:value-type="float" office:value="0.324623" calcext:value-type="float">
            <text:p>0.324623</text:p>
          </table:table-cell>
          <table:table-cell office:value-type="float" office:value="-0.289679" calcext:value-type="float">
            <text:p>-0.289679</text:p>
          </table:table-cell>
          <table:table-cell office:value-type="float" office:value="0.750083" calcext:value-type="float">
            <text:p>0.750083</text:p>
          </table:table-cell>
          <table:table-cell office:value-type="float" office:value="-0.0860971" calcext:value-type="float">
            <text:p>-0.0860971</text:p>
          </table:table-cell>
          <table:table-cell office:value-type="float" office:value="-0.571208" calcext:value-type="float">
            <text:p>-0.571208</text:p>
          </table:table-cell>
          <table:table-cell office:value-type="float" office:value="-0.464782" calcext:value-type="float">
            <text:p>-0.464782</text:p>
          </table:table-cell>
          <table:table-cell office:value-type="float" office:value="-0.239984" calcext:value-type="float">
            <text:p>-0.239984</text:p>
          </table:table-cell>
          <table:table-cell office:value-type="float" office:value="-0.0309975" calcext:value-type="float">
            <text:p>-0.0309975</text:p>
          </table:table-cell>
          <table:table-cell office:value-type="float" office:value="0.557237" calcext:value-type="float">
            <text:p>0.557237</text:p>
          </table:table-cell>
          <table:table-cell office:value-type="float" office:value="0.154746" calcext:value-type="float">
            <text:p>0.154746</text:p>
          </table:table-cell>
          <table:table-cell office:value-type="float" office:value="-0.0519294" calcext:value-type="float">
            <text:p>-0.0519294</text:p>
          </table:table-cell>
          <table:table-cell office:value-type="float" office:value="0.0109929" calcext:value-type="float">
            <text:p>0.0109929</text:p>
          </table:table-cell>
          <table:table-cell office:value-type="float" office:value="0.0229867" calcext:value-type="float">
            <text:p>0.0229867</text:p>
          </table:table-cell>
          <table:table-cell office:value-type="float" office:value="-0.32304" calcext:value-type="float">
            <text:p>-0.32304</text:p>
          </table:table-cell>
          <table:table-cell office:value-type="float" office:value="-0.0107379" calcext:value-type="float">
            <text:p>-0.0107379</text:p>
          </table:table-cell>
          <table:table-cell office:value-type="float" office:value="0.680554" calcext:value-type="float">
            <text:p>0.680554</text:p>
          </table:table-cell>
          <table:table-cell office:value-type="float" office:value="1" calcext:value-type="float">
            <text:p>1</text:p>
          </table:table-cell>
          <table:table-cell office:value-type="float" office:value="-0.584385" calcext:value-type="float">
            <text:p>-0.584385</text:p>
          </table:table-cell>
          <table:table-cell office:value-type="float" office:value="0.0690707" calcext:value-type="float">
            <text:p>0.0690707</text:p>
          </table:table-cell>
          <table:table-cell office:value-type="float" office:value="0.497754" calcext:value-type="float">
            <text:p>0.497754</text:p>
          </table:table-cell>
        </table:table-row>
        <table:table-row table:style-name="ro1">
          <table:table-cell office:value-type="float" office:value="0.313052" calcext:value-type="float">
            <text:p>0.313052</text:p>
          </table:table-cell>
          <table:table-cell office:value-type="float" office:value="-0.29419" calcext:value-type="float">
            <text:p>-0.29419</text:p>
          </table:table-cell>
          <table:table-cell office:value-type="float" office:value="0.0300744" calcext:value-type="float">
            <text:p>0.0300744</text:p>
          </table:table-cell>
          <table:table-cell office:value-type="float" office:value="0.370207" calcext:value-type="float">
            <text:p>0.370207</text:p>
          </table:table-cell>
          <table:table-cell office:value-type="float" office:value="-0.180204" calcext:value-type="float">
            <text:p>-0.180204</text:p>
          </table:table-cell>
          <table:table-cell office:value-type="float" office:value="-0.46903" calcext:value-type="float">
            <text:p>-0.46903</text:p>
          </table:table-cell>
          <table:table-cell office:value-type="float" office:value="-0.127397" calcext:value-type="float">
            <text:p>-0.127397</text:p>
          </table:table-cell>
          <table:table-cell office:value-type="float" office:value="0.0275502" calcext:value-type="float">
            <text:p>0.0275502</text:p>
          </table:table-cell>
          <table:table-cell office:value-type="float" office:value="0.419276" calcext:value-type="float">
            <text:p>0.419276</text:p>
          </table:table-cell>
          <table:table-cell office:value-type="float" office:value="-0.342795" calcext:value-type="float">
            <text:p>-0.342795</text:p>
          </table:table-cell>
          <table:table-cell table:style-name="ce1" office:value-type="float" office:value="-0.0000171891" calcext:value-type="float">
            <text:p>-1.72E-05</text:p>
          </table:table-cell>
          <table:table-cell office:value-type="float" office:value="0.459155" calcext:value-type="float">
            <text:p>0.459155</text:p>
          </table:table-cell>
          <table:table-cell office:value-type="float" office:value="-0.307942" calcext:value-type="float">
            <text:p>-0.307942</text:p>
          </table:table-cell>
          <table:table-cell office:value-type="float" office:value="0.0998282" calcext:value-type="float">
            <text:p>0.0998282</text:p>
          </table:table-cell>
          <table:table-cell office:value-type="float" office:value="0.209496" calcext:value-type="float">
            <text:p>0.209496</text:p>
          </table:table-cell>
          <table:table-cell office:value-type="float" office:value="-0.00577662" calcext:value-type="float">
            <text:p>-0.00577662</text:p>
          </table:table-cell>
          <table:table-cell office:value-type="float" office:value="-0.526401" calcext:value-type="float">
            <text:p>-0.526401</text:p>
          </table:table-cell>
          <table:table-cell office:value-type="float" office:value="0.423927" calcext:value-type="float">
            <text:p>0.423927</text:p>
          </table:table-cell>
          <table:table-cell office:value-type="float" office:value="0.114092" calcext:value-type="float">
            <text:p>0.114092</text:p>
          </table:table-cell>
          <table:table-cell office:value-type="float" office:value="0.246502" calcext:value-type="float">
            <text:p>0.246502</text:p>
          </table:table-cell>
          <table:table-cell office:value-type="float" office:value="-0.1227" calcext:value-type="float">
            <text:p>-0.1227</text:p>
          </table:table-cell>
          <table:table-cell office:value-type="float" office:value="-0.573964" calcext:value-type="float">
            <text:p>-0.573964</text:p>
          </table:table-cell>
          <table:table-cell office:value-type="float" office:value="-0.0650262" calcext:value-type="float">
            <text:p>-0.0650262</text:p>
          </table:table-cell>
          <table:table-cell office:value-type="float" office:value="0.181881" calcext:value-type="float">
            <text:p>0.181881</text:p>
          </table:table-cell>
          <table:table-cell office:value-type="float" office:value="-0.569931" calcext:value-type="float">
            <text:p>-0.569931</text:p>
          </table:table-cell>
          <table:table-cell office:value-type="float" office:value="-0.431484" calcext:value-type="float">
            <text:p>-0.431484</text:p>
          </table:table-cell>
          <table:table-cell office:value-type="float" office:value="0.846286" calcext:value-type="float">
            <text:p>0.846286</text:p>
          </table:table-cell>
          <table:table-cell office:value-type="float" office:value="0.496767" calcext:value-type="float">
            <text:p>0.496767</text:p>
          </table:table-cell>
          <table:table-cell office:value-type="float" office:value="0.455606" calcext:value-type="float">
            <text:p>0.455606</text:p>
          </table:table-cell>
          <table:table-cell office:value-type="float" office:value="0.2463" calcext:value-type="float">
            <text:p>0.2463</text:p>
          </table:table-cell>
          <table:table-cell office:value-type="float" office:value="-0.245876" calcext:value-type="float">
            <text:p>-0.245876</text:p>
          </table:table-cell>
          <table:table-cell office:value-type="float" office:value="-0.277601" calcext:value-type="float">
            <text:p>-0.277601</text:p>
          </table:table-cell>
          <table:table-cell office:value-type="float" office:value="-0.180199" calcext:value-type="float">
            <text:p>-0.180199</text:p>
          </table:table-cell>
          <table:table-cell office:value-type="float" office:value="0.0255855" calcext:value-type="float">
            <text:p>0.0255855</text:p>
          </table:table-cell>
          <table:table-cell office:value-type="float" office:value="0.0151094" calcext:value-type="float">
            <text:p>0.0151094</text:p>
          </table:table-cell>
          <table:table-cell office:value-type="float" office:value="0.284076" calcext:value-type="float">
            <text:p>0.284076</text:p>
          </table:table-cell>
          <table:table-cell office:value-type="float" office:value="-0.181934" calcext:value-type="float">
            <text:p>-0.181934</text:p>
          </table:table-cell>
          <table:table-cell office:value-type="float" office:value="-0.341839" calcext:value-type="float">
            <text:p>-0.341839</text:p>
          </table:table-cell>
          <table:table-cell office:value-type="float" office:value="-0.584385" calcext:value-type="float">
            <text:p>-0.584385</text:p>
          </table:table-cell>
          <table:table-cell office:value-type="float" office:value="1" calcext:value-type="float">
            <text:p>1</text:p>
          </table:table-cell>
          <table:table-cell office:value-type="float" office:value="-0.286045" calcext:value-type="float">
            <text:p>-0.286045</text:p>
          </table:table-cell>
          <table:table-cell office:value-type="float" office:value="-0.0986259" calcext:value-type="float">
            <text:p>-0.0986259</text:p>
          </table:table-cell>
        </table:table-row>
        <table:table-row table:style-name="ro1">
          <table:table-cell office:value-type="float" office:value="-0.522892" calcext:value-type="float">
            <text:p>-0.522892</text:p>
          </table:table-cell>
          <table:table-cell office:value-type="float" office:value="-0.409756" calcext:value-type="float">
            <text:p>-0.409756</text:p>
          </table:table-cell>
          <table:table-cell office:value-type="float" office:value="-0.411172" calcext:value-type="float">
            <text:p>-0.411172</text:p>
          </table:table-cell>
          <table:table-cell office:value-type="float" office:value="0.331035" calcext:value-type="float">
            <text:p>0.331035</text:p>
          </table:table-cell>
          <table:table-cell office:value-type="float" office:value="-0.502853" calcext:value-type="float">
            <text:p>-0.502853</text:p>
          </table:table-cell>
          <table:table-cell office:value-type="float" office:value="0.0561676" calcext:value-type="float">
            <text:p>0.0561676</text:p>
          </table:table-cell>
          <table:table-cell office:value-type="float" office:value="0.541578" calcext:value-type="float">
            <text:p>0.541578</text:p>
          </table:table-cell>
          <table:table-cell office:value-type="float" office:value="-0.427079" calcext:value-type="float">
            <text:p>-0.427079</text:p>
          </table:table-cell>
          <table:table-cell office:value-type="float" office:value="-0.779788" calcext:value-type="float">
            <text:p>-0.779788</text:p>
          </table:table-cell>
          <table:table-cell office:value-type="float" office:value="-0.509599" calcext:value-type="float">
            <text:p>-0.509599</text:p>
          </table:table-cell>
          <table:table-cell office:value-type="float" office:value="0.013182" calcext:value-type="float">
            <text:p>0.013182</text:p>
          </table:table-cell>
          <table:table-cell office:value-type="float" office:value="-0.579759" calcext:value-type="float">
            <text:p>-0.579759</text:p>
          </table:table-cell>
          <table:table-cell office:value-type="float" office:value="0.516425" calcext:value-type="float">
            <text:p>0.516425</text:p>
          </table:table-cell>
          <table:table-cell office:value-type="float" office:value="-0.72051" calcext:value-type="float">
            <text:p>-0.72051</text:p>
          </table:table-cell>
          <table:table-cell office:value-type="float" office:value="0.252725" calcext:value-type="float">
            <text:p>0.252725</text:p>
          </table:table-cell>
          <table:table-cell office:value-type="float" office:value="-0.75818" calcext:value-type="float">
            <text:p>-0.75818</text:p>
          </table:table-cell>
          <table:table-cell office:value-type="float" office:value="0.227126" calcext:value-type="float">
            <text:p>0.227126</text:p>
          </table:table-cell>
          <table:table-cell office:value-type="float" office:value="-0.106711" calcext:value-type="float">
            <text:p>-0.106711</text:p>
          </table:table-cell>
          <table:table-cell office:value-type="float" office:value="0.39314" calcext:value-type="float">
            <text:p>0.39314</text:p>
          </table:table-cell>
          <table:table-cell office:value-type="float" office:value="-0.82808" calcext:value-type="float">
            <text:p>-0.82808</text:p>
          </table:table-cell>
          <table:table-cell office:value-type="float" office:value="-0.00929653" calcext:value-type="float">
            <text:p>-0.00929653</text:p>
          </table:table-cell>
          <table:table-cell office:value-type="float" office:value="0.769367" calcext:value-type="float">
            <text:p>0.769367</text:p>
          </table:table-cell>
          <table:table-cell office:value-type="float" office:value="0.723219" calcext:value-type="float">
            <text:p>0.723219</text:p>
          </table:table-cell>
          <table:table-cell office:value-type="float" office:value="0.395363" calcext:value-type="float">
            <text:p>0.395363</text:p>
          </table:table-cell>
          <table:table-cell office:value-type="float" office:value="0.40515" calcext:value-type="float">
            <text:p>0.40515</text:p>
          </table:table-cell>
          <table:table-cell office:value-type="float" office:value="0.710391" calcext:value-type="float">
            <text:p>0.710391</text:p>
          </table:table-cell>
          <table:table-cell office:value-type="float" office:value="-0.30688" calcext:value-type="float">
            <text:p>-0.30688</text:p>
          </table:table-cell>
          <table:table-cell office:value-type="float" office:value="0.0859143" calcext:value-type="float">
            <text:p>0.0859143</text:p>
          </table:table-cell>
          <table:table-cell office:value-type="float" office:value="-0.626738" calcext:value-type="float">
            <text:p>-0.626738</text:p>
          </table:table-cell>
          <table:table-cell office:value-type="float" office:value="0.560912" calcext:value-type="float">
            <text:p>0.560912</text:p>
          </table:table-cell>
          <table:table-cell office:value-type="float" office:value="0.284904" calcext:value-type="float">
            <text:p>0.284904</text:p>
          </table:table-cell>
          <table:table-cell office:value-type="float" office:value="-0.509615" calcext:value-type="float">
            <text:p>-0.509615</text:p>
          </table:table-cell>
          <table:table-cell office:value-type="float" office:value="0.648101" calcext:value-type="float">
            <text:p>0.648101</text:p>
          </table:table-cell>
          <table:table-cell office:value-type="float" office:value="-0.156031" calcext:value-type="float">
            <text:p>-0.156031</text:p>
          </table:table-cell>
          <table:table-cell office:value-type="float" office:value="-0.178952" calcext:value-type="float">
            <text:p>-0.178952</text:p>
          </table:table-cell>
          <table:table-cell office:value-type="float" office:value="0.189683" calcext:value-type="float">
            <text:p>0.189683</text:p>
          </table:table-cell>
          <table:table-cell office:value-type="float" office:value="0.416901" calcext:value-type="float">
            <text:p>0.416901</text:p>
          </table:table-cell>
          <table:table-cell office:value-type="float" office:value="0.271036" calcext:value-type="float">
            <text:p>0.271036</text:p>
          </table:table-cell>
          <table:table-cell office:value-type="float" office:value="0.0690707" calcext:value-type="float">
            <text:p>0.0690707</text:p>
          </table:table-cell>
          <table:table-cell office:value-type="float" office:value="-0.286045" calcext:value-type="float">
            <text:p>-0.286045</text:p>
          </table:table-cell>
          <table:table-cell office:value-type="float" office:value="1" calcext:value-type="float">
            <text:p>1</text:p>
          </table:table-cell>
          <table:table-cell office:value-type="float" office:value="-0.389355" calcext:value-type="float">
            <text:p>-0.389355</text:p>
          </table:table-cell>
        </table:table-row>
        <table:table-row table:style-name="ro1">
          <table:table-cell office:value-type="float" office:value="-0.200806" calcext:value-type="float">
            <text:p>-0.200806</text:p>
          </table:table-cell>
          <table:table-cell office:value-type="float" office:value="0.543736" calcext:value-type="float">
            <text:p>0.543736</text:p>
          </table:table-cell>
          <table:table-cell office:value-type="float" office:value="0.434428" calcext:value-type="float">
            <text:p>0.434428</text:p>
          </table:table-cell>
          <table:table-cell office:value-type="float" office:value="-0.499915" calcext:value-type="float">
            <text:p>-0.499915</text:p>
          </table:table-cell>
          <table:table-cell office:value-type="float" office:value="0.50635" calcext:value-type="float">
            <text:p>0.50635</text:p>
          </table:table-cell>
          <table:table-cell office:value-type="float" office:value="0.15991" calcext:value-type="float">
            <text:p>0.15991</text:p>
          </table:table-cell>
          <table:table-cell office:value-type="float" office:value="-0.347107" calcext:value-type="float">
            <text:p>-0.347107</text:p>
          </table:table-cell>
          <table:table-cell office:value-type="float" office:value="-0.107561" calcext:value-type="float">
            <text:p>-0.107561</text:p>
          </table:table-cell>
          <table:table-cell office:value-type="float" office:value="0.159388" calcext:value-type="float">
            <text:p>0.159388</text:p>
          </table:table-cell>
          <table:table-cell office:value-type="float" office:value="0.0895209" calcext:value-type="float">
            <text:p>0.0895209</text:p>
          </table:table-cell>
          <table:table-cell office:value-type="float" office:value="-0.215044" calcext:value-type="float">
            <text:p>-0.215044</text:p>
          </table:table-cell>
          <table:table-cell office:value-type="float" office:value="-0.0685361" calcext:value-type="float">
            <text:p>-0.0685361</text:p>
          </table:table-cell>
          <table:table-cell office:value-type="float" office:value="0.201106" calcext:value-type="float">
            <text:p>0.201106</text:p>
          </table:table-cell>
          <table:table-cell office:value-type="float" office:value="0.126947" calcext:value-type="float">
            <text:p>0.126947</text:p>
          </table:table-cell>
          <table:table-cell office:value-type="float" office:value="-0.545864" calcext:value-type="float">
            <text:p>-0.545864</text:p>
          </table:table-cell>
          <table:table-cell office:value-type="float" office:value="0.0437035" calcext:value-type="float">
            <text:p>0.0437035</text:p>
          </table:table-cell>
          <table:table-cell office:value-type="float" office:value="0.155474" calcext:value-type="float">
            <text:p>0.155474</text:p>
          </table:table-cell>
          <table:table-cell office:value-type="float" office:value="0.0845673" calcext:value-type="float">
            <text:p>0.0845673</text:p>
          </table:table-cell>
          <table:table-cell office:value-type="float" office:value="0.022149" calcext:value-type="float">
            <text:p>0.022149</text:p>
          </table:table-cell>
          <table:table-cell office:value-type="float" office:value="0.567567" calcext:value-type="float">
            <text:p>0.567567</text:p>
          </table:table-cell>
          <table:table-cell office:value-type="float" office:value="0.105557" calcext:value-type="float">
            <text:p>0.105557</text:p>
          </table:table-cell>
          <table:table-cell office:value-type="float" office:value="-0.0970576" calcext:value-type="float">
            <text:p>-0.0970576</text:p>
          </table:table-cell>
          <table:table-cell office:value-type="float" office:value="0.134206" calcext:value-type="float">
            <text:p>0.134206</text:p>
          </table:table-cell>
          <table:table-cell office:value-type="float" office:value="-0.0853075" calcext:value-type="float">
            <text:p>-0.0853075</text:p>
          </table:table-cell>
          <table:table-cell office:value-type="float" office:value="0.238398" calcext:value-type="float">
            <text:p>0.238398</text:p>
          </table:table-cell>
          <table:table-cell office:value-type="float" office:value="-0.566644" calcext:value-type="float">
            <text:p>-0.566644</text:p>
          </table:table-cell>
          <table:table-cell office:value-type="float" office:value="0.100875" calcext:value-type="float">
            <text:p>0.100875</text:p>
          </table:table-cell>
          <table:table-cell office:value-type="float" office:value="0.125776" calcext:value-type="float">
            <text:p>0.125776</text:p>
          </table:table-cell>
          <table:table-cell office:value-type="float" office:value="0.307826" calcext:value-type="float">
            <text:p>0.307826</text:p>
          </table:table-cell>
          <table:table-cell office:value-type="float" office:value="-0.0163177" calcext:value-type="float">
            <text:p>-0.0163177</text:p>
          </table:table-cell>
          <table:table-cell office:value-type="float" office:value="0.429063" calcext:value-type="float">
            <text:p>0.429063</text:p>
          </table:table-cell>
          <table:table-cell office:value-type="float" office:value="-0.0389905" calcext:value-type="float">
            <text:p>-0.0389905</text:p>
          </table:table-cell>
          <table:table-cell office:value-type="float" office:value="-0.695578" calcext:value-type="float">
            <text:p>-0.695578</text:p>
          </table:table-cell>
          <table:table-cell office:value-type="float" office:value="-0.461573" calcext:value-type="float">
            <text:p>-0.461573</text:p>
          </table:table-cell>
          <table:table-cell office:value-type="float" office:value="-0.444193" calcext:value-type="float">
            <text:p>-0.444193</text:p>
          </table:table-cell>
          <table:table-cell office:value-type="float" office:value="-0.680722" calcext:value-type="float">
            <text:p>-0.680722</text:p>
          </table:table-cell>
          <table:table-cell office:value-type="float" office:value="-0.0178648" calcext:value-type="float">
            <text:p>-0.0178648</text:p>
          </table:table-cell>
          <table:table-cell office:value-type="float" office:value="0.106179" calcext:value-type="float">
            <text:p>0.106179</text:p>
          </table:table-cell>
          <table:table-cell office:value-type="float" office:value="0.497754" calcext:value-type="float">
            <text:p>0.497754</text:p>
          </table:table-cell>
          <table:table-cell office:value-type="float" office:value="-0.0986259" calcext:value-type="float">
            <text:p>-0.0986259</text:p>
          </table:table-cell>
          <table:table-cell office:value-type="float" office:value="-0.389355" calcext:value-type="float">
            <text:p>-0.38935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0:00:25.386373129</meta:creation-date>
    <dc:date>2019-01-24T10:00:34.691890750</dc:date>
    <meta:editing-duration>PT9S</meta:editing-duration>
    <meta:editing-cycles>1</meta:editing-cycles>
    <meta:document-statistic meta:table-count="1" meta:cell-count="1764" meta:object-count="0"/>
    <meta:generator>LibreOffice/6.0.7.3$Linux_X86_64 LibreOffice_project/00m0$Build-3</meta:generator>
  </office:meta>
</office:document-meta>
</file>